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1.981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4.02cm"/>
    </style:style>
    <style:style style:name="co12" style:family="table-column">
      <style:table-column-properties fo:break-before="auto" style:column-width="2.618cm"/>
    </style:style>
    <style:style style:name="co13" style:family="table-column">
      <style:table-column-properties fo:break-before="auto" style:column-width="3.574cm"/>
    </style:style>
    <style:style style:name="co14" style:family="table-column">
      <style:table-column-properties fo:break-before="auto" style:column-width="4.657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3.447cm"/>
    </style:style>
    <style:style style:name="co18" style:family="table-column">
      <style:table-column-properties fo:break-before="auto" style:column-width="1.536cm"/>
    </style:style>
    <style:style style:name="co19" style:family="table-column">
      <style:table-column-properties fo:break-before="auto" style:column-width="2.958cm"/>
    </style:style>
    <style:style style:name="co20" style:family="table-column">
      <style:table-column-properties fo:break-before="auto" style:column-width="4.041cm"/>
    </style:style>
    <style:style style:name="co21" style:family="table-column">
      <style:table-column-properties fo:break-before="auto" style:column-width="3.064cm"/>
    </style:style>
    <style:style style:name="co22" style:family="table-column">
      <style:table-column-properties fo:break-before="auto" style:column-width="4.147cm"/>
    </style:style>
    <style:style style:name="co23" style:family="table-column">
      <style:table-column-properties fo:break-before="auto" style:column-width="4.316cm"/>
    </style:style>
    <style:style style:name="co24" style:family="table-column">
      <style:table-column-properties fo:break-before="auto" style:column-width="5.336cm"/>
    </style:style>
    <style:style style:name="co25" style:family="table-column">
      <style:table-column-properties fo:break-before="auto" style:column-width="6.417cm"/>
    </style:style>
    <style:style style:name="co26" style:family="table-column">
      <style:table-column-properties fo:break-before="auto" style:column-width="1.896cm"/>
    </style:style>
    <style:style style:name="co27" style:family="table-column">
      <style:table-column-properties fo:break-before="auto" style:column-width="2.406cm"/>
    </style:style>
    <style:style style:name="co28" style:family="table-column">
      <style:table-column-properties fo:break-before="auto" style:column-width="3.489cm"/>
    </style:style>
    <style:style style:name="co29" style:family="table-column">
      <style:table-column-properties fo:break-before="auto" style:column-width="4.634cm"/>
    </style:style>
    <style:style style:name="co30" style:family="table-column">
      <style:table-column-properties fo:break-before="auto" style:column-width="1.642cm"/>
    </style:style>
    <style:style style:name="co31" style:family="table-column">
      <style:table-column-properties fo:break-before="auto" style:column-width="2.768cm"/>
    </style:style>
    <style:style style:name="co32" style:family="table-column">
      <style:table-column-properties fo:break-before="auto" style:column-width="3cm"/>
    </style:style>
    <style:style style:name="co33" style:family="table-column">
      <style:table-column-properties fo:break-before="auto" style:column-width="4.083cm"/>
    </style:style>
    <style:style style:name="co34" style:family="table-column">
      <style:table-column-properties fo:break-before="auto" style:column-width="5.228cm"/>
    </style:style>
    <style:style style:name="co35" style:family="table-column">
      <style:table-column-properties fo:break-before="auto" style:column-width="2.554cm"/>
    </style:style>
    <style:style style:name="co36" style:family="table-column">
      <style:table-column-properties fo:break-before="auto" style:column-width="3.743cm"/>
    </style:style>
    <style:style style:name="co37" style:family="table-column">
      <style:table-column-properties fo:break-before="auto" style:column-width="2.681cm"/>
    </style:style>
    <style:style style:name="co38" style:family="table-column">
      <style:table-column-properties fo:break-before="auto" style:column-width="3.764cm"/>
    </style:style>
    <style:style style:name="co39" style:family="table-column">
      <style:table-column-properties fo:break-before="auto" style:column-width="3.637cm"/>
    </style:style>
    <style:style style:name="co40" style:family="table-column">
      <style:table-column-properties fo:break-before="auto" style:column-width="4.72cm"/>
    </style:style>
    <style:style style:name="co41" style:family="table-column">
      <style:table-column-properties fo:break-before="auto" style:column-width="3.106cm"/>
    </style:style>
    <style:style style:name="co42" style:family="table-column">
      <style:table-column-properties fo:break-before="auto" style:column-width="2.066cm"/>
    </style:style>
    <style:style style:name="co43" style:family="table-column">
      <style:table-column-properties fo:break-before="auto" style:column-width="3.404cm"/>
    </style:style>
    <style:style style:name="co44" style:family="table-column">
      <style:table-column-properties fo:break-before="auto" style:column-width="3.828cm"/>
    </style:style>
    <style:style style:name="co45" style:family="table-column">
      <style:table-column-properties fo:break-before="auto" style:column-width="1.408cm"/>
    </style:style>
    <style:style style:name="co46" style:family="table-column">
      <style:table-column-properties fo:break-before="auto" style:column-width="3.425cm"/>
    </style:style>
    <style:style style:name="co47" style:family="table-column">
      <style:table-column-properties fo:break-before="auto" style:column-width="3.997cm"/>
    </style:style>
    <style:style style:name="co48" style:family="table-column">
      <style:table-column-properties fo:break-before="auto" style:column-width="3.276cm"/>
    </style:style>
    <style:style style:name="co49" style:family="table-column">
      <style:table-column-properties fo:break-before="auto" style:column-width="4.359cm"/>
    </style:style>
    <style:style style:name="co50" style:family="table-column">
      <style:table-column-properties fo:break-before="auto" style:column-width="4.613cm"/>
    </style:style>
    <style:style style:name="co51" style:family="table-column">
      <style:table-column-properties fo:break-before="auto" style:column-width="5.017cm"/>
    </style:style>
    <style:style style:name="co52" style:family="table-column">
      <style:table-column-properties fo:break-before="auto" style:column-width="2.448cm"/>
    </style:style>
    <style:style style:name="co53" style:family="table-column">
      <style:table-column-properties fo:break-before="auto" style:column-width="3.17cm"/>
    </style:style>
    <style:style style:name="co54" style:family="table-column">
      <style:table-column-properties fo:break-before="auto" style:column-width="4.932cm"/>
    </style:style>
    <style:style style:name="co55" style:family="table-column">
      <style:table-column-properties fo:break-before="auto" style:column-width="6.057cm"/>
    </style:style>
    <style:style style:name="co56" style:family="table-column">
      <style:table-column-properties fo:break-before="auto" style:column-width="1.6cm"/>
    </style:style>
    <style:style style:name="co57" style:family="table-column">
      <style:table-column-properties fo:break-before="auto" style:column-width="1.875cm"/>
    </style:style>
    <style:style style:name="co58" style:family="table-column">
      <style:table-column-properties fo:break-before="auto" style:column-width="4.189cm"/>
    </style:style>
    <style:style style:name="co59" style:family="table-column">
      <style:table-column-properties fo:break-before="auto" style:column-width="5.038cm"/>
    </style:style>
    <style:style style:name="co60" style:family="table-column">
      <style:table-column-properties fo:break-before="auto" style:column-width="3.212cm"/>
    </style:style>
    <style:style style:name="co61" style:family="table-column">
      <style:table-column-properties fo:break-before="auto" style:column-width="4.295cm"/>
    </style:style>
    <style:style style:name="co62" style:family="table-column">
      <style:table-column-properties fo:break-before="auto" style:column-width="5.144cm"/>
    </style:style>
    <style:style style:name="co63" style:family="table-column">
      <style:table-column-properties fo:break-before="auto" style:column-width="6.163cm"/>
    </style:style>
    <style:style style:name="co64" style:family="table-column">
      <style:table-column-properties fo:break-before="auto" style:column-width="7.246cm"/>
    </style:style>
    <style:style style:name="co65" style:family="table-column">
      <style:table-column-properties fo:break-before="auto" style:column-width="3.849cm"/>
    </style:style>
    <style:style style:name="co66" style:family="table-column">
      <style:table-column-properties fo:break-before="auto" style:column-width="3.149cm"/>
    </style:style>
    <style:style style:name="co67" style:family="table-column">
      <style:table-column-properties fo:break-before="auto" style:column-width="4.232cm"/>
    </style:style>
    <style:style style:name="co68" style:family="table-column">
      <style:table-column-properties fo:break-before="auto" style:column-width="2.237cm"/>
    </style:style>
    <style:style style:name="co69" style:family="table-column">
      <style:table-column-properties fo:break-before="auto" style:column-width="3.318cm"/>
    </style:style>
    <style:style style:name="co70" style:family="table-column">
      <style:table-column-properties fo:break-before="auto" style:column-width="2.385cm"/>
    </style:style>
    <style:style style:name="co71" style:family="table-column">
      <style:table-column-properties fo:break-before="auto" style:column-width="3.468cm"/>
    </style:style>
    <style:style style:name="co72" style:family="table-column">
      <style:table-column-properties fo:break-before="auto" style:column-width="2.321cm"/>
    </style:style>
    <style:style style:name="co73" style:family="table-column">
      <style:table-column-properties fo:break-before="auto" style:column-width="4.591cm"/>
    </style:style>
    <style:style style:name="co74" style:family="table-column">
      <style:table-column-properties fo:break-before="auto" style:column-width="1.621cm"/>
    </style:style>
    <style:style style:name="co75" style:family="table-column">
      <style:table-column-properties fo:break-before="auto" style:column-width="2.491cm"/>
    </style:style>
    <style:style style:name="co76" style:family="table-column">
      <style:table-column-properties fo:break-before="auto" style:column-width="2.831cm"/>
    </style:style>
    <style:style style:name="co77" style:family="table-column">
      <style:table-column-properties fo:break-before="auto" style:column-width="2.66cm"/>
    </style:style>
    <style:style style:name="co78" style:family="table-column">
      <style:table-column-properties fo:break-before="auto" style:column-width="2.639cm"/>
    </style:style>
    <style:style style:name="co79" style:family="table-column">
      <style:table-column-properties fo:break-before="auto" style:column-width="2.3cm"/>
    </style:style>
    <style:style style:name="co80" style:family="table-column">
      <style:table-column-properties fo:break-before="auto" style:column-width="2.596cm"/>
    </style:style>
    <style:style style:name="co81" style:family="table-column">
      <style:table-column-properties fo:break-before="auto" style:column-width="2.895cm"/>
    </style:style>
    <style:style style:name="co82" style:family="table-column">
      <style:table-column-properties fo:break-before="auto" style:column-width="2.512cm"/>
    </style:style>
    <style:style style:name="co83" style:family="table-column">
      <style:table-column-properties fo:break-before="auto" style:column-width="4.062cm"/>
    </style:style>
    <style:style style:name="co84" style:family="table-column">
      <style:table-column-properties fo:break-before="auto" style:column-width="4.528cm"/>
    </style:style>
    <style:style style:name="co85" style:family="table-column">
      <style:table-column-properties fo:break-before="auto" style:column-width="3.722cm"/>
    </style:style>
    <style:style style:name="co86" style:family="table-column">
      <style:table-column-properties fo:break-before="auto" style:column-width="4.486cm"/>
    </style:style>
    <style:style style:name="co87" style:family="table-column">
      <style:table-column-properties fo:break-before="auto" style:column-width="3.806cm"/>
    </style:style>
    <style:style style:name="co88" style:family="table-column">
      <style:table-column-properties fo:break-before="auto" style:column-width="4.443cm"/>
    </style:style>
    <style:style style:name="co89" style:family="table-column">
      <style:table-column-properties fo:break-before="auto" style:column-width="3.701cm"/>
    </style:style>
    <style:style style:name="co90" style:family="table-column">
      <style:table-column-properties fo:break-before="auto" style:column-width="4.38cm"/>
    </style:style>
    <style:style style:name="co91" style:family="table-column">
      <style:table-column-properties fo:break-before="auto" style:column-width="3.51cm"/>
    </style:style>
    <style:style style:name="co92" style:family="table-column">
      <style:table-column-properties fo:break-before="auto" style:column-width="3.339cm"/>
    </style:style>
    <style:style style:name="co93" style:family="table-column">
      <style:table-column-properties fo:break-before="auto" style:column-width="3.891cm"/>
    </style:style>
    <style:style style:name="co94" style:family="table-column">
      <style:table-column-properties fo:break-before="auto" style:column-width="4.678cm"/>
    </style:style>
    <style:style style:name="co95" style:family="table-column">
      <style:table-column-properties fo:break-before="auto" style:column-width="3.383cm"/>
    </style:style>
    <style:style style:name="co96" style:family="table-column">
      <style:table-column-properties fo:break-before="auto" style:column-width="3.87cm"/>
    </style:style>
    <style:style style:name="co9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17" table:default-cell-style-name="Default"/>
        <table:table-column table:style-name="co45" table:default-cell-style-name="Default"/>
        <table:table-column table:style-name="co17" table:default-cell-style-name="Default"/>
        <table:table-column table:style-name="co45" table:default-cell-style-name="Default"/>
        <table:table-column table:style-name="co17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1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3" table:default-cell-style-name="Default"/>
        <table:table-column table:style-name="co73" table:default-cell-style-name="Default"/>
        <table:table-column table:style-name="co66" table:default-cell-style-name="Default"/>
        <table:table-column table:style-name="co5" table:default-cell-style-name="Default"/>
        <table:table-column table:style-name="co8" table:default-cell-style-name="Default"/>
        <table:table-column table:style-name="co74" table:default-cell-style-name="Default"/>
        <table:table-column table:style-name="co53" table:default-cell-style-name="Default"/>
        <table:table-column table:style-name="co17" table:default-cell-style-name="Default"/>
        <table:table-column table:style-name="co7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6" table:default-cell-style-name="Default"/>
        <table:table-column table:style-name="co17" table:number-columns-repeated="3" table:default-cell-style-name="Default"/>
        <table:table-column table:style-name="co5" table:number-columns-repeated="4" table:default-cell-style-name="Default"/>
        <table:table-column table:style-name="co77" table:default-cell-style-name="Default"/>
        <table:table-column table:style-name="co46" table:default-cell-style-name="Default"/>
        <table:table-column table:style-name="co5" table:number-columns-repeated="3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7" table:number-columns-repeated="2" table:default-cell-style-name="Default"/>
        <table:table-column table:style-name="co5" table:number-columns-repeated="4" table:default-cell-style-name="Default"/>
        <table:table-column table:style-name="co71" table:default-cell-style-name="Default"/>
        <table:table-column table:style-name="co5" table:number-columns-repeated="2" table:default-cell-style-name="Default"/>
        <table:table-column table:style-name="co17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8" table:default-cell-style-name="Default"/>
        <table:table-column table:style-name="co41" table:default-cell-style-name="Default"/>
        <table:table-column table:style-name="co79" table:default-cell-style-name="Default"/>
        <table:table-column table:style-name="co31" table:default-cell-style-name="Default"/>
        <table:table-column table:style-name="co80" table:default-cell-style-name="Default"/>
        <table:table-column table:style-name="co21" table:default-cell-style-name="Default"/>
        <table:table-column table:style-name="co70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8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23" table:default-cell-style-name="Default"/>
        <table:table-column table:style-name="co5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6" table:default-cell-style-name="Default"/>
        <table:table-column table:style-name="co90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85" table:default-cell-style-name="Default"/>
        <table:table-column table:style-name="co44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4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43" table:default-cell-style-name="Default"/>
        <table:table-column table:style-name="co92" table:default-cell-style-name="Default"/>
        <table:table-column table:style-name="co17" table:number-columns-repeated="2" table:default-cell-style-name="Default"/>
        <table:table-column table:style-name="co95" table:default-cell-style-name="Default"/>
        <table:table-column table:style-name="co5" table:default-cell-style-name="Default"/>
        <table:table-column table:style-name="co60" table:default-cell-style-name="Default"/>
        <table:table-column table:style-name="co5" table:default-cell-style-name="Default"/>
        <table:table-column table:style-name="co96" table:default-cell-style-name="Default"/>
        <table:table-column table:style-name="co97" table:number-columns-repeated="833" table:default-cell-style-name="Default"/>
        <table:table-row table:style-name="ro1">
          <table:table-cell table:style-name="ce1" office:value-type="string" calcext:value-type="string">
            <text:p>Portal</text:p>
          </table:table-cell>
          <table:table-cell table:style-name="ce1" office:value-type="string" calcext:value-type="string">
            <text:p>Portalsoftware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Roh_pro_DS</text:p>
          </table:table-cell>
          <table:table-cell table:style-name="ce1" office:value-type="string" calcext:value-type="string">
            <text:p>Titel_Laenge</text:p>
          </table:table-cell>
          <table:table-cell table:style-name="ce1" office:value-type="string" calcext:value-type="string">
            <text:p>Beschreibung_DS</text:p>
          </table:table-cell>
          <table:table-cell table:style-name="ce1" office:value-type="string" calcext:value-type="string">
            <text:p>Beschreibung_DS_Anteil</text:p>
          </table:table-cell>
          <table:table-cell table:style-name="ce1" office:value-type="string" calcext:value-type="string">
            <text:p>Beschreibung_Laenge</text:p>
          </table:table-cell>
          <table:table-cell table:style-name="ce1" office:value-type="string" calcext:value-type="string">
            <text:p>Autor_einz</text:p>
          </table:table-cell>
          <table:table-cell table:style-name="ce1" office:value-type="string" calcext:value-type="string">
            <text:p>DS_Autor_valide</text:p>
          </table:table-cell>
          <table:table-cell table:style-name="ce1" office:value-type="string" calcext:value-type="string">
            <text:p>DS_Autor_valide_Anteil</text:p>
          </table:table-cell>
          <table:table-cell table:style-name="ce1" office:value-type="string" calcext:value-type="string">
            <text:p>Verwalter_einz</text:p>
          </table:table-cell>
          <table:table-cell table:style-name="ce1" office:value-type="string" calcext:value-type="string">
            <text:p>DS_Verwalter_valide</text:p>
          </table:table-cell>
          <table:table-cell table:style-name="ce1" office:value-type="string" calcext:value-type="string">
            <text:p>DS_Verwalter_valide_Anteil</text:p>
          </table:table-cell>
          <table:table-cell table:style-name="ce1" office:value-type="string" calcext:value-type="string">
            <text:p>URL_einz</text:p>
          </table:table-cell>
          <table:table-cell table:style-name="ce1" office:value-type="string" calcext:value-type="string">
            <text:p>DS_URL</text:p>
          </table:table-cell>
          <table:table-cell table:style-name="ce1" office:value-type="string" calcext:value-type="string">
            <text:p>DS_URL_Anteil</text:p>
          </table:table-cell>
          <table:table-cell table:style-name="ce1" office:value-type="string" calcext:value-type="string">
            <text:p>DS_geo</text:p>
          </table:table-cell>
          <table:table-cell table:style-name="ce1" office:value-type="string" calcext:value-type="string">
            <text:p>DS_geo_Anteil</text:p>
          </table:table-cell>
          <table:table-cell table:style-name="ce1" office:value-type="string" calcext:value-type="string">
            <text:p>DS_Erstelldatum</text:p>
          </table:table-cell>
          <table:table-cell table:style-name="ce1" office:value-type="string" calcext:value-type="string">
            <text:p>DS_Erstelldatum_Anteil</text:p>
          </table:table-cell>
          <table:table-cell table:style-name="ce1" office:value-type="string" calcext:value-type="string">
            <text:p>Erstelldatum_Zeitspanne</text:p>
          </table:table-cell>
          <table:table-cell table:style-name="ce1" office:value-type="string" calcext:value-type="string">
            <text:p>DS_Updatedatum</text:p>
          </table:table-cell>
          <table:table-cell table:style-name="ce1" office:value-type="string" calcext:value-type="string">
            <text:p>DS_Updatedatum_Anteil</text:p>
          </table:table-cell>
          <table:table-cell table:style-name="ce1" office:value-type="string" calcext:value-type="string">
            <text:p>Updatedatum_Zeitspanne</text:p>
          </table:table-cell>
          <table:table-cell table:style-name="ce1" office:value-type="string" calcext:value-type="string">
            <text:p>Updatedatum_ung_Erstelldatum</text:p>
          </table:table-cell>
          <table:table-cell table:style-name="ce1" office:value-type="string" calcext:value-type="string">
            <text:p>Updatedatum_ung_Erstelldatum_Anteil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Tags_einz</text:p>
          </table:table-cell>
          <table:table-cell table:style-name="ce1" office:value-type="string" calcext:value-type="string">
            <text:p>DS_mit_Tags</text:p>
          </table:table-cell>
          <table:table-cell table:style-name="ce1" office:value-type="string" calcext:value-type="string">
            <text:p>DS_mit_Tags_Anteil</text:p>
          </table:table-cell>
          <table:table-cell table:style-name="ce1" office:value-type="string" calcext:value-type="string">
            <text:p>Tags_pro_DS_Durchschnitt</text:p>
          </table:table-cell>
          <table:table-cell table:style-name="ce1" office:value-type="string" calcext:value-type="string">
            <text:p>Gruppen</text:p>
          </table:table-cell>
          <table:table-cell table:style-name="ce1" office:value-type="string" calcext:value-type="string">
            <text:p>Gruppen_einzig</text:p>
          </table:table-cell>
          <table:table-cell table:style-name="ce1" office:value-type="string" calcext:value-type="string">
            <text:p>DS_mit_Gruppen</text:p>
          </table:table-cell>
          <table:table-cell table:style-name="ce1" office:value-type="string" calcext:value-type="string">
            <text:p>DS_mit_Gruppen_Anteil</text:p>
          </table:table-cell>
          <table:table-cell table:style-name="ce1" office:value-type="string" calcext:value-type="string">
            <text:p>Gruppen_pro_DS_Durchschnitt</text:p>
          </table:table-cell>
          <table:table-cell table:style-name="ce1" office:value-type="string" calcext:value-type="string">
            <text:p>Lizenzen_einz</text:p>
          </table:table-cell>
          <table:table-cell table:style-name="ce1" office:value-type="string" calcext:value-type="string">
            <text:p>Lizenzen_offen_Anteil</text:p>
          </table:table-cell>
          <table:table-cell table:style-name="ce1" office:value-type="string" calcext:value-type="string">
            <text:p>DS_mit_Lizenz</text:p>
          </table:table-cell>
          <table:table-cell table:style-name="ce1" office:value-type="string" calcext:value-type="string">
            <text:p>DS_mit_Lizenz_Anteil</text:p>
          </table:table-cell>
          <table:table-cell table:style-name="ce1" office:value-type="string" calcext:value-type="string">
            <text:p>DS_mit_Lizenz_offen</text:p>
          </table:table-cell>
          <table:table-cell table:style-name="ce1" office:value-type="string" calcext:value-type="string">
            <text:p>DS_mit_Lizenz_offen_Anteil</text:p>
          </table:table-cell>
          <table:table-cell table:style-name="ce1" office:value-type="string" calcext:value-type="string">
            <text:p>Roh</text:p>
          </table:table-cell>
          <table:table-cell table:style-name="ce1" office:value-type="string" calcext:value-type="string">
            <text:p>Link_intern_Anteil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online_Anteil</text:p>
          </table:table-cell>
          <table:table-cell table:style-name="ce1" office:value-type="string" calcext:value-type="string">
            <text:p>offline</text:p>
          </table:table-cell>
          <table:table-cell table:style-name="ce1" office:value-type="string" calcext:value-type="string">
            <text:p>offline_Anteil</text:p>
          </table:table-cell>
          <table:table-cell table:style-name="ce1" office:value-type="string" calcext:value-type="string">
            <text:p>Name_Anteil</text:p>
          </table:table-cell>
          <table:table-cell table:style-name="ce1" office:value-type="string" calcext:value-type="string">
            <text:p>Name_einz</text:p>
          </table:table-cell>
          <table:table-cell table:style-name="ce1" office:value-type="string" calcext:value-type="string">
            <text:p>Name_einz_Laenge</text:p>
          </table:table-cell>
          <table:table-cell table:style-name="ce1" office:value-type="string" calcext:value-type="string">
            <text:p>DS_Name_einz_Anteil</text:p>
          </table:table-cell>
          <table:table-cell table:style-name="ce1" office:value-type="string" calcext:value-type="string">
            <text:p>valid_0</text:p>
          </table:table-cell>
          <table:table-cell table:style-name="ce1" office:value-type="string" calcext:value-type="string">
            <text:p>valid_0_Anteil</text:p>
          </table:table-cell>
          <table:table-cell table:style-name="ce1" office:value-type="string" calcext:value-type="string">
            <text:p>valid_1</text:p>
          </table:table-cell>
          <table:table-cell table:style-name="ce1" office:value-type="string" calcext:value-type="string">
            <text:p>valid_1_Anteil</text:p>
          </table:table-cell>
          <table:table-cell table:style-name="ce1" office:value-type="string" calcext:value-type="string">
            <text:p>valid_2</text:p>
          </table:table-cell>
          <table:table-cell table:style-name="ce1" office:value-type="string" calcext:value-type="string">
            <text:p>valid_2_Anteil</text:p>
          </table:table-cell>
          <table:table-cell table:style-name="ce1" office:value-type="string" calcext:value-type="string">
            <text:p>valid_3</text:p>
          </table:table-cell>
          <table:table-cell table:style-name="ce1" office:value-type="string" calcext:value-type="string">
            <text:p>valid_3_Anteil</text:p>
          </table:table-cell>
          <table:table-cell table:style-name="ce1" office:value-type="string" calcext:value-type="string">
            <text:p>valid_4</text:p>
          </table:table-cell>
          <table:table-cell table:style-name="ce1" office:value-type="string" calcext:value-type="string">
            <text:p>valid_4_Anteil</text:p>
          </table:table-cell>
          <table:table-cell table:style-name="ce1" office:value-type="string" calcext:value-type="string">
            <text:p>valid_5</text:p>
          </table:table-cell>
          <table:table-cell table:style-name="ce1" office:value-type="string" calcext:value-type="string">
            <text:p>valid_5_Anteil</text:p>
          </table:table-cell>
          <table:table-cell table:style-name="ce1" office:value-type="string" calcext:value-type="string">
            <text:p>Beschreibung_Roh</text:p>
          </table:table-cell>
          <table:table-cell table:style-name="ce1" office:value-type="string" calcext:value-type="string">
            <text:p>Beschreibung_Roh_Anteil</text:p>
          </table:table-cell>
          <table:table-cell table:style-name="ce1" office:value-type="string" calcext:value-type="string">
            <text:p>Beschreibung_Roh_Laenge</text:p>
          </table:table-cell>
          <table:table-cell table:style-name="ce1" office:value-type="string" calcext:value-type="string">
            <text:p>Fehler_Durchschnitt</text:p>
          </table:table-cell>
          <table:table-cell table:style-name="ce1" office:value-type="string" calcext:value-type="string">
            <text:p>Fehler_pro_Roh_Durchschnitt</text:p>
          </table:table-cell>
          <table:table-cell table:style-name="ce1" office:value-type="string" calcext:value-type="string">
            <text:p>Dateityp_einz</text:p>
          </table:table-cell>
          <table:table-cell table:style-name="ce1" office:value-type="string" calcext:value-type="string">
            <text:p>Dateityp_gegeben_Anteil</text:p>
          </table:table-cell>
          <table:table-cell table:style-name="ce1" office:value-type="string" calcext:value-type="string">
            <text:p>DateitypReal_einz</text:p>
          </table:table-cell>
          <table:table-cell table:style-name="ce1" office:value-type="string" calcext:value-type="string">
            <text:p>DateitypReal_gegeben_Anteil</text:p>
          </table:table-cell>
          <table:table-cell table:style-name="ce1" office:value-type="string" calcext:value-type="string">
            <text:p>DateitypReal_einz_DS_Durchschnitt</text:p>
          </table:table-cell>
          <table:table-cell table:style-name="ce1" office:value-type="string" calcext:value-type="string">
            <text:p>Roh_ML</text:p>
          </table:table-cell>
          <table:table-cell table:style-name="ce1" office:value-type="string" calcext:value-type="string">
            <text:p>Roh_ML_Anteil</text:p>
          </table:table-cell>
          <table:table-cell table:style-name="ce1" office:value-type="string" calcext:value-type="string">
            <text:p>Roh_offen</text:p>
          </table:table-cell>
          <table:table-cell table:style-name="ce1" office:value-type="string" calcext:value-type="string">
            <text:p>Roh_offen_Anteil</text:p>
          </table:table-cell>
          <table:table-cell table:style-name="ce1" office:value-type="string" calcext:value-type="string">
            <text:p>Roh_Erstelldatum</text:p>
          </table:table-cell>
          <table:table-cell table:style-name="ce1" office:value-type="string" calcext:value-type="string">
            <text:p>Roh_Erstelldatum_Anteil</text:p>
          </table:table-cell>
          <table:table-cell table:style-name="ce1" office:value-type="string" calcext:value-type="string">
            <text:p>Roh_Erstelldatum_Zeitspanne</text:p>
          </table:table-cell>
          <table:table-cell table:style-name="ce1" office:value-type="string" calcext:value-type="string">
            <text:p>Roh_Updatedatum</text:p>
          </table:table-cell>
          <table:table-cell table:style-name="ce1" office:value-type="string" calcext:value-type="string">
            <text:p>Roh_Updatedatum_Anteil</text:p>
          </table:table-cell>
          <table:table-cell table:style-name="ce1" office:value-type="string" calcext:value-type="string">
            <text:p>Roh_Updatedatum_Zeitspanne</text:p>
          </table:table-cell>
          <table:table-cell table:style-name="ce1" office:value-type="string" calcext:value-type="string">
            <text:p>Roh_Updatedatum_ung_Erstelldatum</text:p>
          </table:table-cell>
          <table:table-cell table:style-name="ce1" office:value-type="string" calcext:value-type="string">
            <text:p>Roh_Updatedatum_ung_Erstelldatum_Anteil</text:p>
          </table:table-cell>
          <table:table-cell table:style-name="ce1" office:value-type="string" calcext:value-type="string">
            <text:p>Roh_validierbar</text:p>
          </table:table-cell>
          <table:table-cell table:style-name="ce1" office:value-type="string" calcext:value-type="string">
            <text:p>Roh_validierbar_Anteil</text:p>
          </table:table-cell>
          <table:table-cell table:style-name="ce1" office:value-type="string" calcext:value-type="string">
            <text:p>Fehler_validierbar_Durchschnitt</text:p>
          </table:table-cell>
          <table:table-cell table:style-name="ce1" office:value-type="string" calcext:value-type="string">
            <text:p>Roh_Fehler_Zelle</text:p>
          </table:table-cell>
          <table:table-cell table:style-name="ce1" office:value-type="string" calcext:value-type="string">
            <text:p>Roh_Fehler_Zelle_Anteil</text:p>
          </table:table-cell>
          <table:table-cell table:style-name="ce1" office:value-type="string" calcext:value-type="string">
            <text:p>Roh_Fehler_Reihe</text:p>
          </table:table-cell>
          <table:table-cell table:style-name="ce1" office:value-type="string" calcext:value-type="string">
            <text:p>Roh_Fehler_Reihe_Anteil</text:p>
          </table:table-cell>
          <table:table-cell table:style-name="ce1" office:value-type="string" calcext:value-type="string">
            <text:p>Roh_Fehler_Label</text:p>
          </table:table-cell>
          <table:table-cell table:style-name="ce1" office:value-type="string" calcext:value-type="string">
            <text:p>Roh_Fehler_Label_Anteil</text:p>
          </table:table-cell>
          <table:table-cell table:style-name="ce1" office:value-type="string" calcext:value-type="string">
            <text:p>Fehler_Zelle</text:p>
          </table:table-cell>
          <table:table-cell table:style-name="ce1" office:value-type="string" calcext:value-type="string">
            <text:p>Fehler_Zelle_Anteil</text:p>
          </table:table-cell>
          <table:table-cell table:style-name="ce1" office:value-type="string" calcext:value-type="string">
            <text:p>Fehler_Reihe</text:p>
          </table:table-cell>
          <table:table-cell table:style-name="ce1" office:value-type="string" calcext:value-type="string">
            <text:p>Fehler_Reihe_Anteil</text:p>
          </table:table-cell>
          <table:table-cell table:style-name="ce1" office:value-type="string" calcext:value-type="string">
            <text:p>Fehler_Label</text:p>
          </table:table-cell>
          <table:table-cell table:style-name="ce1" office:value-type="string" calcext:value-type="string">
            <text:p>Fehler_Label_Anteil</text:p>
          </table:table-cell>
          <table:table-cell table:style-name="ce1" office:value-type="string" calcext:value-type="string">
            <text:p>Dateigroesse_Durchschnitt</text:p>
          </table:table-cell>
          <table:table-cell table:style-name="ce1" office:value-type="string" calcext:value-type="string">
            <text:p>Dateigroesse_min</text:p>
          </table:table-cell>
          <table:table-cell table:style-name="ce1" office:value-type="string" calcext:value-type="string">
            <text:p>Dateigroesse_max</text:p>
          </table:table-cell>
          <table:table-cell table:style-name="ce1" office:value-type="string" calcext:value-type="string">
            <text:p>Dateigroesse_Summe</text:p>
          </table:table-cell>
          <table:table-cell table:style-name="ce1" office:value-type="string" calcext:value-type="string">
            <text:p>gen_titel</text:p>
          </table:table-cell>
          <table:table-cell table:style-name="ce1" office:value-type="string" calcext:value-type="string">
            <text:p>gen_beschreibung</text:p>
          </table:table-cell>
          <table:table-cell table:style-name="ce1" office:value-type="string" calcext:value-type="string">
            <text:p>gen_tags</text:p>
          </table:table-cell>
          <table:table-cell table:style-name="ce1" office:value-type="string" calcext:value-type="string">
            <text:p>gen_geodaten</text:p>
          </table:table-cell>
          <table:table-cell table:style-name="ce1" office:value-type="string" calcext:value-type="string">
            <text:p>gen_metaValidit�t</text:p>
          </table:table-cell>
          <table:table-cell table:style-name="ce1" office:value-type="string" calcext:value-type="string">
            <text:p>gen_score</text:p>
          </table:table-cell>
          <table:table-cell table:style-name="ce1" office:value-type="string" calcext:value-type="string">
            <text:p>gen_gewScore</text:p>
          </table:table-cell>
          <table:table-cell table:style-name="ce1" office:value-type="string" calcext:value-type="string">
            <text:p>vollst_gewVollst</text:p>
          </table:table-cell>
          <table:table-cell table:style-name="ce1" office:value-type="string" calcext:value-type="string">
            <text:p>vollst_rohZelle</text:p>
          </table:table-cell>
          <table:table-cell table:style-name="ce1" office:value-type="string" calcext:value-type="string">
            <text:p>vollst_rohReihe</text:p>
          </table:table-cell>
          <table:table-cell table:style-name="ce1" office:value-type="string" calcext:value-type="string">
            <text:p>vollst_rohLabel</text:p>
          </table:table-cell>
          <table:table-cell table:style-name="ce1" office:value-type="string" calcext:value-type="string">
            <text:p>vollst_score</text:p>
          </table:table-cell>
          <table:table-cell table:style-name="ce1" office:value-type="string" calcext:value-type="string">
            <text:p>vollst_gewScore</text:p>
          </table:table-cell>
          <table:table-cell table:style-name="ce1" office:value-type="string" calcext:value-type="string">
            <text:p>akt_updates</text:p>
          </table:table-cell>
          <table:table-cell table:style-name="ce1" office:value-type="string" calcext:value-type="string">
            <text:p>akt_erstellt</text:p>
          </table:table-cell>
          <table:table-cell table:style-name="ce1" office:value-type="string" calcext:value-type="string">
            <text:p>akt_neueDaten</text:p>
          </table:table-cell>
          <table:table-cell table:style-name="ce1" office:value-type="string" calcext:value-type="string">
            <text:p>akt_alterDaten</text:p>
          </table:table-cell>
          <table:table-cell table:style-name="ce1" office:value-type="string" calcext:value-type="string">
            <text:p>akt_score</text:p>
          </table:table-cell>
          <table:table-cell table:style-name="ce1" office:value-type="string" calcext:value-type="string">
            <text:p>akt_gewScore</text:p>
          </table:table-cell>
          <table:table-cell table:style-name="ce1" office:value-type="string" calcext:value-type="string">
            <text:p>abr_linkOnline</text:p>
          </table:table-cell>
          <table:table-cell table:style-name="ce1" office:value-type="string" calcext:value-type="string">
            <text:p>abr_linkIntern</text:p>
          </table:table-cell>
          <table:table-cell table:style-name="ce1" office:value-type="string" calcext:value-type="string">
            <text:p>abr_score</text:p>
          </table:table-cell>
          <table:table-cell table:style-name="ce1" office:value-type="string" calcext:value-type="string">
            <text:p>abr_gewScore</text:p>
          </table:table-cell>
          <table:table-cell table:style-name="ce1" office:value-type="string" calcext:value-type="string">
            <text:p>off_dfML</text:p>
          </table:table-cell>
          <table:table-cell table:style-name="ce1" office:value-type="string" calcext:value-type="string">
            <text:p>off_dfOffen</text:p>
          </table:table-cell>
          <table:table-cell table:style-name="ce1" office:value-type="string" calcext:value-type="string">
            <text:p>off_lizenzOffen</text:p>
          </table:table-cell>
          <table:table-cell table:style-name="ce1" office:value-type="string" calcext:value-type="string">
            <text:p>off_score</text:p>
          </table:table-cell>
          <table:table-cell table:style-name="ce1" office:value-type="string" calcext:value-type="string">
            <text:p>off_gewScore</text:p>
          </table:table-cell>
          <table:table-cell table:style-name="ce1" office:value-type="string" calcext:value-type="string">
            <text:p>kon_autorValide</text:p>
          </table:table-cell>
          <table:table-cell table:style-name="ce1" office:value-type="string" calcext:value-type="string">
            <text:p>kon_verwalterValide</text:p>
          </table:table-cell>
          <table:table-cell table:style-name="ce1" office:value-type="string" calcext:value-type="string">
            <text:p>kon_score</text:p>
          </table:table-cell>
          <table:table-cell table:style-name="ce1" office:value-type="string" calcext:value-type="string">
            <text:p>kon_gewScore</text:p>
          </table:table-cell>
          <table:table-cell table:style-name="ce1" office:value-type="string" calcext:value-type="string">
            <text:p>rue_quelle</text:p>
          </table:table-cell>
          <table:table-cell table:style-name="ce1" office:value-type="string" calcext:value-type="string">
            <text:p>rue_score</text:p>
          </table:table-cell>
          <table:table-cell table:style-name="ce1" office:value-type="string" calcext:value-type="string">
            <text:p>rue_gewScore</text:p>
          </table:table-cell>
          <table:table-cell table:style-name="ce1" office:value-type="string" calcext:value-type="string">
            <text:p>val_rdLesbar</text:p>
          </table:table-cell>
          <table:table-cell table:style-name="ce1" office:value-type="string" calcext:value-type="string">
            <text:p>val_rdValide</text:p>
          </table:table-cell>
          <table:table-cell table:style-name="ce1" office:value-type="string" calcext:value-type="string">
            <text:p>val_score</text:p>
          </table:table-cell>
          <table:table-cell table:style-name="ce1" office:value-type="string" calcext:value-type="string">
            <text:p>val_gewScore</text:p>
          </table:table-cell>
          <table:table-cell table:style-name="ce1" office:value-type="string" calcext:value-type="string">
            <text:p>div_durchEndp</text:p>
          </table:table-cell>
          <table:table-cell table:style-name="ce1" office:value-type="string" calcext:value-type="string">
            <text:p>div_varianceEndp</text:p>
          </table:table-cell>
          <table:table-cell table:style-name="ce1" office:value-type="string" calcext:value-type="string">
            <text:p>div_durchDF</text:p>
          </table:table-cell>
          <table:table-cell table:style-name="ce1" office:value-type="string" calcext:value-type="string">
            <text:p>div_varianceDF</text:p>
          </table:table-cell>
          <table:table-cell table:style-name="ce1" office:value-type="string" calcext:value-type="string">
            <text:p>div_durchTags</text:p>
          </table:table-cell>
          <table:table-cell table:style-name="ce1" office:value-type="string" calcext:value-type="string">
            <text:p>div_varianceTags</text:p>
          </table:table-cell>
          <table:table-cell table:style-name="ce1" office:value-type="string" calcext:value-type="string">
            <text:p>div_anteilOrg</text:p>
          </table:table-cell>
          <table:table-cell table:style-name="ce1" office:value-type="string" calcext:value-type="string">
            <text:p>div_varianceOrg</text:p>
          </table:table-cell>
          <table:table-cell table:style-name="ce1" office:value-type="string" calcext:value-type="string">
            <text:p>div_score</text:p>
          </table:table-cell>
          <table:table-cell table:style-name="ce1" office:value-type="string" calcext:value-type="string">
            <text:p>div_gewScore</text:p>
          </table:table-cell>
          <table:table-cell table:style-name="ce1" office:value-type="string" calcext:value-type="string">
            <text:p>portalEbene_neueDaten</text:p>
          </table:table-cell>
          <table:table-cell table:style-name="ce1" office:value-type="string" calcext:value-type="string">
            <text:p>portalEbene_durchEndp</text:p>
          </table:table-cell>
          <table:table-cell table:style-name="ce1" office:value-type="string" calcext:value-type="string">
            <text:p>portalEbene_varianceEndp</text:p>
          </table:table-cell>
          <table:table-cell table:style-name="ce1" office:value-type="string" calcext:value-type="string">
            <text:p>portalEbene_durchDF</text:p>
          </table:table-cell>
          <table:table-cell table:style-name="ce1" office:value-type="string" calcext:value-type="string">
            <text:p>portalEbene_varianceDF</text:p>
          </table:table-cell>
          <table:table-cell table:style-name="ce1" office:value-type="string" calcext:value-type="string">
            <text:p>portalEbene_durchTags</text:p>
          </table:table-cell>
          <table:table-cell table:style-name="ce1" office:value-type="string" calcext:value-type="string">
            <text:p>portalEbene_varianceTags</text:p>
          </table:table-cell>
          <table:table-cell table:style-name="ce1" office:value-type="string" calcext:value-type="string">
            <text:p>portalEbene_anteilOrg</text:p>
          </table:table-cell>
          <table:table-cell table:style-name="ce1" office:value-type="string" calcext:value-type="string">
            <text:p>portalEbene_varianceOrg</text:p>
          </table:table-cell>
          <table:table-cell table:style-name="ce1" office:value-type="string" calcext:value-type="string">
            <text:p>portalEbene_score</text:p>
          </table:table-cell>
          <table:table-cell table:style-name="ce1" office:value-type="string" calcext:value-type="string">
            <text:p>metaEbene_metaValidit�t</text:p>
          </table:table-cell>
          <table:table-cell table:style-name="ce1" office:value-type="string" calcext:value-type="string">
            <text:p>metaEbene_geodaten</text:p>
          </table:table-cell>
          <table:table-cell table:style-name="ce1" office:value-type="string" calcext:value-type="string">
            <text:p>metaEbene_titel</text:p>
          </table:table-cell>
          <table:table-cell table:style-name="ce1" office:value-type="string" calcext:value-type="string">
            <text:p>metaEbene_beschreibung</text:p>
          </table:table-cell>
          <table:table-cell table:style-name="ce1" office:value-type="string" calcext:value-type="string">
            <text:p>metaEbene_tags</text:p>
          </table:table-cell>
          <table:table-cell table:style-name="ce1" office:value-type="string" calcext:value-type="string">
            <text:p>metaEbene_gewVollst</text:p>
          </table:table-cell>
          <table:table-cell table:style-name="ce1" office:value-type="string" calcext:value-type="string">
            <text:p>metaEbene_updates</text:p>
          </table:table-cell>
          <table:table-cell table:style-name="ce1" office:value-type="string" calcext:value-type="string">
            <text:p>metaEbene_erstellt</text:p>
          </table:table-cell>
          <table:table-cell table:style-name="ce1" office:value-type="string" calcext:value-type="string">
            <text:p>metaEbene_alterDaten</text:p>
          </table:table-cell>
          <table:table-cell table:style-name="ce1" office:value-type="string" calcext:value-type="string">
            <text:p>metaEbene_linkIntern</text:p>
          </table:table-cell>
          <table:table-cell table:style-name="ce1" office:value-type="string" calcext:value-type="string">
            <text:p>metaEbene_linkOnline</text:p>
          </table:table-cell>
          <table:table-cell table:style-name="ce1" office:value-type="string" calcext:value-type="string">
            <text:p>metaEbene_lizenzOffen</text:p>
          </table:table-cell>
          <table:table-cell table:style-name="ce1" office:value-type="string" calcext:value-type="string">
            <text:p>metaEbene_autorValide</text:p>
          </table:table-cell>
          <table:table-cell table:style-name="ce1" office:value-type="string" calcext:value-type="string">
            <text:p>metaEbene_verwalterValide</text:p>
          </table:table-cell>
          <table:table-cell table:style-name="ce1" office:value-type="string" calcext:value-type="string">
            <text:p>metaEbene_quelle</text:p>
          </table:table-cell>
          <table:table-cell table:style-name="ce1" office:value-type="string" calcext:value-type="string">
            <text:p>metaEbene_score</text:p>
          </table:table-cell>
          <table:table-cell table:style-name="ce1" office:value-type="string" calcext:value-type="string">
            <text:p>rohEbene_rohZelle</text:p>
          </table:table-cell>
          <table:table-cell table:style-name="ce1" office:value-type="string" calcext:value-type="string">
            <text:p>rohEbene_rohReihe</text:p>
          </table:table-cell>
          <table:table-cell table:style-name="ce1" office:value-type="string" calcext:value-type="string">
            <text:p>rohEbene_rohLabel</text:p>
          </table:table-cell>
          <table:table-cell table:style-name="ce1" office:value-type="string" calcext:value-type="string">
            <text:p>rohEbene_dfML</text:p>
          </table:table-cell>
          <table:table-cell table:style-name="ce1" office:value-type="string" calcext:value-type="string">
            <text:p>rohEbene_dfOffen</text:p>
          </table:table-cell>
          <table:table-cell table:style-name="ce1" office:value-type="string" calcext:value-type="string">
            <text:p>rohEbene_rdLesbar</text:p>
          </table:table-cell>
          <table:table-cell table:style-name="ce1" office:value-type="string" calcext:value-type="string">
            <text:p>rohEbene_rdValide</text:p>
          </table:table-cell>
          <table:table-cell table:style-name="ce1" office:value-type="string" calcext:value-type="string">
            <text:p>rohEbene_score</text:p>
          </table:table-cell>
          <table:table-cell table:style-name="ce1" office:value-type="string" calcext:value-type="string">
            <text:p>gesamt_score</text:p>
          </table:table-cell>
          <table:table-cell table:style-name="ce1" office:value-type="string" calcext:value-type="string">
            <text:p>gesamt_score_ebenen</text:p>
          </table:table-cell>
          <table:table-cell table:style-name="ce1" table:number-columns-repeated="83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9.85777777777778" calcext:value-type="float">
            <text:p>9,85777777777778</text:p>
          </table:table-cell>
          <table:table-cell office:value-type="float" office:value="20.7155555555556" calcext:value-type="float">
            <text:p>20,7155555555556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389.795555555556" calcext:value-type="float">
            <text:p>389,7955555555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.982222222222222" calcext:value-type="float">
            <text:p>0,982222222222222</text:p>
          </table:table-cell>
          <table:table-cell office:value-type="float" office:value="1806" calcext:value-type="float">
            <text:p>1806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8.02666666666667" calcext:value-type="float">
            <text:p>8,02666666666667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.73333333333333" calcext:value-type="float">
            <text:p>1,7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35.7090909090909" calcext:value-type="float">
            <text:p>35,7090909090909</text:p>
          </table:table-cell>
          <table:table-cell office:value-type="float" office:value="0.196122633002705" calcext:value-type="float">
            <text:p>0,196122633002705</text:p>
          </table:table-cell>
          <table:table-cell office:value-type="float" office:value="74" calcext:value-type="float">
            <text:p>74</text:p>
          </table:table-cell>
          <table:table-cell office:value-type="float" office:value="0.0333633904418395" calcext:value-type="float">
            <text:p>0,03336339044184</text:p>
          </table:table-cell>
          <table:table-cell office:value-type="float" office:value="712" calcext:value-type="float">
            <text:p>712</text:p>
          </table:table-cell>
          <table:table-cell office:value-type="float" office:value="0.321009918845807" calcext:value-type="float">
            <text:p>0,321009918845807</text:p>
          </table:table-cell>
          <table:table-cell office:value-type="float" office:value="1431" calcext:value-type="float">
            <text:p>1431</text:p>
          </table:table-cell>
          <table:table-cell office:value-type="float" office:value="0.645175834084761" calcext:value-type="float">
            <text:p>0,645175834084761</text:p>
          </table:table-cell>
          <table:table-cell office:value-type="float" office:value="1" calcext:value-type="float">
            <text:p>1</text:p>
          </table:table-cell>
          <table:table-cell office:value-type="float" office:value="0.000450856627592426" calcext:value-type="float">
            <text:p>0,000450856627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0.474752028854824" calcext:value-type="float">
            <text:p>0,474752028854824</text:p>
          </table:table-cell>
          <table:table-cell office:value-type="float" office:value="549.321937321937" calcext:value-type="float">
            <text:p>549,321937321937</text:p>
          </table:table-cell>
          <table:table-cell table:number-columns-repeated="2" office:value-type="float" office:value="197.5" calcext:value-type="float">
            <text:p>197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.79555555555556" calcext:value-type="float">
            <text:p>5,79555555555556</text:p>
          </table:table-cell>
          <table:table-cell office:value-type="float" office:value="1708" calcext:value-type="float">
            <text:p>1708</text:p>
          </table:table-cell>
          <table:table-cell office:value-type="float" office:value="0.770063119927863" calcext:value-type="float">
            <text:p>0,770063119927863</text:p>
          </table:table-cell>
          <table:table-cell office:value-type="float" office:value="1429" calcext:value-type="float">
            <text:p>1429</text:p>
          </table:table-cell>
          <table:table-cell office:value-type="float" office:value="0.644274120829576" calcext:value-type="float">
            <text:p>0,644274120829576</text:p>
          </table:table-cell>
          <table:table-cell office:value-type="float" office:value="2218" calcext:value-type="float">
            <text:p>2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0.728133453561767" calcext:value-type="float">
            <text:p>0,728133453561767</text:p>
          </table:table-cell>
          <table:table-cell office:value-type="float" office:value="786" calcext:value-type="float">
            <text:p>786</text:p>
          </table:table-cell>
          <table:table-cell office:value-type="float" office:value="0.354373309287647" calcext:value-type="float">
            <text:p>0,354373309287647</text:p>
          </table:table-cell>
          <table:table-cell office:value-type="float" office:value="18.5941475826972" calcext:value-type="float">
            <text:p>18,5941475826972</text:p>
          </table:table-cell>
          <table:table-cell office:value-type="float" office:value="64" calcext:value-type="float">
            <text:p>64</text:p>
          </table:table-cell>
          <table:table-cell office:value-type="float" office:value="0.0814249363867685" calcext:value-type="float">
            <text:p>0,081424936386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7226463104326" calcext:value-type="float">
            <text:p>0,001272264631043</text:p>
          </table:table-cell>
          <table:table-cell office:value-type="float" office:value="14069" calcext:value-type="float">
            <text:p>14069</text:p>
          </table:table-cell>
          <table:table-cell office:value-type="float" office:value="0.962641122134793" calcext:value-type="float">
            <text:p>0,96264112213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889497092028737" calcext:value-type="float">
            <text:p>0,000889497092029</text:p>
          </table:table-cell>
          <table:table-cell office:value-type="float" office:value="2094301.61910828" calcext:value-type="float">
            <text:p>2094301,61910828</text:p>
          </table:table-cell>
          <table:table-cell office:value-type="float" office:value="771" calcext:value-type="float">
            <text:p>771</text:p>
          </table:table-cell>
          <table:table-cell office:value-type="float" office:value="344230007" calcext:value-type="float">
            <text:p>344230007</text:p>
          </table:table-cell>
          <table:table-cell office:value-type="float" office:value="1644026771" calcext:value-type="float">
            <text:p>16440267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8.66666666666667" calcext:value-type="float">
            <text:p>8,66666666666667</text:p>
          </table:table-cell>
          <table:table-cell office:value-type="float" office:value="6.65" calcext:value-type="float">
            <text:p>6,65</text:p>
          </table:table-cell>
          <table:table-cell office:value-type="float" office:value="0.135135135135135" calcext:value-type="float">
            <text:p>0,135135135135135</text:p>
          </table:table-cell>
          <table:table-cell office:value-type="float" office:value="1" calcext:value-type="float">
            <text:p>1</text:p>
          </table:table-cell>
          <table:table-cell office:value-type="float" office:value="0.986486486486486" calcext:value-type="float">
            <text:p>0,986486486486486</text:p>
          </table:table-cell>
          <table:table-cell table:number-columns-repeated="2" office:value-type="float" office:value="8.77162162162162" calcext:value-type="float">
            <text:p>8,771621621621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4444444444444" calcext:value-type="float">
            <text:p>0,124444444444444</text:p>
          </table:table-cell>
          <table:table-cell office:value-type="float" office:value="8.12444444444444" calcext:value-type="float">
            <text:p>8,12444444444444</text:p>
          </table:table-cell>
          <table:table-cell office:value-type="float" office:value="5.68711111111111" calcext:value-type="float">
            <text:p>5,687111111111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.08025247971145" calcext:value-type="float">
            <text:p>3,08025247971145</text:p>
          </table:table-cell>
          <table:table-cell office:value-type="float" office:value="1.28854824165915" calcext:value-type="float">
            <text:p>1,28854824165915</text:p>
          </table:table-cell>
          <table:table-cell office:value-type="float" office:value="4" calcext:value-type="float">
            <text:p>4</text:p>
          </table:table-cell>
          <table:table-cell office:value-type="float" office:value="8.3688007213706" calcext:value-type="float">
            <text:p>8,3688007213706</text:p>
          </table:table-cell>
          <table:table-cell office:value-type="float" office:value="6.69504057709648" calcext:value-type="float">
            <text:p>6,695040577096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9364675984752" calcext:value-type="float">
            <text:p>4,99364675984752</text:p>
          </table:table-cell>
          <table:table-cell office:value-type="float" office:value="4.52350698856417" calcext:value-type="float">
            <text:p>4,52350698856417</text:p>
          </table:table-cell>
          <table:table-cell table:number-columns-repeated="2" office:value-type="float" office:value="9.51715374841169" calcext:value-type="float">
            <text:p>9,51715374841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65" calcext:value-type="float">
            <text:p>6,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24444444444444" calcext:value-type="float">
            <text:p>0,12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4.4411111111111" calcext:value-type="float">
            <text:p>54,4411111111111</text:p>
          </table:table-cell>
          <table:table-cell office:value-type="float" office:value="0.135135135135135" calcext:value-type="float">
            <text:p>0,135135135135135</text:p>
          </table:table-cell>
          <table:table-cell office:value-type="float" office:value="1" calcext:value-type="float">
            <text:p>1</text:p>
          </table:table-cell>
          <table:table-cell office:value-type="float" office:value="0.986486486486486" calcext:value-type="float">
            <text:p>0,986486486486486</text:p>
          </table:table-cell>
          <table:table-cell office:value-type="float" office:value="3.08025247971145" calcext:value-type="float">
            <text:p>3,08025247971145</text:p>
          </table:table-cell>
          <table:table-cell office:value-type="float" office:value="1.28854824165915" calcext:value-type="float">
            <text:p>1,28854824165915</text:p>
          </table:table-cell>
          <table:table-cell office:value-type="float" office:value="4.99364675984752" calcext:value-type="float">
            <text:p>4,99364675984752</text:p>
          </table:table-cell>
          <table:table-cell office:value-type="float" office:value="4.52350698856417" calcext:value-type="float">
            <text:p>4,52350698856417</text:p>
          </table:table-cell>
          <table:table-cell office:value-type="float" office:value="16.0075760914039" calcext:value-type="float">
            <text:p>16,0075760914039</text:p>
          </table:table-cell>
          <table:table-cell office:value-type="float" office:value="58.0875937249076" calcext:value-type="float">
            <text:p>58,0875937249076</text:p>
          </table:table-cell>
          <table:table-cell office:value-type="float" office:value="79.948687202515" calcext:value-type="float">
            <text:p>79,948687202515</text:p>
          </table:table-cell>
          <table:table-cell table:number-columns-repeated="83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.40963855421687" calcext:value-type="float">
            <text:p>1,40963855421687</text:p>
          </table:table-cell>
          <table:table-cell office:value-type="float" office:value="45.7771084337349" calcext:value-type="float">
            <text:p>45,7771084337349</text:p>
          </table:table-cell>
          <table:table-cell office:value-type="float" office:value="164" calcext:value-type="float">
            <text:p>164</text:p>
          </table:table-cell>
          <table:table-cell office:value-type="float" office:value="0.987951807228916" calcext:value-type="float">
            <text:p>0,987951807228916</text:p>
          </table:table-cell>
          <table:table-cell office:value-type="float" office:value="376.969512195122" calcext:value-type="float">
            <text:p>376,96951219512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.771084337349398" calcext:value-type="float">
            <text:p>0,77108433734939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301204819277108" calcext:value-type="float">
            <text:p>0,0301204819277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433734939759036" calcext:value-type="float">
            <text:p>0,43373493975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86144578313253" calcext:value-type="float">
            <text:p>0,86144578313253</text:p>
          </table:table-cell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0.975903614457831" calcext:value-type="float">
            <text:p>0,975903614457831</text:p>
          </table:table-cell>
          <table:table-cell office:value-type="float" office:value="1.7289156626506" calcext:value-type="float">
            <text:p>1,7289156626506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0.831325301204819" calcext:value-type="float">
            <text:p>0,831325301204819</text:p>
          </table:table-cell>
          <table:table-cell office:value-type="float" office:value="0.897590361445783" calcext:value-type="float">
            <text:p>0,897590361445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982905982905983" calcext:value-type="float">
            <text:p>0,98290598290598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0.982905982905983" calcext:value-type="float">
            <text:p>0,982905982905983</text:p>
          </table:table-cell>
          <table:table-cell office:value-type="float" office:value="7" calcext:value-type="float">
            <text:p>7</text:p>
          </table:table-cell>
          <table:table-cell office:value-type="float" office:value="0.0299145299145299" calcext:value-type="float">
            <text:p>0,02991452991453</text:p>
          </table:table-cell>
          <table:table-cell office:value-type="float" office:value="220" calcext:value-type="float">
            <text:p>220</text:p>
          </table:table-cell>
          <table:table-cell office:value-type="float" office:value="0.94017094017094" calcext:value-type="float">
            <text:p>0,94017094017094</text:p>
          </table:table-cell>
          <table:table-cell office:value-type="float" office:value="6" calcext:value-type="float">
            <text:p>6</text:p>
          </table:table-cell>
          <table:table-cell office:value-type="float" office:value="0.0256410256410256" calcext:value-type="float">
            <text:p>0,025641025641026</text:p>
          </table:table-cell>
          <table:table-cell office:value-type="float" office:value="1" calcext:value-type="float">
            <text:p>1</text:p>
          </table:table-cell>
          <table:table-cell office:value-type="float" office:value="0.00427350427350427" calcext:value-type="float">
            <text:p>0,004273504273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803418803418803" calcext:value-type="float">
            <text:p>0,803418803418803</text:p>
          </table:table-cell>
          <table:table-cell office:value-type="float" office:value="393.382978723404" calcext:value-type="float">
            <text:p>393,382978723404</text:p>
          </table:table-cell>
          <table:table-cell table:number-columns-repeated="2" office:value-type="float" office:value="412.714285714286" calcext:value-type="float">
            <text:p>412,7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2409638554217" calcext:value-type="float">
            <text:p>1,02409638554217</text:p>
          </table:table-cell>
          <table:table-cell office:value-type="float" office:value="233" calcext:value-type="float">
            <text:p>233</text:p>
          </table:table-cell>
          <table:table-cell office:value-type="float" office:value="0.995726495726496" calcext:value-type="float">
            <text:p>0,99572649572649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94017094017094" calcext:value-type="float">
            <text:p>0,9401709401709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508547008547009" calcext:value-type="float">
            <text:p>0,508547008547009</text:p>
          </table:table-cell>
          <table:table-cell office:value-type="float" office:value="227" calcext:value-type="float">
            <text:p>227</text:p>
          </table:table-cell>
          <table:table-cell office:value-type="float" office:value="0.97008547008547" calcext:value-type="float">
            <text:p>0,97008547008547</text:p>
          </table:table-cell>
          <table:table-cell office:value-type="float" office:value="12.726872246696" calcext:value-type="float">
            <text:p>12,726872246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215859030837" calcext:value-type="float">
            <text:p>0,0132158590308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214607130494981" calcext:value-type="float">
            <text:p>0,021460713049498</text:p>
          </table:table-cell>
          <table:table-cell office:value-type="float" office:value="314099.157894737" calcext:value-type="float">
            <text:p>314099,157894737</text:p>
          </table:table-cell>
          <table:table-cell office:value-type="float" office:value="401" calcext:value-type="float">
            <text:p>401</text:p>
          </table:table-cell>
          <table:table-cell office:value-type="float" office:value="3517866" calcext:value-type="float">
            <text:p>3517866</text:p>
          </table:table-cell>
          <table:table-cell office:value-type="float" office:value="71614608" calcext:value-type="float">
            <text:p>71614608</text:p>
          </table:table-cell>
          <table:table-cell office:value-type="float" office:value="4" calcext:value-type="float">
            <text:p>4</text:p>
          </table:table-cell>
          <table:table-cell office:value-type="float" office:value="2.96385542168675" calcext:value-type="float">
            <text:p>2,96385542168675</text:p>
          </table:table-cell>
          <table:table-cell office:value-type="float" office:value="0.975903614457831" calcext:value-type="float">
            <text:p>0,975903614457831</text:p>
          </table:table-cell>
          <table:table-cell office:value-type="float" office:value="0" calcext:value-type="float">
            <text:p>0</text:p>
          </table:table-cell>
          <table:table-cell office:value-type="float" office:value="0.677710843373494" calcext:value-type="float">
            <text:p>0,677710843373494</text:p>
          </table:table-cell>
          <table:table-cell table:number-columns-repeated="2" office:value-type="float" office:value="8.61746987951807" calcext:value-type="float">
            <text:p>8,61746987951807</text:p>
          </table:table-cell>
          <table:table-cell office:value-type="float" office:value="6.54879518072289" calcext:value-type="float">
            <text:p>6,54879518072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2" office:value-type="float" office:value="9.12022375215146" calcext:value-type="float">
            <text:p>9,120223752151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16867469879518" calcext:value-type="float">
            <text:p>0,216867469879518</text:p>
          </table:table-cell>
          <table:table-cell office:value-type="float" office:value="8.21686746987952" calcext:value-type="float">
            <text:p>8,21686746987952</text:p>
          </table:table-cell>
          <table:table-cell office:value-type="float" office:value="5.75180722891566" calcext:value-type="float">
            <text:p>5,75180722891566</text:p>
          </table:table-cell>
          <table:table-cell office:value-type="float" office:value="9" calcext:value-type="float">
            <text:p>9</text:p>
          </table:table-cell>
          <table:table-cell office:value-type="float" office:value="0.982905982905983" calcext:value-type="float">
            <text:p>0,982905982905983</text:p>
          </table:table-cell>
          <table:table-cell table:number-columns-repeated="2" office:value-type="float" office:value="9.98290598290598" calcext:value-type="float">
            <text:p>9,98290598290598</text:p>
          </table:table-cell>
          <table:table-cell office:value-type="float" office:value="3.98290598290598" calcext:value-type="float">
            <text:p>3,982905982905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98290598290598" calcext:value-type="float">
            <text:p>9,98290598290598</text:p>
          </table:table-cell>
          <table:table-cell office:value-type="float" office:value="7.98632478632479" calcext:value-type="float">
            <text:p>7,98632478632479</text:p>
          </table:table-cell>
          <table:table-cell office:value-type="float" office:value="3.07228915662651" calcext:value-type="float">
            <text:p>3,07228915662651</text:p>
          </table:table-cell>
          <table:table-cell office:value-type="float" office:value="4.92469879518072" calcext:value-type="float">
            <text:p>4,92469879518072</text:p>
          </table:table-cell>
          <table:table-cell office:value-type="float" office:value="7.99698795180723" calcext:value-type="float">
            <text:p>7,99698795180723</text:p>
          </table:table-cell>
          <table:table-cell office:value-type="float" office:value="2.39909638554217" calcext:value-type="float">
            <text:p>2,399096385542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82456140350877" calcext:value-type="float">
            <text:p>4,82456140350877</text:p>
          </table:table-cell>
          <table:table-cell table:number-columns-repeated="2" office:value-type="float" office:value="9.82456140350877" calcext:value-type="float">
            <text:p>9,82456140350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0.677710843373494" calcext:value-type="float">
            <text:p>0,6777108433734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6385542168675" calcext:value-type="float">
            <text:p>2,96385542168675</text:p>
          </table:table-cell>
          <table:table-cell office:value-type="float" office:value="0.975903614457831" calcext:value-type="float">
            <text:p>0,975903614457831</text:p>
          </table:table-cell>
          <table:table-cell office:value-type="float" office:value="6.54879518072289" calcext:value-type="float">
            <text:p>6,548795180722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16867469879518" calcext:value-type="float">
            <text:p>0,216867469879518</text:p>
          </table:table-cell>
          <table:table-cell office:value-type="float" office:value="0.982905982905983" calcext:value-type="float">
            <text:p>0,9829059829059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.07228915662651" calcext:value-type="float">
            <text:p>3,07228915662651</text:p>
          </table:table-cell>
          <table:table-cell office:value-type="float" office:value="4.92469879518072" calcext:value-type="float">
            <text:p>4,92469879518072</text:p>
          </table:table-cell>
          <table:table-cell office:value-type="float" office:value="10" calcext:value-type="float">
            <text:p>10</text:p>
          </table:table-cell>
          <table:table-cell office:value-type="float" office:value="53.3630264648337" calcext:value-type="float">
            <text:p>53,3630264648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3.98290598290598" calcext:value-type="float">
            <text:p>3,982905982905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2456140350877" calcext:value-type="float">
            <text:p>4,82456140350877</text:p>
          </table:table-cell>
          <table:table-cell office:value-type="float" office:value="18.3788959578433" calcext:value-type="float">
            <text:p>18,3788959578433</text:p>
          </table:table-cell>
          <table:table-cell office:value-type="float" office:value="57.9323894188669" calcext:value-type="float">
            <text:p>57,9323894188669</text:p>
          </table:table-cell>
          <table:table-cell office:value-type="float" office:value="76.241922422677" calcext:value-type="float">
            <text:p>76,241922422677</text:p>
          </table:table-cell>
          <table:table-cell table:number-columns-repeated="8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.60975609756098" calcext:value-type="float">
            <text:p>3,60975609756098</text:p>
          </table:table-cell>
          <table:table-cell office:value-type="float" office:value="28.7317073170732" calcext:value-type="float">
            <text:p>28,731707317073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7.731707317073" calcext:value-type="float">
            <text:p>157,7317073170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853658536585366" calcext:value-type="float">
            <text:p>0,8536585365853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170731707317073" calcext:value-type="float">
            <text:p>0,170731707317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975609756097561" calcext:value-type="float">
            <text:p>0,975609756097561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.58536585365854" calcext:value-type="float">
            <text:p>2,5853658536585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1.26829268292683" calcext:value-type="float">
            <text:p>1,268292682926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993243243243243" calcext:value-type="float">
            <text:p>0,993243243243243</text:p>
          </table:table-cell>
          <table:table-cell office:value-type="float" office:value="147" calcext:value-type="float">
            <text:p>147</text:p>
          </table:table-cell>
          <table:table-cell office:value-type="float" office:value="0.993243243243243" calcext:value-type="float">
            <text:p>0,993243243243243</text:p>
          </table:table-cell>
          <table:table-cell office:value-type="float" office:value="1" calcext:value-type="float">
            <text:p>1</text:p>
          </table:table-cell>
          <table:table-cell office:value-type="float" office:value="0.00675675675675676" calcext:value-type="float">
            <text:p>0,006756756756757</text:p>
          </table:table-cell>
          <table:table-cell office:value-type="float" office:value="0.608108108108108" calcext:value-type="float">
            <text:p>0,608108108108108</text:p>
          </table:table-cell>
          <table:table-cell office:value-type="float" office:value="81" calcext:value-type="float">
            <text:p>81</text:p>
          </table:table-cell>
          <table:table-cell office:value-type="float" office:value="36.6875" calcext:value-type="float">
            <text:p>36,6875</text:p>
          </table:table-cell>
          <table:table-cell office:value-type="float" office:value="0.547297297297297" calcext:value-type="float">
            <text:p>0,547297297297297</text:p>
          </table:table-cell>
          <table:table-cell office:value-type="float" office:value="46" calcext:value-type="float">
            <text:p>46</text:p>
          </table:table-cell>
          <table:table-cell office:value-type="float" office:value="0.310810810810811" calcext:value-type="float">
            <text:p>0,310810810810811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office:value-type="float" office:value="0.175675675675676" calcext:value-type="float">
            <text:p>0,175675675675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35135135135135" calcext:value-type="float">
            <text:p>0,013513513513514</text:p>
          </table:table-cell>
          <table:table-cell office:value-type="float" office:value="131" calcext:value-type="float">
            <text:p>131</text:p>
          </table:table-cell>
          <table:table-cell office:value-type="float" office:value="0.885135135135135" calcext:value-type="float">
            <text:p>0,885135135135135</text:p>
          </table:table-cell>
          <table:table-cell office:value-type="float" office:value="53.1984732824427" calcext:value-type="float">
            <text:p>53,1984732824427</text:p>
          </table:table-cell>
          <table:table-cell table:number-columns-repeated="2" office:value-type="float" office:value="1.10869565217391" calcext:value-type="float">
            <text:p>1,1086956521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29268292682927" calcext:value-type="float">
            <text:p>1,29268292682927</text:p>
          </table:table-cell>
          <table:table-cell office:value-type="float" office:value="129" calcext:value-type="float">
            <text:p>129</text:p>
          </table:table-cell>
          <table:table-cell office:value-type="float" office:value="0.871621621621622" calcext:value-type="float">
            <text:p>0,871621621621622</text:p>
          </table:table-cell>
          <table:table-cell office:value-type="float" office:value="146" calcext:value-type="float">
            <text:p>146</text:p>
          </table:table-cell>
          <table:table-cell office:value-type="float" office:value="0.986486486486486" calcext:value-type="float">
            <text:p>0,98648648648648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817567567567567" calcext:value-type="float">
            <text:p>0,817567567567567</text:p>
          </table:table-cell>
          <table:table-cell office:value-type="float" office:value="0.425" calcext:value-type="float">
            <text:p>0,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380165289256198" calcext:value-type="float">
            <text:p>0,3801652892561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901960784313726" calcext:value-type="float">
            <text:p>0,901960784313726</text:p>
          </table:table-cell>
          <table:table-cell office:value-type="float" office:value="32742.4344262295" calcext:value-type="float">
            <text:p>32742,4344262295</text:p>
          </table:table-cell>
          <table:table-cell office:value-type="float" office:value="85" calcext:value-type="float">
            <text:p>85</text:p>
          </table:table-cell>
          <table:table-cell office:value-type="float" office:value="2647649" calcext:value-type="float">
            <text:p>2647649</text:p>
          </table:table-cell>
          <table:table-cell office:value-type="float" office:value="3994577" calcext:value-type="float">
            <text:p>39945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3170731707317" calcext:value-type="float">
            <text:p>0,573170731707317</text:p>
          </table:table-cell>
          <table:table-cell table:number-columns-repeated="2" office:value-type="float" office:value="8.57317073170732" calcext:value-type="float">
            <text:p>8,57317073170732</text:p>
          </table:table-cell>
          <table:table-cell office:value-type="float" office:value="6.28292682926829" calcext:value-type="float">
            <text:p>6,28292682926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28292682926829" calcext:value-type="float">
            <text:p>8,282926829268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8.93918918918919" calcext:value-type="float">
            <text:p>8,93918918918919</text:p>
          </table:table-cell>
          <table:table-cell office:value-type="float" office:value="0.993243243243243" calcext:value-type="float">
            <text:p>0,993243243243243</text:p>
          </table:table-cell>
          <table:table-cell table:number-columns-repeated="2" office:value-type="float" office:value="9.93243243243243" calcext:value-type="float">
            <text:p>9,93243243243243</text:p>
          </table:table-cell>
          <table:table-cell office:value-type="float" office:value="3.48648648648649" calcext:value-type="float">
            <text:p>3,48648648648649</text:p>
          </table:table-cell>
          <table:table-cell office:value-type="float" office:value="1.97297297297297" calcext:value-type="float">
            <text:p>1,97297297297297</text:p>
          </table:table-cell>
          <table:table-cell office:value-type="float" office:value="4" calcext:value-type="float">
            <text:p>4</text:p>
          </table:table-cell>
          <table:table-cell office:value-type="float" office:value="9.45945945945946" calcext:value-type="float">
            <text:p>9,45945945945946</text:p>
          </table:table-cell>
          <table:table-cell office:value-type="float" office:value="7.56756756756757" calcext:value-type="float">
            <text:p>7,56756756756757</text:p>
          </table:table-cell>
          <table:table-cell office:value-type="float" office:value="5" calcext:value-type="float">
            <text:p>5</text:p>
          </table:table-cell>
          <table:table-cell office:value-type="float" office:value="2.86585365853659" calcext:value-type="float">
            <text:p>2,86585365853659</text:p>
          </table:table-cell>
          <table:table-cell office:value-type="float" office:value="7.86585365853659" calcext:value-type="float">
            <text:p>7,86585365853659</text:p>
          </table:table-cell>
          <table:table-cell office:value-type="float" office:value="2.35975609756098" calcext:value-type="float">
            <text:p>2,3597560975609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27868852459" calcext:value-type="float">
            <text:p>3,0327868852459</text:p>
          </table:table-cell>
          <table:table-cell table:number-columns-repeated="2" office:value-type="float" office:value="8.0327868852459" calcext:value-type="float">
            <text:p>8,03278688524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3.25" calcext:value-type="float">
            <text:p>3,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0.573170731707317" calcext:value-type="float">
            <text:p>0,573170731707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28292682926829" calcext:value-type="float">
            <text:p>6,282926829268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243243243243" calcext:value-type="float">
            <text:p>0,993243243243243</text:p>
          </table:table-cell>
          <table:table-cell office:value-type="float" office:value="8.93918918918919" calcext:value-type="float">
            <text:p>8,939189189189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6585365853659" calcext:value-type="float">
            <text:p>2,86585365853659</text:p>
          </table:table-cell>
          <table:table-cell office:value-type="float" office:value="10" calcext:value-type="float">
            <text:p>10</text:p>
          </table:table-cell>
          <table:table-cell office:value-type="float" office:value="52.6543836519446" calcext:value-type="float">
            <text:p>52,6543836519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8648648648649" calcext:value-type="float">
            <text:p>3,48648648648649</text:p>
          </table:table-cell>
          <table:table-cell office:value-type="float" office:value="1.97297297297297" calcext:value-type="float">
            <text:p>1,97297297297297</text:p>
          </table:table-cell>
          <table:table-cell office:value-type="float" office:value="5" calcext:value-type="float">
            <text:p>5</text:p>
          </table:table-cell>
          <table:table-cell office:value-type="float" office:value="3.0327868852459" calcext:value-type="float">
            <text:p>3,0327868852459</text:p>
          </table:table-cell>
          <table:table-cell office:value-type="float" office:value="15.4922463447054" calcext:value-type="float">
            <text:p>15,4922463447054</text:p>
          </table:table-cell>
          <table:table-cell office:value-type="float" office:value="56.5986405437825" calcext:value-type="float">
            <text:p>56,5986405437825</text:p>
          </table:table-cell>
          <table:table-cell office:value-type="float" office:value="76.64662999665" calcext:value-type="float">
            <text:p>76,64662999665</text:p>
          </table:table-cell>
          <table:table-cell table:number-columns-repeated="8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7.12260536398467" calcext:value-type="float">
            <text:p>7,12260536398467</text:p>
          </table:table-cell>
          <table:table-cell office:value-type="float" office:value="55.3141762452107" calcext:value-type="float">
            <text:p>55,314176245210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513.92337164751" calcext:value-type="float">
            <text:p>1513,923371647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383141762452107" calcext:value-type="float">
            <text:p>0,0038314176245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381" calcext:value-type="float">
            <text:p>38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0.996168582375479" calcext:value-type="float">
            <text:p>0,996168582375479</text:p>
          </table:table-cell>
          <table:table-cell office:value-type="float" office:value="1.45977011494253" calcext:value-type="float">
            <text:p>1,459770114942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.980842911877395" calcext:value-type="float">
            <text:p>0,9808429118773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996168582375479" calcext:value-type="float">
            <text:p>0,996168582375479</text:p>
          </table:table-cell>
          <table:table-cell office:value-type="float" office:value="260" calcext:value-type="float">
            <text:p>260</text:p>
          </table:table-cell>
          <table:table-cell office:value-type="float" office:value="0.996168582375479" calcext:value-type="float">
            <text:p>0,996168582375479</text:p>
          </table:table-cell>
          <table:table-cell office:value-type="float" office:value="1859" calcext:value-type="float">
            <text:p>1859</text:p>
          </table:table-cell>
          <table:table-cell office:value-type="float" office:value="0.943518020441097" calcext:value-type="float">
            <text:p>0,943518020441097</text:p>
          </table:table-cell>
          <table:table-cell office:value-type="float" office:value="1851" calcext:value-type="float">
            <text:p>1851</text:p>
          </table:table-cell>
          <table:table-cell office:value-type="float" office:value="0.995696611081226" calcext:value-type="float">
            <text:p>0,995696611081226</text:p>
          </table:table-cell>
          <table:table-cell office:value-type="float" office:value="8" calcext:value-type="float">
            <text:p>8</text:p>
          </table:table-cell>
          <table:table-cell office:value-type="float" office:value="0.00430338891877353" calcext:value-type="float">
            <text:p>0,004303388918774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57.6451612903226" calcext:value-type="float">
            <text:p>57,6451612903226</text:p>
          </table:table-cell>
          <table:table-cell office:value-type="float" office:value="0.5691231845078" calcext:value-type="float">
            <text:p>0,5691231845078</text:p>
          </table:table-cell>
          <table:table-cell office:value-type="float" office:value="82" calcext:value-type="float">
            <text:p>82</text:p>
          </table:table-cell>
          <table:table-cell office:value-type="float" office:value="0.0441097364174287" calcext:value-type="float">
            <text:p>0,044109736417429</text:p>
          </table:table-cell>
          <table:table-cell office:value-type="float" office:value="1346" calcext:value-type="float">
            <text:p>1346</text:p>
          </table:table-cell>
          <table:table-cell office:value-type="float" office:value="0.724045185583647" calcext:value-type="float">
            <text:p>0,724045185583647</text:p>
          </table:table-cell>
          <table:table-cell office:value-type="float" office:value="428" calcext:value-type="float">
            <text:p>428</text:p>
          </table:table-cell>
          <table:table-cell office:value-type="float" office:value="0.230231307154384" calcext:value-type="float">
            <text:p>0,230231307154384</text:p>
          </table:table-cell>
          <table:table-cell office:value-type="float" office:value="1" calcext:value-type="float">
            <text:p>1</text:p>
          </table:table-cell>
          <table:table-cell office:value-type="float" office:value="0.000537923614846692" calcext:value-type="float">
            <text:p>0,000537923614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107584722969338" calcext:value-type="float">
            <text:p>0,001075847229693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132.734803657881" calcext:value-type="float">
            <text:p>132,734803657881</text:p>
          </table:table-cell>
          <table:table-cell table:number-columns-repeated="2" office:value-type="float" office:value="16.3414634146341" calcext:value-type="float">
            <text:p>16,341463414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9462076385153" calcext:value-type="float">
            <text:p>0,999462076385153</text:p>
          </table:table-cell>
          <table:table-cell office:value-type="float" office:value="2.41085271317829" calcext:value-type="float">
            <text:p>2,41085271317829</text:p>
          </table:table-cell>
          <table:table-cell office:value-type="float" office:value="1597" calcext:value-type="float">
            <text:p>1597</text:p>
          </table:table-cell>
          <table:table-cell office:value-type="float" office:value="0.859064012910167" calcext:value-type="float">
            <text:p>0,859064012910167</text:p>
          </table:table-cell>
          <table:table-cell office:value-type="float" office:value="1731" calcext:value-type="float">
            <text:p>1731</text:p>
          </table:table-cell>
          <table:table-cell office:value-type="float" office:value="0.931145777299623" calcext:value-type="float">
            <text:p>0,931145777299623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0.71382463690156" calcext:value-type="float">
            <text:p>0,71382463690156</text:p>
          </table:table-cell>
          <table:table-cell office:value-type="float" office:value="1436" calcext:value-type="float">
            <text:p>1436</text:p>
          </table:table-cell>
          <table:table-cell office:value-type="float" office:value="0.772458310919849" calcext:value-type="float">
            <text:p>0,772458310919849</text:p>
          </table:table-cell>
          <table:table-cell office:value-type="float" office:value="0.937718684394682" calcext:value-type="float">
            <text:p>0,937718684394682</text:p>
          </table:table-cell>
          <table:table-cell office:value-type="float" office:value="1" calcext:value-type="float">
            <text:p>1</text:p>
          </table:table-cell>
          <table:table-cell office:value-type="float" office:value="0.000696378830083565" calcext:value-type="float">
            <text:p>0,000696378830084</text:p>
          </table:table-cell>
          <table:table-cell office:value-type="float" office:value="19" calcext:value-type="float">
            <text:p>19</text:p>
          </table:table-cell>
          <table:table-cell office:value-type="float" office:value="0.0132311977715877" calcext:value-type="float">
            <text:p>0,01323119777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746268656716418" calcext:value-type="float">
            <text:p>0,000746268656716</text:p>
          </table:table-cell>
          <table:table-cell office:value-type="float" office:value="84" calcext:value-type="float">
            <text:p>84</text:p>
          </table:table-cell>
          <table:table-cell office:value-type="float" office:value="0.0626865671641791" calcext:value-type="float">
            <text:p>0,06268656716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93.22253324" calcext:value-type="float">
            <text:p>65993,22253324</text:p>
          </table:table-cell>
          <table:table-cell office:value-type="float" office:value="57" calcext:value-type="float">
            <text:p>57</text:p>
          </table:table-cell>
          <table:table-cell office:value-type="float" office:value="3433600" calcext:value-type="float">
            <text:p>3433600</text:p>
          </table:table-cell>
          <table:table-cell office:value-type="float" office:value="94304315" calcext:value-type="float">
            <text:p>943043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6168582375479" calcext:value-type="float">
            <text:p>0,996168582375479</text:p>
          </table:table-cell>
          <table:table-cell office:value-type="float" office:value="0" calcext:value-type="float">
            <text:p>0</text:p>
          </table:table-cell>
          <table:table-cell office:value-type="float" office:value="0.999361430395913" calcext:value-type="float">
            <text:p>0,999361430395913</text:p>
          </table:table-cell>
          <table:table-cell table:number-columns-repeated="2" office:value-type="float" office:value="8.99553001277139" calcext:value-type="float">
            <text:p>8,99553001277139</text:p>
          </table:table-cell>
          <table:table-cell office:value-type="float" office:value="6.27988505747126" calcext:value-type="float">
            <text:p>6,27988505747126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768292682926829" calcext:value-type="float">
            <text:p>0,7682926829268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03598261844687" calcext:value-type="float">
            <text:p>9,035982618446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7049808429119" calcext:value-type="float">
            <text:p>0,567049808429119</text:p>
          </table:table-cell>
          <table:table-cell office:value-type="float" office:value="8.56704980842912" calcext:value-type="float">
            <text:p>8,56704980842912</text:p>
          </table:table-cell>
          <table:table-cell office:value-type="float" office:value="5.99693486590038" calcext:value-type="float">
            <text:p>5,99693486590038</text:p>
          </table:table-cell>
          <table:table-cell office:value-type="float" office:value="8.96126949973104" calcext:value-type="float">
            <text:p>8,96126949973104</text:p>
          </table:table-cell>
          <table:table-cell office:value-type="float" office:value="0.943518020441097" calcext:value-type="float">
            <text:p>0,943518020441097</text:p>
          </table:table-cell>
          <table:table-cell table:number-columns-repeated="2" office:value-type="float" office:value="9.90478752017214" calcext:value-type="float">
            <text:p>9,90478752017214</text:p>
          </table:table-cell>
          <table:table-cell office:value-type="float" office:value="3.43625605164067" calcext:value-type="float">
            <text:p>3,43625605164067</text:p>
          </table:table-cell>
          <table:table-cell office:value-type="float" office:value="1.86229155459925" calcext:value-type="float">
            <text:p>1,86229155459925</text:p>
          </table:table-cell>
          <table:table-cell office:value-type="float" office:value="3.98467432950192" calcext:value-type="float">
            <text:p>3,98467432950192</text:p>
          </table:table-cell>
          <table:table-cell office:value-type="float" office:value="9.28322193574183" calcext:value-type="float">
            <text:p>9,28322193574183</text:p>
          </table:table-cell>
          <table:table-cell office:value-type="float" office:value="7.42657754859346" calcext:value-type="float">
            <text:p>7,42657754859346</text:p>
          </table:table-cell>
          <table:table-cell office:value-type="float" office:value="4.9904214559387" calcext:value-type="float">
            <text:p>4,9904214559387</text:p>
          </table:table-cell>
          <table:table-cell office:value-type="float" office:value="5" calcext:value-type="float">
            <text:p>5</text:p>
          </table:table-cell>
          <table:table-cell office:value-type="float" office:value="9.9904214559387" calcext:value-type="float">
            <text:p>9,9904214559387</text:p>
          </table:table-cell>
          <table:table-cell office:value-type="float" office:value="2.99712643678161" calcext:value-type="float">
            <text:p>2,99712643678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650593990217" calcext:value-type="float">
            <text:p>4,99650593990217</text:p>
          </table:table-cell>
          <table:table-cell office:value-type="float" office:value="4.70649895178197" calcext:value-type="float">
            <text:p>4,70649895178197</text:p>
          </table:table-cell>
          <table:table-cell table:number-columns-repeated="2" office:value-type="float" office:value="9.70300489168414" calcext:value-type="float">
            <text:p>9,70300489168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9361430395913" calcext:value-type="float">
            <text:p>0,9993614303959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6168582375479" calcext:value-type="float">
            <text:p>0,996168582375479</text:p>
          </table:table-cell>
          <table:table-cell office:value-type="float" office:value="6.27988505747126" calcext:value-type="float">
            <text:p>6,27988505747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7049808429119" calcext:value-type="float">
            <text:p>0,567049808429119</text:p>
          </table:table-cell>
          <table:table-cell office:value-type="float" office:value="0.943518020441097" calcext:value-type="float">
            <text:p>0,943518020441097</text:p>
          </table:table-cell>
          <table:table-cell office:value-type="float" office:value="8.96126949973104" calcext:value-type="float">
            <text:p>8,96126949973104</text:p>
          </table:table-cell>
          <table:table-cell office:value-type="float" office:value="3.98467432950192" calcext:value-type="float">
            <text:p>3,98467432950192</text:p>
          </table:table-cell>
          <table:table-cell office:value-type="float" office:value="4.9904214559387" calcext:value-type="float">
            <text:p>4,99042145593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.7223481842845" calcext:value-type="float">
            <text:p>45,7223481842845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768292682926829" calcext:value-type="float">
            <text:p>0,768292682926829</text:p>
          </table:table-cell>
          <table:table-cell office:value-type="float" office:value="1" calcext:value-type="float">
            <text:p>1</text:p>
          </table:table-cell>
          <table:table-cell office:value-type="float" office:value="3.43625605164067" calcext:value-type="float">
            <text:p>3,43625605164067</text:p>
          </table:table-cell>
          <table:table-cell office:value-type="float" office:value="1.86229155459925" calcext:value-type="float">
            <text:p>1,86229155459925</text:p>
          </table:table-cell>
          <table:table-cell office:value-type="float" office:value="4.99650593990217" calcext:value-type="float">
            <text:p>4,99650593990217</text:p>
          </table:table-cell>
          <table:table-cell office:value-type="float" office:value="4.70649895178197" calcext:value-type="float">
            <text:p>4,70649895178197</text:p>
          </table:table-cell>
          <table:table-cell office:value-type="float" office:value="17.7576500588997" calcext:value-type="float">
            <text:p>17,7576500588997</text:p>
          </table:table-cell>
          <table:table-cell office:value-type="float" office:value="56.55994389435" calcext:value-type="float">
            <text:p>56,55994389435</text:p>
          </table:table-cell>
          <table:table-cell office:value-type="float" office:value="70.4799982431842" calcext:value-type="float">
            <text:p>70,4799982431842</text:p>
          </table:table-cell>
          <table:table-cell table:number-columns-repeated="8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.16867469879518" calcext:value-type="float">
            <text:p>4,16867469879518</text:p>
          </table:table-cell>
          <table:table-cell office:value-type="float" office:value="33.0602409638554" calcext:value-type="float">
            <text:p>33,060240963855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97.048192771084" calcext:value-type="float">
            <text:p>297,04819277108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132530120481928" calcext:value-type="float">
            <text:p>0,1325301204819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36144578313253" calcext:value-type="float">
            <text:p>0,03614457831325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566265060240964" calcext:value-type="float">
            <text:p>0,56626506024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807228915662651" calcext:value-type="float">
            <text:p>0,807228915662651</text:p>
          </table:table-cell>
          <table:table-cell office:value-type="float" office:value="233" calcext:value-type="float">
            <text:p>233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0.927710843373494" calcext:value-type="float">
            <text:p>0,927710843373494</text:p>
          </table:table-cell>
          <table:table-cell office:value-type="float" office:value="2.80722891566265" calcext:value-type="float">
            <text:p>2,80722891566265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75903614457831" calcext:value-type="float">
            <text:p>0,975903614457831</text:p>
          </table:table-cell>
          <table:table-cell office:value-type="float" office:value="1.46987951807229" calcext:value-type="float">
            <text:p>1,46987951807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0.684971098265896" calcext:value-type="float">
            <text:p>0,684971098265896</text:p>
          </table:table-cell>
          <table:table-cell office:value-type="float" office:value="333" calcext:value-type="float">
            <text:p>333</text:p>
          </table:table-cell>
          <table:table-cell office:value-type="float" office:value="0.96242774566474" calcext:value-type="float">
            <text:p>0,96242774566474</text:p>
          </table:table-cell>
          <table:table-cell office:value-type="float" office:value="13" calcext:value-type="float">
            <text:p>13</text:p>
          </table:table-cell>
          <table:table-cell office:value-type="float" office:value="0.0375722543352601" calcext:value-type="float">
            <text:p>0,03757225433526</text:p>
          </table:table-cell>
          <table:table-cell office:value-type="float" office:value="0.956647398843931" calcext:value-type="float">
            <text:p>0,956647398843931</text:p>
          </table:table-cell>
          <table:table-cell office:value-type="float" office:value="312" calcext:value-type="float">
            <text:p>312</text:p>
          </table:table-cell>
          <table:table-cell office:value-type="float" office:value="35.063829787234" calcext:value-type="float">
            <text:p>35,063829787234</text:p>
          </table:table-cell>
          <table:table-cell office:value-type="float" office:value="0.901734104046243" calcext:value-type="float">
            <text:p>0,901734104046243</text:p>
          </table:table-cell>
          <table:table-cell office:value-type="float" office:value="56" calcext:value-type="float">
            <text:p>56</text:p>
          </table:table-cell>
          <table:table-cell office:value-type="float" office:value="0.161849710982659" calcext:value-type="float">
            <text:p>0,161849710982659</text:p>
          </table:table-cell>
          <table:table-cell office:value-type="float" office:value="95" calcext:value-type="float">
            <text:p>95</text:p>
          </table:table-cell>
          <table:table-cell office:value-type="float" office:value="0.274566473988439" calcext:value-type="float">
            <text:p>0,274566473988439</text:p>
          </table:table-cell>
          <table:table-cell office:value-type="float" office:value="181" calcext:value-type="float">
            <text:p>181</text:p>
          </table:table-cell>
          <table:table-cell office:value-type="float" office:value="0.523121387283237" calcext:value-type="float">
            <text:p>0,523121387283237</text:p>
          </table:table-cell>
          <table:table-cell office:value-type="float" office:value="14" calcext:value-type="float">
            <text:p>14</text:p>
          </table:table-cell>
          <table:table-cell office:value-type="float" office:value="0.0404624277456647" calcext:value-type="float">
            <text:p>0,0404624277456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586705202312139" calcext:value-type="float">
            <text:p>0,586705202312139</text:p>
          </table:table-cell>
          <table:table-cell office:value-type="float" office:value="61.9310344827586" calcext:value-type="float">
            <text:p>61,9310344827586</text:p>
          </table:table-cell>
          <table:table-cell table:number-columns-repeated="2" office:value-type="float" office:value="56.5892857142857" calcext:value-type="float">
            <text:p>56,5892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96242774566474" calcext:value-type="float">
            <text:p>0,9624277456647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546242774566474" calcext:value-type="float">
            <text:p>0,546242774566474</text:p>
          </table:table-cell>
          <table:table-cell office:value-type="float" office:value="250" calcext:value-type="float">
            <text:p>250</text:p>
          </table:table-cell>
          <table:table-cell office:value-type="float" office:value="0.722543352601156" calcext:value-type="float">
            <text:p>0,722543352601156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653179190751445" calcext:value-type="float">
            <text:p>0,6531791907514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3121387283237" calcext:value-type="float">
            <text:p>0,023121387283237</text:p>
          </table:table-cell>
          <table:table-cell office:value-type="float" office:value="151" calcext:value-type="float">
            <text:p>151</text:p>
          </table:table-cell>
          <table:table-cell office:value-type="float" office:value="0.436416184971098" calcext:value-type="float">
            <text:p>0,436416184971098</text:p>
          </table:table-cell>
          <table:table-cell office:value-type="float" office:value="20.9867549668874" calcext:value-type="float">
            <text:p>20,986754966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8940397350993" calcext:value-type="float">
            <text:p>0,158940397350993</text:p>
          </table:table-cell>
          <table:table-cell office:value-type="float" office:value="37" calcext:value-type="float">
            <text:p>37</text:p>
          </table:table-cell>
          <table:table-cell office:value-type="float" office:value="0.245033112582781" calcext:value-type="float">
            <text:p>0,24503311258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0.38561060271379" calcext:value-type="float">
            <text:p>0,38561060271379</text:p>
          </table:table-cell>
          <table:table-cell office:value-type="float" office:value="235" calcext:value-type="float">
            <text:p>235</text:p>
          </table:table-cell>
          <table:table-cell office:value-type="float" office:value="0.0741558851372673" calcext:value-type="float">
            <text:p>0,074155885137267</text:p>
          </table:table-cell>
          <table:table-cell office:value-type="float" office:value="437593.781065089" calcext:value-type="float">
            <text:p>437593,781065089</text:p>
          </table:table-cell>
          <table:table-cell office:value-type="float" office:value="95" calcext:value-type="float">
            <text:p>95</text:p>
          </table:table-cell>
          <table:table-cell office:value-type="float" office:value="8925712" calcext:value-type="float">
            <text:p>8925712</text:p>
          </table:table-cell>
          <table:table-cell office:value-type="float" office:value="73953349" calcext:value-type="float">
            <text:p>739533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7710843373494" calcext:value-type="float">
            <text:p>0,927710843373494</text:p>
          </table:table-cell>
          <table:table-cell office:value-type="float" office:value="0" calcext:value-type="float">
            <text:p>0</text:p>
          </table:table-cell>
          <table:table-cell office:value-type="float" office:value="0.783132530120482" calcext:value-type="float">
            <text:p>0,783132530120482</text:p>
          </table:table-cell>
          <table:table-cell table:number-columns-repeated="2" office:value-type="float" office:value="8.71084337349398" calcext:value-type="float">
            <text:p>8,71084337349398</text:p>
          </table:table-cell>
          <table:table-cell office:value-type="float" office:value="6.55722891566265" calcext:value-type="float">
            <text:p>6,55722891566265</text:p>
          </table:table-cell>
          <table:table-cell office:value-type="float" office:value="1" calcext:value-type="float">
            <text:p>1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339285714285714" calcext:value-type="float">
            <text:p>0,339285714285714</text:p>
          </table:table-cell>
          <table:table-cell table:number-columns-repeated="2" office:value-type="float" office:value="8.46794320137694" calcext:value-type="float">
            <text:p>8,467943201376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1566265060241" calcext:value-type="float">
            <text:p>0,91566265060241</text:p>
          </table:table-cell>
          <table:table-cell office:value-type="float" office:value="8.91566265060241" calcext:value-type="float">
            <text:p>8,91566265060241</text:p>
          </table:table-cell>
          <table:table-cell office:value-type="float" office:value="6.24096385542169" calcext:value-type="float">
            <text:p>6,24096385542169</text:p>
          </table:table-cell>
          <table:table-cell office:value-type="float" office:value="8.66184971098266" calcext:value-type="float">
            <text:p>8,66184971098266</text:p>
          </table:table-cell>
          <table:table-cell office:value-type="float" office:value="0.684971098265896" calcext:value-type="float">
            <text:p>0,684971098265896</text:p>
          </table:table-cell>
          <table:table-cell table:number-columns-repeated="2" office:value-type="float" office:value="9.34682080924856" calcext:value-type="float">
            <text:p>9,34682080924856</text:p>
          </table:table-cell>
          <table:table-cell office:value-type="float" office:value="2.1849710982659" calcext:value-type="float">
            <text:p>2,1849710982659</text:p>
          </table:table-cell>
          <table:table-cell office:value-type="float" office:value="1.44508670520231" calcext:value-type="float">
            <text:p>1,44508670520231</text:p>
          </table:table-cell>
          <table:table-cell office:value-type="float" office:value="4" calcext:value-type="float">
            <text:p>4</text:p>
          </table:table-cell>
          <table:table-cell office:value-type="float" office:value="7.63005780346821" calcext:value-type="float">
            <text:p>7,63005780346821</text:p>
          </table:table-cell>
          <table:table-cell office:value-type="float" office:value="6.10404624277457" calcext:value-type="float">
            <text:p>6,10404624277457</text:p>
          </table:table-cell>
          <table:table-cell office:value-type="float" office:value="4.66867469879518" calcext:value-type="float">
            <text:p>4,66867469879518</text:p>
          </table:table-cell>
          <table:table-cell office:value-type="float" office:value="4.90963855421687" calcext:value-type="float">
            <text:p>4,90963855421687</text:p>
          </table:table-cell>
          <table:table-cell office:value-type="float" office:value="9.57831325301205" calcext:value-type="float">
            <text:p>9,57831325301205</text:p>
          </table:table-cell>
          <table:table-cell office:value-type="float" office:value="2.87349397590361" calcext:value-type="float">
            <text:p>2,873493975903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7878787878788" calcext:value-type="float">
            <text:p>2,87878787878788</text:p>
          </table:table-cell>
          <table:table-cell table:number-columns-repeated="2" office:value-type="float" office:value="7.87878787878788" calcext:value-type="float">
            <text:p>7,878787878787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0.783132530120482" calcext:value-type="float">
            <text:p>0,7831325301204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7710843373494" calcext:value-type="float">
            <text:p>0,927710843373494</text:p>
          </table:table-cell>
          <table:table-cell office:value-type="float" office:value="6.55722891566265" calcext:value-type="float">
            <text:p>6,557228915662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1566265060241" calcext:value-type="float">
            <text:p>0,91566265060241</text:p>
          </table:table-cell>
          <table:table-cell office:value-type="float" office:value="0.684971098265896" calcext:value-type="float">
            <text:p>0,684971098265896</text:p>
          </table:table-cell>
          <table:table-cell office:value-type="float" office:value="8.66184971098266" calcext:value-type="float">
            <text:p>8,66184971098266</text:p>
          </table:table-cell>
          <table:table-cell office:value-type="float" office:value="4" calcext:value-type="float">
            <text:p>4</text:p>
          </table:table-cell>
          <table:table-cell office:value-type="float" office:value="4.66867469879518" calcext:value-type="float">
            <text:p>4,66867469879518</text:p>
          </table:table-cell>
          <table:table-cell office:value-type="float" office:value="4.90963855421687" calcext:value-type="float">
            <text:p>4,90963855421687</text:p>
          </table:table-cell>
          <table:table-cell office:value-type="float" office:value="10" calcext:value-type="float">
            <text:p>10</text:p>
          </table:table-cell>
          <table:table-cell office:value-type="float" office:value="55.1088690020197" calcext:value-type="float">
            <text:p>55,1088690020197</text:p>
          </table:table-cell>
          <table:table-cell office:value-type="float" office:value="1" calcext:value-type="float">
            <text:p>1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2.1849710982659" calcext:value-type="float">
            <text:p>2,1849710982659</text:p>
          </table:table-cell>
          <table:table-cell office:value-type="float" office:value="1.44508670520231" calcext:value-type="float">
            <text:p>1,44508670520231</text:p>
          </table:table-cell>
          <table:table-cell office:value-type="float" office:value="5" calcext:value-type="float">
            <text:p>5</text:p>
          </table:table-cell>
          <table:table-cell office:value-type="float" office:value="2.87878787878788" calcext:value-type="float">
            <text:p>2,87878787878788</text:p>
          </table:table-cell>
          <table:table-cell office:value-type="float" office:value="13.4195599679704" calcext:value-type="float">
            <text:p>13,4195599679704</text:p>
          </table:table-cell>
          <table:table-cell office:value-type="float" office:value="56.3728993370072" calcext:value-type="float">
            <text:p>56,3728993370072</text:p>
          </table:table-cell>
          <table:table-cell office:value-type="float" office:value="78.02842896999" calcext:value-type="float">
            <text:p>78,02842896999</text:p>
          </table:table-cell>
          <table:table-cell table:number-columns-repeated="8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.825" calcext:value-type="float">
            <text:p>4,825</text:p>
          </table:table-cell>
          <table:table-cell office:value-type="float" office:value="25.8" calcext:value-type="float">
            <text:p>25,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66.95" calcext:value-type="float">
            <text:p>366,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958549222797927" calcext:value-type="float">
            <text:p>0,958549222797927</text:p>
          </table:table-cell>
          <table:table-cell office:value-type="float" office:value="191" calcext:value-type="float">
            <text:p>191</text:p>
          </table:table-cell>
          <table:table-cell office:value-type="float" office:value="0.989637305699482" calcext:value-type="float">
            <text:p>0,989637305699482</text:p>
          </table:table-cell>
          <table:table-cell office:value-type="float" office:value="2" calcext:value-type="float">
            <text:p>2</text:p>
          </table:table-cell>
          <table:table-cell office:value-type="float" office:value="0.0103626943005181" calcext:value-type="float">
            <text:p>0,010362694300518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office:value-type="float" office:value="0.963730569948186" calcext:value-type="float">
            <text:p>0,963730569948186</text:p>
          </table:table-cell>
          <table:table-cell office:value-type="float" office:value="2" calcext:value-type="float">
            <text:p>2</text:p>
          </table:table-cell>
          <table:table-cell office:value-type="float" office:value="0.0103626943005181" calcext:value-type="float">
            <text:p>0,010362694300518</text:p>
          </table:table-cell>
          <table:table-cell office:value-type="float" office:value="169" calcext:value-type="float">
            <text:p>169</text:p>
          </table:table-cell>
          <table:table-cell office:value-type="float" office:value="0.875647668393782" calcext:value-type="float">
            <text:p>0,875647668393782</text:p>
          </table:table-cell>
          <table:table-cell office:value-type="float" office:value="21" calcext:value-type="float">
            <text:p>21</text:p>
          </table:table-cell>
          <table:table-cell office:value-type="float" office:value="0.10880829015544" calcext:value-type="float">
            <text:p>0,10880829015544</text:p>
          </table:table-cell>
          <table:table-cell office:value-type="float" office:value="1" calcext:value-type="float">
            <text:p>1</text:p>
          </table:table-cell>
          <table:table-cell office:value-type="float" office:value="0.00518134715025907" calcext:value-type="float">
            <text:p>0,005181347150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444.134715025907" calcext:value-type="float">
            <text:p>444,134715025907</text:p>
          </table:table-cell>
          <table:table-cell table:number-columns-repeated="2"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89637305699482" calcext:value-type="float">
            <text:p>0,989637305699482</text:p>
          </table:table-cell>
          <table:table-cell office:value-type="float" office:value="1.18181818181818" calcext:value-type="float">
            <text:p>1,18181818181818</text:p>
          </table:table-cell>
          <table:table-cell office:value-type="float" office:value="174" calcext:value-type="float">
            <text:p>174</text:p>
          </table:table-cell>
          <table:table-cell office:value-type="float" office:value="0.901554404145078" calcext:value-type="float">
            <text:p>0,901554404145078</text:p>
          </table:table-cell>
          <table:table-cell office:value-type="float" office:value="185" calcext:value-type="float">
            <text:p>185</text:p>
          </table:table-cell>
          <table:table-cell office:value-type="float" office:value="0.958549222797927" calcext:value-type="float">
            <text:p>0,95854922279792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.875647668393782" calcext:value-type="float">
            <text:p>0,875647668393782</text:p>
          </table:table-cell>
          <table:table-cell office:value-type="float" office:value="171" calcext:value-type="float">
            <text:p>171</text:p>
          </table:table-cell>
          <table:table-cell office:value-type="float" office:value="0.886010362694301" calcext:value-type="float">
            <text:p>0,886010362694301</text:p>
          </table:table-cell>
          <table:table-cell office:value-type="float" office:value="0.0994152046783626" calcext:value-type="float">
            <text:p>0,09941520467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795321637427" calcext:value-type="float">
            <text:p>0,005847953216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35294117647059" calcext:value-type="float">
            <text:p>0,23529411764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47.261627907" calcext:value-type="float">
            <text:p>14747,261627907</text:p>
          </table:table-cell>
          <table:table-cell office:value-type="float" office:value="214" calcext:value-type="float">
            <text:p>214</text:p>
          </table:table-cell>
          <table:table-cell office:value-type="float" office:value="290363" calcext:value-type="float">
            <text:p>290363</text:p>
          </table:table-cell>
          <table:table-cell office:value-type="float" office:value="2536529" calcext:value-type="float">
            <text:p>25365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,975</text:p>
          </table:table-cell>
          <table:table-cell table:number-columns-repeated="2" office:value-type="float" office:value="8.975" calcext:value-type="float">
            <text:p>8,975</text:p>
          </table:table-cell>
          <table:table-cell office:value-type="float" office:value="5.95" calcext:value-type="float">
            <text:p>5,9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45" calcext:value-type="float">
            <text:p>8,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90673575129534" calcext:value-type="float">
            <text:p>8,90673575129534</text:p>
          </table:table-cell>
          <table:table-cell office:value-type="float" office:value="0.958549222797927" calcext:value-type="float">
            <text:p>0,958549222797927</text:p>
          </table:table-cell>
          <table:table-cell table:number-columns-repeated="2" office:value-type="float" office:value="9.86528497409326" calcext:value-type="float">
            <text:p>9,86528497409326</text:p>
          </table:table-cell>
          <table:table-cell office:value-type="float" office:value="3.60621761658031" calcext:value-type="float">
            <text:p>3,60621761658031</text:p>
          </table:table-cell>
          <table:table-cell office:value-type="float" office:value="1.91709844559585" calcext:value-type="float">
            <text:p>1,91709844559585</text:p>
          </table:table-cell>
          <table:table-cell office:value-type="float" office:value="4" calcext:value-type="float">
            <text:p>4</text:p>
          </table:table-cell>
          <table:table-cell office:value-type="float" office:value="9.52331606217617" calcext:value-type="float">
            <text:p>9,52331606217617</text:p>
          </table:table-cell>
          <table:table-cell office:value-type="float" office:value="7.61865284974093" calcext:value-type="float">
            <text:p>7,61865284974093</text:p>
          </table:table-cell>
          <table:table-cell office:value-type="float" office:value="4.625" calcext:value-type="float">
            <text:p>4,625</text:p>
          </table:table-cell>
          <table:table-cell office:value-type="float" office:value="5" calcext:value-type="float">
            <text:p>5</text:p>
          </table:table-cell>
          <table:table-cell office:value-type="float" office:value="9.625" calcext:value-type="float">
            <text:p>9,625</text:p>
          </table:table-cell>
          <table:table-cell office:value-type="float" office:value="2.8875" calcext:value-type="float">
            <text:p>2,8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91279069767442" calcext:value-type="float">
            <text:p>4,91279069767442</text:p>
          </table:table-cell>
          <table:table-cell table:number-columns-repeated="2" office:value-type="float" office:value="9.91279069767442" calcext:value-type="float">
            <text:p>9,912790697674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75" calcext:value-type="float">
            <text:p>0,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58549222797927" calcext:value-type="float">
            <text:p>0,958549222797927</text:p>
          </table:table-cell>
          <table:table-cell office:value-type="float" office:value="8.90673575129534" calcext:value-type="float">
            <text:p>8,90673575129534</text:p>
          </table:table-cell>
          <table:table-cell office:value-type="float" office:value="4" calcext:value-type="float">
            <text:p>4</text:p>
          </table:table-cell>
          <table:table-cell office:value-type="float" office:value="4.625" calcext:value-type="float">
            <text:p>4,6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.4152849740933" calcext:value-type="float">
            <text:p>46,41528497409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.60621761658031" calcext:value-type="float">
            <text:p>3,60621761658031</text:p>
          </table:table-cell>
          <table:table-cell office:value-type="float" office:value="1.91709844559585" calcext:value-type="float">
            <text:p>1,91709844559585</text:p>
          </table:table-cell>
          <table:table-cell office:value-type="float" office:value="5" calcext:value-type="float">
            <text:p>5</text:p>
          </table:table-cell>
          <table:table-cell office:value-type="float" office:value="4.91279069767442" calcext:value-type="float">
            <text:p>4,91279069767442</text:p>
          </table:table-cell>
          <table:table-cell office:value-type="float" office:value="17.9361067598506" calcext:value-type="float">
            <text:p>17,9361067598506</text:p>
          </table:table-cell>
          <table:table-cell office:value-type="float" office:value="56.2092285215086" calcext:value-type="float">
            <text:p>56,2092285215086</text:p>
          </table:table-cell>
          <table:table-cell office:value-type="float" office:value="69.3513917339439" calcext:value-type="float">
            <text:p>69,3513917339439</text:p>
          </table:table-cell>
          <table:table-cell table:number-columns-repeated="83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16666666666667" calcext:value-type="float">
            <text:p>2,16666666666667</text:p>
          </table:table-cell>
          <table:table-cell office:value-type="float" office:value="48.6666666666667" calcext:value-type="float">
            <text:p>48,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1.916666666667" calcext:value-type="float">
            <text:p>141,9166666666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3333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4.83333333333333" calcext:value-type="float">
            <text:p>4,83333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.0666666666667" calcext:value-type="float">
            <text:p>32,0666666666667</text:p>
          </table:table-cell>
          <table:table-cell office:value-type="float" office:value="0.769230769230769" calcext:value-type="float">
            <text:p>0,769230769230769</text:p>
          </table:table-cell>
          <table:table-cell office:value-type="float" office:value="9" calcext:value-type="float">
            <text:p>9</text:p>
          </table:table-cell>
          <table:table-cell office:value-type="float" office:value="0.346153846153846" calcext:value-type="float">
            <text:p>0,346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0.423076923076923" calcext:value-type="float">
            <text:p>0,423076923076923</text:p>
          </table:table-cell>
          <table:table-cell office:value-type="float" office:value="5" calcext:value-type="float">
            <text:p>5</text:p>
          </table:table-cell>
          <table:table-cell office:value-type="float" office:value="0.192307692307692" calcext:value-type="float">
            <text:p>0,192307692307692</text:p>
          </table:table-cell>
          <table:table-cell office:value-type="float" office:value="1" calcext:value-type="float">
            <text:p>1</text:p>
          </table:table-cell>
          <table:table-cell office:value-type="float" office:value="0.0384615384615385" calcext:value-type="float">
            <text:p>0,0384615384615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884615384615385" calcext:value-type="float">
            <text:p>0,884615384615385</text:p>
          </table:table-cell>
          <table:table-cell office:value-type="float" office:value="52.0869565217391" calcext:value-type="float">
            <text:p>52,0869565217391</text:p>
          </table:table-cell>
          <table:table-cell table:number-columns-repeated="2" office:value-type="float" office:value="343.555555555556" calcext:value-type="float">
            <text:p>343,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3333333333333" calcext:value-type="float">
            <text:p>1,8333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0.807692307692308" calcext:value-type="float">
            <text:p>0,807692307692308</text:p>
          </table:table-cell>
          <table:table-cell office:value-type="float" office:value="15" calcext:value-type="float">
            <text:p>15</text:p>
          </table:table-cell>
          <table:table-cell office:value-type="float" office:value="0.576923076923077" calcext:value-type="float">
            <text:p>0,57692307692307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5384615384615" calcext:value-type="float">
            <text:p>0,115384615384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69230769230769" calcext:value-type="float">
            <text:p>0,769230769230769</text:p>
          </table:table-cell>
          <table:table-cell office:value-type="float" office:value="154.6" calcext:value-type="float">
            <text:p>15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905562742561449" calcext:value-type="float">
            <text:p>0,009055627425614</text:p>
          </table:table-cell>
          <table:table-cell office:value-type="float" office:value="3000" calcext:value-type="float">
            <text:p>3000</text:p>
          </table:table-cell>
          <table:table-cell office:value-type="float" office:value="0.970245795601552" calcext:value-type="float">
            <text:p>0,970245795601552</text:p>
          </table:table-cell>
          <table:table-cell office:value-type="float" office:value="62527.2380952381" calcext:value-type="float">
            <text:p>62527,2380952381</text:p>
          </table:table-cell>
          <table:table-cell office:value-type="float" office:value="505" calcext:value-type="float">
            <text:p>505</text:p>
          </table:table-cell>
          <table:table-cell office:value-type="float" office:value="632832" calcext:value-type="float">
            <text:p>632832</text:p>
          </table:table-cell>
          <table:table-cell office:value-type="float" office:value="1313072" calcext:value-type="float">
            <text:p>13130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69444444444444" calcext:value-type="float">
            <text:p>0,569444444444444</text:p>
          </table:table-cell>
          <table:table-cell table:number-columns-repeated="2" office:value-type="float" office:value="8.48611111111111" calcext:value-type="float">
            <text:p>8,48611111111111</text:p>
          </table:table-cell>
          <table:table-cell office:value-type="float" office:value="6.2125" calcext:value-type="float">
            <text:p>6,212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8.43472222222222" calcext:value-type="float">
            <text:p>8,434722222222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23076923076923" calcext:value-type="float">
            <text:p>3,23076923076923</text:p>
          </table:table-cell>
          <table:table-cell office:value-type="float" office:value="1.15384615384615" calcext:value-type="float">
            <text:p>1,15384615384615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7.71794871794872" calcext:value-type="float">
            <text:p>7,71794871794872</text:p>
          </table:table-cell>
          <table:table-cell office:value-type="float" office:value="6.17435897435898" calcext:value-type="float">
            <text:p>6,17435897435898</text:p>
          </table:table-cell>
          <table:table-cell office:value-type="float" office:value="3.75" calcext:value-type="float">
            <text:p>3,75</text:p>
          </table:table-cell>
          <table:table-cell office:value-type="float" office:value="4.79166666666667" calcext:value-type="float">
            <text:p>4,79166666666667</text:p>
          </table:table-cell>
          <table:table-cell office:value-type="float" office:value="8.54166666666667" calcext:value-type="float">
            <text:p>8,54166666666667</text:p>
          </table:table-cell>
          <table:table-cell office:value-type="float" office:value="2.5625" calcext:value-type="float">
            <text:p>2,56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61904761904762" calcext:value-type="float">
            <text:p>2,61904761904762</text:p>
          </table:table-cell>
          <table:table-cell table:number-columns-repeated="2" office:value-type="float" office:value="7.61904761904762" calcext:value-type="float">
            <text:p>7,61904761904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69444444444444" calcext:value-type="float">
            <text:p>0,569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6.2125" calcext:value-type="float">
            <text:p>6,21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3.75" calcext:value-type="float">
            <text:p>3,75</text:p>
          </table:table-cell>
          <table:table-cell office:value-type="float" office:value="4.79166666666667" calcext:value-type="float">
            <text:p>4,791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52.5736111111111" calcext:value-type="float">
            <text:p>52,5736111111111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3.23076923076923" calcext:value-type="float">
            <text:p>3,23076923076923</text:p>
          </table:table-cell>
          <table:table-cell office:value-type="float" office:value="1.15384615384615" calcext:value-type="float">
            <text:p>1,15384615384615</text:p>
          </table:table-cell>
          <table:table-cell office:value-type="float" office:value="5" calcext:value-type="float">
            <text:p>5</text:p>
          </table:table-cell>
          <table:table-cell office:value-type="float" office:value="2.61904761904762" calcext:value-type="float">
            <text:p>2,61904761904762</text:p>
          </table:table-cell>
          <table:table-cell office:value-type="float" office:value="14.2258852258852" calcext:value-type="float">
            <text:p>14,2258852258852</text:p>
          </table:table-cell>
          <table:table-cell office:value-type="float" office:value="55.8767399267399" calcext:value-type="float">
            <text:p>55,8767399267399</text:p>
          </table:table-cell>
          <table:table-cell office:value-type="float" office:value="76.7994963369963" calcext:value-type="float">
            <text:p>76,7994963369963</text:p>
          </table:table-cell>
          <table:table-cell table:number-columns-repeated="83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2.09378292939937" calcext:value-type="float">
            <text:p>2,09378292939937</text:p>
          </table:table-cell>
          <table:table-cell office:value-type="float" office:value="43.5584826132771" calcext:value-type="float">
            <text:p>43,5584826132771</text:p>
          </table:table-cell>
          <table:table-cell office:value-type="float" office:value="946" calcext:value-type="float">
            <text:p>946</text:p>
          </table:table-cell>
          <table:table-cell office:value-type="float" office:value="0.996838777660696" calcext:value-type="float">
            <text:p>0,996838777660696</text:p>
          </table:table-cell>
          <table:table-cell office:value-type="float" office:value="214.975687103594" calcext:value-type="float">
            <text:p>214,975687103594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0.209694415173867" calcext:value-type="float">
            <text:p>0,209694415173867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office:value-type="float" office:value="0.208640674394099" calcext:value-type="float">
            <text:p>0,208640674394099</text:p>
          </table:table-cell>
          <table:table-cell office:value-type="float" office:value="124" calcext:value-type="float">
            <text:p>124</text:p>
          </table:table-cell>
          <table:table-cell office:value-type="float" office:value="661" calcext:value-type="float">
            <text:p>661</text:p>
          </table:table-cell>
          <table:table-cell office:value-type="float" office:value="0.696522655426765" calcext:value-type="float">
            <text:p>0,696522655426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547945205479452" calcext:value-type="float">
            <text:p>0,547945205479452</text:p>
          </table:table-cell>
          <table:table-cell office:value-type="float" office:value="2838" calcext:value-type="float">
            <text:p>2838</text:p>
          </table:table-cell>
          <table:table-cell office:value-type="float" office:value="662" calcext:value-type="float">
            <text:p>662</text:p>
          </table:table-cell>
          <table:table-cell office:value-type="float" office:value="926" calcext:value-type="float">
            <text:p>926</text:p>
          </table:table-cell>
          <table:table-cell office:value-type="float" office:value="0.975763962065332" calcext:value-type="float">
            <text:p>0,975763962065332</text:p>
          </table:table-cell>
          <table:table-cell office:value-type="float" office:value="2.99051633298209" calcext:value-type="float">
            <text:p>2,99051633298209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659" calcext:value-type="float">
            <text:p>659</text:p>
          </table:table-cell>
          <table:table-cell office:value-type="float" office:value="0.694415173867229" calcext:value-type="float">
            <text:p>0,694415173867229</text:p>
          </table:table-cell>
          <table:table-cell office:value-type="float" office:value="0.83245521601686" calcext:value-type="float">
            <text:p>0,83245521601686</text:p>
          </table:table-cell>
          <table:table-cell office:value-type="float" office:value="6" calcext:value-type="float">
            <text:p>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947" calcext:value-type="float">
            <text:p>947</text:p>
          </table:table-cell>
          <table:table-cell office:value-type="float" office:value="0.997892518440464" calcext:value-type="float">
            <text:p>0,997892518440464</text:p>
          </table:table-cell>
          <table:table-cell office:value-type="float" office:value="943" calcext:value-type="float">
            <text:p>943</text:p>
          </table:table-cell>
          <table:table-cell office:value-type="float" office:value="0.993677555321391" calcext:value-type="float">
            <text:p>0,993677555321391</text:p>
          </table:table-cell>
          <table:table-cell office:value-type="float" office:value="1987" calcext:value-type="float">
            <text:p>1987</text:p>
          </table:table-cell>
          <table:table-cell office:value-type="float" office:value="0.620533467539004" calcext:value-type="float">
            <text:p>0,620533467539004</text:p>
          </table:table-cell>
          <table:table-cell office:value-type="float" office:value="1935" calcext:value-type="float">
            <text:p>1935</text:p>
          </table:table-cell>
          <table:table-cell office:value-type="float" office:value="0.973829894313035" calcext:value-type="float">
            <text:p>0,973829894313035</text:p>
          </table:table-cell>
          <table:table-cell office:value-type="float" office:value="52" calcext:value-type="float">
            <text:p>52</text:p>
          </table:table-cell>
          <table:table-cell office:value-type="float" office:value="0.0261701056869653" calcext:value-type="float">
            <text:p>0,026170105686965</text:p>
          </table:table-cell>
          <table:table-cell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office:value-type="float" office:value="50.7741935483871" calcext:value-type="float">
            <text:p>50,7741935483871</text:p>
          </table:table-cell>
          <table:table-cell office:value-type="float" office:value="0.68797181680926" calcext:value-type="float">
            <text:p>0,68797181680926</text:p>
          </table:table-cell>
          <table:table-cell office:value-type="float" office:value="472" calcext:value-type="float">
            <text:p>472</text:p>
          </table:table-cell>
          <table:table-cell office:value-type="float" office:value="0.237544036235531" calcext:value-type="float">
            <text:p>0,237544036235531</text:p>
          </table:table-cell>
          <table:table-cell office:value-type="float" office:value="625" calcext:value-type="float">
            <text:p>625</text:p>
          </table:table-cell>
          <table:table-cell office:value-type="float" office:value="0.314544539506794" calcext:value-type="float">
            <text:p>0,314544539506794</text:p>
          </table:table-cell>
          <table:table-cell office:value-type="float" office:value="811" calcext:value-type="float">
            <text:p>811</text:p>
          </table:table-cell>
          <table:table-cell office:value-type="float" office:value="0.408152994464016" calcext:value-type="float">
            <text:p>0,408152994464016</text:p>
          </table:table-cell>
          <table:table-cell office:value-type="float" office:value="53" calcext:value-type="float">
            <text:p>53</text:p>
          </table:table-cell>
          <table:table-cell office:value-type="float" office:value="0.0266733769501761" calcext:value-type="float">
            <text:p>0,02667337695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130850528434826" calcext:value-type="float">
            <text:p>0,013085052843483</text:p>
          </table:table-cell>
          <table:table-cell office:value-type="float" office:value="1620" calcext:value-type="float">
            <text:p>1620</text:p>
          </table:table-cell>
          <table:table-cell office:value-type="float" office:value="0.81529944640161" calcext:value-type="float">
            <text:p>0,81529944640161</text:p>
          </table:table-cell>
          <table:table-cell office:value-type="float" office:value="231.208024691358" calcext:value-type="float">
            <text:p>231,208024691358</text:p>
          </table:table-cell>
          <table:table-cell table:number-columns-repeated="2" office:value-type="float" office:value="57.8115942028986" calcext:value-type="float">
            <text:p>57,8115942028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75842979365878" calcext:value-type="float">
            <text:p>0,975842979365878</text:p>
          </table:table-cell>
          <table:table-cell office:value-type="float" office:value="1.38990332975295" calcext:value-type="float">
            <text:p>1,38990332975295</text:p>
          </table:table-cell>
          <table:table-cell office:value-type="float" office:value="1328" calcext:value-type="float">
            <text:p>1328</text:p>
          </table:table-cell>
          <table:table-cell office:value-type="float" office:value="0.668344237544036" calcext:value-type="float">
            <text:p>0,668344237544036</text:p>
          </table:table-cell>
          <table:table-cell office:value-type="float" office:value="1753" calcext:value-type="float">
            <text:p>1753</text:p>
          </table:table-cell>
          <table:table-cell office:value-type="float" office:value="0.882234524408656" calcext:value-type="float">
            <text:p>0,882234524408656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.535983895319577" calcext:value-type="float">
            <text:p>0,535983895319577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0785103170608958" calcext:value-type="float">
            <text:p>0,078510317060896</text:p>
          </table:table-cell>
          <table:table-cell office:value-type="float" office:value="1122" calcext:value-type="float">
            <text:p>1122</text:p>
          </table:table-cell>
          <table:table-cell office:value-type="float" office:value="0.564670357322597" calcext:value-type="float">
            <text:p>0,564670357322597</text:p>
          </table:table-cell>
          <table:table-cell office:value-type="float" office:value="24.9758497316637" calcext:value-type="float">
            <text:p>24,9758497316637</text:p>
          </table:table-cell>
          <table:table-cell office:value-type="float" office:value="21" calcext:value-type="float">
            <text:p>21</text:p>
          </table:table-cell>
          <table:table-cell office:value-type="float" office:value="0.018716577540107" calcext:value-type="float">
            <text:p>0,018716577540107</text:p>
          </table:table-cell>
          <table:table-cell office:value-type="float" office:value="171" calcext:value-type="float">
            <text:p>171</text:p>
          </table:table-cell>
          <table:table-cell office:value-type="float" office:value="0.152406417112299" calcext:value-type="float">
            <text:p>0,152406417112299</text:p>
          </table:table-cell>
          <table:table-cell office:value-type="float" office:value="362" calcext:value-type="float">
            <text:p>362</text:p>
          </table:table-cell>
          <table:table-cell office:value-type="float" office:value="0.322638146167558" calcext:value-type="float">
            <text:p>0,322638146167558</text:p>
          </table:table-cell>
          <table:table-cell office:value-type="float" office:value="4029" calcext:value-type="float">
            <text:p>4029</text:p>
          </table:table-cell>
          <table:table-cell office:value-type="float" office:value="0.144289653690506" calcext:value-type="float">
            <text:p>0,144289653690506</text:p>
          </table:table-cell>
          <table:table-cell office:value-type="float" office:value="4921" calcext:value-type="float">
            <text:p>4921</text:p>
          </table:table-cell>
          <table:table-cell office:value-type="float" office:value="0.176234645274505" calcext:value-type="float">
            <text:p>0,176234645274505</text:p>
          </table:table-cell>
          <table:table-cell office:value-type="float" office:value="7672" calcext:value-type="float">
            <text:p>7672</text:p>
          </table:table-cell>
          <table:table-cell office:value-type="float" office:value="0.274755577839057" calcext:value-type="float">
            <text:p>0,274755577839057</text:p>
          </table:table-cell>
          <table:table-cell office:value-type="float" office:value="196992.127659574" calcext:value-type="float">
            <text:p>196992,127659574</text:p>
          </table:table-cell>
          <table:table-cell office:value-type="float" office:value="4" calcext:value-type="float">
            <text:p>4</text:p>
          </table:table-cell>
          <table:table-cell office:value-type="float" office:value="31462855" calcext:value-type="float">
            <text:p>31462855</text:p>
          </table:table-cell>
          <table:table-cell office:value-type="float" office:value="231465750" calcext:value-type="float">
            <text:p>231465750</text:p>
          </table:table-cell>
          <table:table-cell office:value-type="float" office:value="4" calcext:value-type="float">
            <text:p>4</text:p>
          </table:table-cell>
          <table:table-cell office:value-type="float" office:value="2.99051633298209" calcext:value-type="float">
            <text:p>2,99051633298209</text:p>
          </table:table-cell>
          <table:table-cell office:value-type="float" office:value="0.975763962065332" calcext:value-type="float">
            <text:p>0,975763962065332</text:p>
          </table:table-cell>
          <table:table-cell office:value-type="float" office:value="0" calcext:value-type="float">
            <text:p>0</text:p>
          </table:table-cell>
          <table:table-cell office:value-type="float" office:value="0.795398665261679" calcext:value-type="float">
            <text:p>0,795398665261679</text:p>
          </table:table-cell>
          <table:table-cell table:number-columns-repeated="2" office:value-type="float" office:value="8.7616789603091" calcext:value-type="float">
            <text:p>8,7616789603091</text:p>
          </table:table-cell>
          <table:table-cell office:value-type="float" office:value="6.5131717597471" calcext:value-type="float">
            <text:p>6,513171759747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250517598343685" calcext:value-type="float">
            <text:p>0,250517598343685</text:p>
          </table:table-cell>
          <table:table-cell table:number-columns-repeated="2" office:value-type="float" office:value="8.36617383014048" calcext:value-type="float">
            <text:p>8,366173830140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9715489989463" calcext:value-type="float">
            <text:p>0,229715489989463</text:p>
          </table:table-cell>
          <table:table-cell office:value-type="float" office:value="8.22971548998946" calcext:value-type="float">
            <text:p>8,22971548998946</text:p>
          </table:table-cell>
          <table:table-cell office:value-type="float" office:value="5.76080084299262" calcext:value-type="float">
            <text:p>5,76080084299262</text:p>
          </table:table-cell>
          <table:table-cell office:value-type="float" office:value="8.76446904881731" calcext:value-type="float">
            <text:p>8,76446904881731</text:p>
          </table:table-cell>
          <table:table-cell office:value-type="float" office:value="0.620533467539004" calcext:value-type="float">
            <text:p>0,620533467539004</text:p>
          </table:table-cell>
          <table:table-cell table:number-columns-repeated="2" office:value-type="float" office:value="9.38500251635632" calcext:value-type="float">
            <text:p>9,38500251635632</text:p>
          </table:table-cell>
          <table:table-cell office:value-type="float" office:value="2.67337695017614" calcext:value-type="float">
            <text:p>2,67337695017614</text:p>
          </table:table-cell>
          <table:table-cell office:value-type="float" office:value="1.76446904881731" calcext:value-type="float">
            <text:p>1,76446904881731</text:p>
          </table:table-cell>
          <table:table-cell office:value-type="float" office:value="3.97471022128556" calcext:value-type="float">
            <text:p>3,97471022128556</text:p>
          </table:table-cell>
          <table:table-cell office:value-type="float" office:value="8.41255622027902" calcext:value-type="float">
            <text:p>8,41255622027902</text:p>
          </table:table-cell>
          <table:table-cell office:value-type="float" office:value="6.73004497622322" calcext:value-type="float">
            <text:p>6,73004497622322</text:p>
          </table:table-cell>
          <table:table-cell office:value-type="float" office:value="4.47576396206533" calcext:value-type="float">
            <text:p>4,47576396206533</text:p>
          </table:table-cell>
          <table:table-cell office:value-type="float" office:value="4.47839831401475" calcext:value-type="float">
            <text:p>4,47839831401475</text:p>
          </table:table-cell>
          <table:table-cell office:value-type="float" office:value="8.95416227608008" calcext:value-type="float">
            <text:p>8,95416227608008</text:p>
          </table:table-cell>
          <table:table-cell office:value-type="float" office:value="2.68624868282402" calcext:value-type="float">
            <text:p>2,686248682824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9149659863946" calcext:value-type="float">
            <text:p>4,99149659863946</text:p>
          </table:table-cell>
          <table:table-cell office:value-type="float" office:value="2.69982993197279" calcext:value-type="float">
            <text:p>2,69982993197279</text:p>
          </table:table-cell>
          <table:table-cell table:number-columns-repeated="2" office:value-type="float" office:value="7.69132653061225" calcext:value-type="float">
            <text:p>7,691326530612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0.795398665261679" calcext:value-type="float">
            <text:p>0,7953986652616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9051633298209" calcext:value-type="float">
            <text:p>2,99051633298209</text:p>
          </table:table-cell>
          <table:table-cell office:value-type="float" office:value="0.975763962065332" calcext:value-type="float">
            <text:p>0,975763962065332</text:p>
          </table:table-cell>
          <table:table-cell office:value-type="float" office:value="6.5131717597471" calcext:value-type="float">
            <text:p>6,51317175974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29715489989463" calcext:value-type="float">
            <text:p>0,229715489989463</text:p>
          </table:table-cell>
          <table:table-cell office:value-type="float" office:value="0.620533467539004" calcext:value-type="float">
            <text:p>0,620533467539004</text:p>
          </table:table-cell>
          <table:table-cell office:value-type="float" office:value="8.76446904881731" calcext:value-type="float">
            <text:p>8,76446904881731</text:p>
          </table:table-cell>
          <table:table-cell office:value-type="float" office:value="3.97471022128556" calcext:value-type="float">
            <text:p>3,97471022128556</text:p>
          </table:table-cell>
          <table:table-cell office:value-type="float" office:value="4.47576396206533" calcext:value-type="float">
            <text:p>4,47576396206533</text:p>
          </table:table-cell>
          <table:table-cell office:value-type="float" office:value="4.47839831401475" calcext:value-type="float">
            <text:p>4,47839831401475</text:p>
          </table:table-cell>
          <table:table-cell office:value-type="float" office:value="10" calcext:value-type="float">
            <text:p>10</text:p>
          </table:table-cell>
          <table:table-cell office:value-type="float" office:value="53.8184412237676" calcext:value-type="float">
            <text:p>53,8184412237676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250517598343685" calcext:value-type="float">
            <text:p>0,250517598343685</text:p>
          </table:table-cell>
          <table:table-cell office:value-type="float" office:value="2.67337695017614" calcext:value-type="float">
            <text:p>2,67337695017614</text:p>
          </table:table-cell>
          <table:table-cell office:value-type="float" office:value="1.76446904881731" calcext:value-type="float">
            <text:p>1,76446904881731</text:p>
          </table:table-cell>
          <table:table-cell office:value-type="float" office:value="4.99149659863946" calcext:value-type="float">
            <text:p>4,99149659863946</text:p>
          </table:table-cell>
          <table:table-cell office:value-type="float" office:value="2.69982993197279" calcext:value-type="float">
            <text:p>2,69982993197279</text:p>
          </table:table-cell>
          <table:table-cell office:value-type="float" office:value="13.9821745999991" calcext:value-type="float">
            <text:p>13,9821745999991</text:p>
          </table:table-cell>
          <table:table-cell office:value-type="float" office:value="55.131276339458" calcext:value-type="float">
            <text:p>55,131276339458</text:p>
          </table:table-cell>
          <table:table-cell office:value-type="float" office:value="75.3006158237667" calcext:value-type="float">
            <text:p>75,3006158237667</text:p>
          </table:table-cell>
          <table:table-cell table:number-columns-repeated="8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.24074074074074" calcext:value-type="float">
            <text:p>1,24074074074074</text:p>
          </table:table-cell>
          <table:table-cell office:value-type="float" office:value="39.6666666666667" calcext:value-type="float">
            <text:p>39,66666666666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6.074074074074" calcext:value-type="float">
            <text:p>186,0740740740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740740740740741" calcext:value-type="float">
            <text:p>0,07407407407407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2962962962963" calcext:value-type="float">
            <text:p>0,1296296296296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944444444444444" calcext:value-type="float">
            <text:p>0,94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870" calcext:value-type="float">
            <text:p>870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6.1111111111111" calcext:value-type="float">
            <text:p>16,11111111111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,87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981481481481482" calcext:value-type="float">
            <text:p>0,981481481481482</text:p>
          </table:table-cell>
          <table:table-cell office:value-type="float" office:value="67" calcext:value-type="float">
            <text:p>67</text:p>
          </table:table-cell>
          <table:table-cell office:value-type="float" office:value="0.0746268656716418" calcext:value-type="float">
            <text:p>0,074626865671642</text:p>
          </table:table-cell>
          <table:table-cell office:value-type="float" office:value="65" calcext:value-type="float">
            <text:p>65</text:p>
          </table:table-cell>
          <table:table-cell office:value-type="float" office:value="0.970149253731343" calcext:value-type="float">
            <text:p>0,970149253731343</text:p>
          </table:table-cell>
          <table:table-cell office:value-type="float" office:value="2" calcext:value-type="float">
            <text:p>2</text:p>
          </table:table-cell>
          <table:table-cell office:value-type="float" office:value="0.0298507462686567" calcext:value-type="float">
            <text:p>0,02985074626865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.3181818181818" calcext:value-type="float">
            <text:p>29,3181818181818</text:p>
          </table:table-cell>
          <table:table-cell office:value-type="float" office:value="0.417910447761194" calcext:value-type="float">
            <text:p>0,417910447761194</text:p>
          </table:table-cell>
          <table:table-cell office:value-type="float" office:value="3" calcext:value-type="float">
            <text:p>3</text:p>
          </table:table-cell>
          <table:table-cell office:value-type="float" office:value="0.0447761194029851" calcext:value-type="float">
            <text:p>0,044776119402985</text:p>
          </table:table-cell>
          <table:table-cell office:value-type="float" office:value="4" calcext:value-type="float">
            <text:p>4</text:p>
          </table:table-cell>
          <table:table-cell office:value-type="float" office:value="0.0597014925373134" calcext:value-type="float">
            <text:p>0,059701492537314</text:p>
          </table:table-cell>
          <table:table-cell office:value-type="float" office:value="58" calcext:value-type="float">
            <text:p>58</text:p>
          </table:table-cell>
          <table:table-cell office:value-type="float" office:value="0.865671641791045" calcext:value-type="float">
            <text:p>0,865671641791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8507462686567" calcext:value-type="float">
            <text:p>0,029850746268657</text:p>
          </table:table-cell>
          <table:table-cell office:value-type="float" office:value="59" calcext:value-type="float">
            <text:p>59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106.813559322034" calcext:value-type="float">
            <text:p>106,813559322034</text:p>
          </table:table-cell>
          <table:table-cell table:number-columns-repeated="2" office:value-type="float" office:value="365.333333333333" calcext:value-type="float">
            <text:p>365,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70149253731343" calcext:value-type="float">
            <text:p>0,970149253731343</text:p>
          </table:table-cell>
          <table:table-cell office:value-type="float" office:value="1.23076923076923" calcext:value-type="float">
            <text:p>1,23076923076923</text:p>
          </table:table-cell>
          <table:table-cell office:value-type="float" office:value="13" calcext:value-type="float">
            <text:p>13</text:p>
          </table:table-cell>
          <table:table-cell office:value-type="float" office:value="0.194029850746269" calcext:value-type="float">
            <text:p>0,194029850746269</text:p>
          </table:table-cell>
          <table:table-cell office:value-type="float" office:value="61" calcext:value-type="float">
            <text:p>6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04477611940299" calcext:value-type="float">
            <text:p>0,104477611940299</text:p>
          </table:table-cell>
          <table:table-cell office:value-type="float" office:value="156.571428571429" calcext:value-type="float">
            <text:p>156,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.99543795620438" calcext:value-type="float">
            <text:p>0,99543795620438</text:p>
          </table:table-cell>
          <table:table-cell office:value-type="float" office:value="1" calcext:value-type="float">
            <text:p>1</text:p>
          </table:table-cell>
          <table:table-cell office:value-type="float" office:value="0.000912408759124087" calcext:value-type="float">
            <text:p>0,00091240875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486.55555556" calcext:value-type="float">
            <text:p>2354486,55555556</text:p>
          </table:table-cell>
          <table:table-cell office:value-type="float" office:value="148" calcext:value-type="float">
            <text:p>148</text:p>
          </table:table-cell>
          <table:table-cell office:value-type="float" office:value="19986292" calcext:value-type="float">
            <text:p>19986292</text:p>
          </table:table-cell>
          <table:table-cell office:value-type="float" office:value="21190379" calcext:value-type="float">
            <text:p>211903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1358024691358" calcext:value-type="float">
            <text:p>0,941358024691358</text:p>
          </table:table-cell>
          <table:table-cell table:number-columns-repeated="2" office:value-type="float" office:value="8.94135802469136" calcext:value-type="float">
            <text:p>8,94135802469136</text:p>
          </table:table-cell>
          <table:table-cell office:value-type="float" office:value="6.3" calcext:value-type="float">
            <text:p>6,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3" calcext:value-type="float">
            <text:p>8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73134328358209" calcext:value-type="float">
            <text:p>8,73134328358209</text:p>
          </table:table-cell>
          <table:table-cell office:value-type="float" office:value="0.0746268656716418" calcext:value-type="float">
            <text:p>0,074626865671642</text:p>
          </table:table-cell>
          <table:table-cell table:number-columns-repeated="2" office:value-type="float" office:value="8.80597014925373" calcext:value-type="float">
            <text:p>8,80597014925373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1.82089552238806" calcext:value-type="float">
            <text:p>1,82089552238806</text:p>
          </table:table-cell>
          <table:table-cell office:value-type="float" office:value="3.92592592592593" calcext:value-type="float">
            <text:p>3,92592592592593</text:p>
          </table:table-cell>
          <table:table-cell office:value-type="float" office:value="6.52294085129906" calcext:value-type="float">
            <text:p>6,52294085129906</text:p>
          </table:table-cell>
          <table:table-cell office:value-type="float" office:value="5.21835268103925" calcext:value-type="float">
            <text:p>5,21835268103925</text:p>
          </table:table-cell>
          <table:table-cell office:value-type="float" office:value="4.81481481481482" calcext:value-type="float">
            <text:p>4,81481481481482</text:p>
          </table:table-cell>
          <table:table-cell office:value-type="float" office:value="4.67592592592593" calcext:value-type="float">
            <text:p>4,67592592592593</text:p>
          </table:table-cell>
          <table:table-cell office:value-type="float" office:value="9.49074074074074" calcext:value-type="float">
            <text:p>9,49074074074074</text:p>
          </table:table-cell>
          <table:table-cell office:value-type="float" office:value="2.84722222222222" calcext:value-type="float">
            <text:p>2,847222222222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22222222222222" calcext:value-type="float">
            <text:p>2,22222222222222</text:p>
          </table:table-cell>
          <table:table-cell table:number-columns-repeated="2" office:value-type="float" office:value="7.22222222222222" calcext:value-type="float">
            <text:p>7,2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941358024691358" calcext:value-type="float">
            <text:p>0,9413580246913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46268656716418" calcext:value-type="float">
            <text:p>0,074626865671642</text:p>
          </table:table-cell>
          <table:table-cell office:value-type="float" office:value="8.73134328358209" calcext:value-type="float">
            <text:p>8,73134328358209</text:p>
          </table:table-cell>
          <table:table-cell office:value-type="float" office:value="3.92592592592593" calcext:value-type="float">
            <text:p>3,92592592592593</text:p>
          </table:table-cell>
          <table:table-cell office:value-type="float" office:value="4.81481481481482" calcext:value-type="float">
            <text:p>4,81481481481482</text:p>
          </table:table-cell>
          <table:table-cell office:value-type="float" office:value="4.67592592592593" calcext:value-type="float">
            <text:p>4,67592592592593</text:p>
          </table:table-cell>
          <table:table-cell office:value-type="float" office:value="10" calcext:value-type="float">
            <text:p>10</text:p>
          </table:table-cell>
          <table:table-cell office:value-type="float" office:value="55.4639948406118" calcext:value-type="float">
            <text:p>55,4639948406118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1.82089552238806" calcext:value-type="float">
            <text:p>1,82089552238806</text:p>
          </table:table-cell>
          <table:table-cell office:value-type="float" office:value="5" calcext:value-type="float">
            <text:p>5</text:p>
          </table:table-cell>
          <table:table-cell office:value-type="float" office:value="2.22222222222222" calcext:value-type="float">
            <text:p>2,22222222222222</text:p>
          </table:table-cell>
          <table:table-cell office:value-type="float" office:value="11.8192371475954" calcext:value-type="float">
            <text:p>11,8192371475954</text:p>
          </table:table-cell>
          <table:table-cell office:value-type="float" office:value="53.8351252994288" calcext:value-type="float">
            <text:p>53,8351252994288</text:p>
          </table:table-cell>
          <table:table-cell office:value-type="float" office:value="74.2832319882071" calcext:value-type="float">
            <text:p>74,2832319882071</text:p>
          </table:table-cell>
          <table:table-cell table:number-columns-repeated="8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8.89152542372881" calcext:value-type="float">
            <text:p>8,89152542372881</text:p>
          </table:table-cell>
          <table:table-cell office:value-type="float" office:value="29.2440677966102" calcext:value-type="float">
            <text:p>29,2440677966102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675.352542372881" calcext:value-type="float">
            <text:p>675,352542372881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.793220338983051" calcext:value-type="float">
            <text:p>0,793220338983051</text:p>
          </table:table-cell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294" calcext:value-type="float">
            <text:p>294</text:p>
          </table:table-cell>
          <table:table-cell office:value-type="float" office:value="0.996610169491526" calcext:value-type="float">
            <text:p>0,996610169491526</text:p>
          </table:table-cell>
          <table:table-cell office:value-type="float" office:value="1.31525423728814" calcext:value-type="float">
            <text:p>1,31525423728814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.986440677966102" calcext:value-type="float">
            <text:p>0,986440677966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993220338983051" calcext:value-type="float">
            <text:p>0,993220338983051</text:p>
          </table:table-cell>
          <table:table-cell office:value-type="float" office:value="293" calcext:value-type="float">
            <text:p>293</text:p>
          </table:table-cell>
          <table:table-cell office:value-type="float" office:value="0.993220338983051" calcext:value-type="float">
            <text:p>0,993220338983051</text:p>
          </table:table-cell>
          <table:table-cell office:value-type="float" office:value="2623" calcext:value-type="float">
            <text:p>2623</text:p>
          </table:table-cell>
          <table:table-cell office:value-type="float" office:value="0.825009531071292" calcext:value-type="float">
            <text:p>0,825009531071292</text:p>
          </table:table-cell>
          <table:table-cell office:value-type="float" office:value="2544" calcext:value-type="float">
            <text:p>2544</text:p>
          </table:table-cell>
          <table:table-cell office:value-type="float" office:value="0.969881814715974" calcext:value-type="float">
            <text:p>0,969881814715974</text:p>
          </table:table-cell>
          <table:table-cell office:value-type="float" office:value="79" calcext:value-type="float">
            <text:p>79</text:p>
          </table:table-cell>
          <table:table-cell office:value-type="float" office:value="0.0301181852840259" calcext:value-type="float">
            <text:p>0,030118185284026</text:p>
          </table:table-cell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45.9113924050633" calcext:value-type="float">
            <text:p>45,9113924050633</text:p>
          </table:table-cell>
          <table:table-cell office:value-type="float" office:value="0.695768204346168" calcext:value-type="float">
            <text:p>0,695768204346168</text:p>
          </table:table-cell>
          <table:table-cell office:value-type="float" office:value="160" calcext:value-type="float">
            <text:p>160</text:p>
          </table:table-cell>
          <table:table-cell office:value-type="float" office:value="0.0609988562714449" calcext:value-type="float">
            <text:p>0,060998856271445</text:p>
          </table:table-cell>
          <table:table-cell office:value-type="float" office:value="1912" calcext:value-type="float">
            <text:p>1912</text:p>
          </table:table-cell>
          <table:table-cell office:value-type="float" office:value="0.728936332443767" calcext:value-type="float">
            <text:p>0,728936332443767</text:p>
          </table:table-cell>
          <table:table-cell office:value-type="float" office:value="535" calcext:value-type="float">
            <text:p>535</text:p>
          </table:table-cell>
          <table:table-cell office:value-type="float" office:value="0.203964925657644" calcext:value-type="float">
            <text:p>0,203964925657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609988562714449" calcext:value-type="float">
            <text:p>0,006099885627144</text:p>
          </table:table-cell>
          <table:table-cell office:value-type="float" office:value="1153" calcext:value-type="float">
            <text:p>1153</text:p>
          </table:table-cell>
          <table:table-cell office:value-type="float" office:value="0.4395730080061" calcext:value-type="float">
            <text:p>0,4395730080061</text:p>
          </table:table-cell>
          <table:table-cell office:value-type="float" office:value="92.9540329575022" calcext:value-type="float">
            <text:p>92,9540329575022</text:p>
          </table:table-cell>
          <table:table-cell table:number-columns-repeated="2" office:value-type="float" office:value="133.39263803681" calcext:value-type="float">
            <text:p>133,3926380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025543271064" calcext:value-type="float">
            <text:p>0,971025543271064</text:p>
          </table:table-cell>
          <table:table-cell office:value-type="float" office:value="1.54676258992806" calcext:value-type="float">
            <text:p>1,54676258992806</text:p>
          </table:table-cell>
          <table:table-cell office:value-type="float" office:value="2120" calcext:value-type="float">
            <text:p>2120</text:p>
          </table:table-cell>
          <table:table-cell office:value-type="float" office:value="0.808234845596645" calcext:value-type="float">
            <text:p>0,808234845596645</text:p>
          </table:table-cell>
          <table:table-cell office:value-type="float" office:value="2516" calcext:value-type="float">
            <text:p>2516</text:p>
          </table:table-cell>
          <table:table-cell office:value-type="float" office:value="0.959207014868471" calcext:value-type="float">
            <text:p>0,959207014868471</text:p>
          </table:table-cell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0.410217308425467" calcext:value-type="float">
            <text:p>0,410217308425467</text:p>
          </table:table-cell>
          <table:table-cell office:value-type="float" office:value="2082" calcext:value-type="float">
            <text:p>2082</text:p>
          </table:table-cell>
          <table:table-cell office:value-type="float" office:value="0.793747617232177" calcext:value-type="float">
            <text:p>0,793747617232177</text:p>
          </table:table-cell>
          <table:table-cell office:value-type="float" office:value="10.4583934583935" calcext:value-type="float">
            <text:p>10,4583934583935</text:p>
          </table:table-cell>
          <table:table-cell office:value-type="float" office:value="16" calcext:value-type="float">
            <text:p>16</text:p>
          </table:table-cell>
          <table:table-cell office:value-type="float" office:value="0.00768491834774256" calcext:value-type="float">
            <text:p>0,007684918347743</text:p>
          </table:table-cell>
          <table:table-cell office:value-type="float" office:value="48" calcext:value-type="float">
            <text:p>48</text:p>
          </table:table-cell>
          <table:table-cell office:value-type="float" office:value="0.0230547550432277" calcext:value-type="float">
            <text:p>0,023054755043228</text:p>
          </table:table-cell>
          <table:table-cell office:value-type="float" office:value="42" calcext:value-type="float">
            <text:p>42</text:p>
          </table:table-cell>
          <table:table-cell office:value-type="float" office:value="0.0201729106628242" calcext:value-type="float">
            <text:p>0,020172910662824</text:p>
          </table:table-cell>
          <table:table-cell office:value-type="float" office:value="7387" calcext:value-type="float">
            <text:p>7387</text:p>
          </table:table-cell>
          <table:table-cell office:value-type="float" office:value="0.33974152600837" calcext:value-type="float">
            <text:p>0,33974152600837</text:p>
          </table:table-cell>
          <table:table-cell office:value-type="float" office:value="1483" calcext:value-type="float">
            <text:p>1483</text:p>
          </table:table-cell>
          <table:table-cell office:value-type="float" office:value="0.0682058593570345" calcext:value-type="float">
            <text:p>0,068205859357035</text:p>
          </table:table-cell>
          <table:table-cell office:value-type="float" office:value="123" calcext:value-type="float">
            <text:p>123</text:p>
          </table:table-cell>
          <table:table-cell office:value-type="float" office:value="0.00565699305523617" calcext:value-type="float">
            <text:p>0,005656993055236</text:p>
          </table:table-cell>
          <table:table-cell office:value-type="float" office:value="242527.44049904" calcext:value-type="float">
            <text:p>242527,44049904</text:p>
          </table:table-cell>
          <table:table-cell office:value-type="float" office:value="29" calcext:value-type="float">
            <text:p>29</text:p>
          </table:table-cell>
          <table:table-cell office:value-type="float" office:value="15042751" calcext:value-type="float">
            <text:p>15042751</text:p>
          </table:table-cell>
          <table:table-cell office:value-type="float" office:value="505427186" calcext:value-type="float">
            <text:p>5054271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6610169491526" calcext:value-type="float">
            <text:p>0,996610169491526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2" office:value-type="float" office:value="8.82994350282486" calcext:value-type="float">
            <text:p>8,82994350282486</text:p>
          </table:table-cell>
          <table:table-cell office:value-type="float" office:value="6.29169491525424" calcext:value-type="float">
            <text:p>6,29169491525424</text:p>
          </table:table-cell>
          <table:table-cell office:value-type="float" office:value="0.901840490797546" calcext:value-type="float">
            <text:p>0,901840490797546</text:p>
          </table:table-cell>
          <table:table-cell office:value-type="float" office:value="0.705521472392638" calcext:value-type="float">
            <text:p>0,705521472392638</text:p>
          </table:table-cell>
          <table:table-cell office:value-type="float" office:value="0.742331288343558" calcext:value-type="float">
            <text:p>0,742331288343558</text:p>
          </table:table-cell>
          <table:table-cell table:number-columns-repeated="2" office:value-type="float" office:value="8.64138816678798" calcext:value-type="float">
            <text:p>8,641388166787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8813559322034" calcext:value-type="float">
            <text:p>0,128813559322034</text:p>
          </table:table-cell>
          <table:table-cell office:value-type="float" office:value="8.12881355932203" calcext:value-type="float">
            <text:p>8,12881355932203</text:p>
          </table:table-cell>
          <table:table-cell office:value-type="float" office:value="5.69016949152542" calcext:value-type="float">
            <text:p>5,69016949152542</text:p>
          </table:table-cell>
          <table:table-cell office:value-type="float" office:value="8.72893633244377" calcext:value-type="float">
            <text:p>8,72893633244377</text:p>
          </table:table-cell>
          <table:table-cell office:value-type="float" office:value="0.825009531071292" calcext:value-type="float">
            <text:p>0,825009531071292</text:p>
          </table:table-cell>
          <table:table-cell table:number-columns-repeated="2" office:value-type="float" office:value="9.55394586351506" calcext:value-type="float">
            <text:p>9,55394586351506</text:p>
          </table:table-cell>
          <table:table-cell office:value-type="float" office:value="3.23293938238658" calcext:value-type="float">
            <text:p>3,23293938238658</text:p>
          </table:table-cell>
          <table:table-cell office:value-type="float" office:value="1.91841402973694" calcext:value-type="float">
            <text:p>1,91841402973694</text:p>
          </table:table-cell>
          <table:table-cell office:value-type="float" office:value="3.9728813559322" calcext:value-type="float">
            <text:p>3,9728813559322</text:p>
          </table:table-cell>
          <table:table-cell office:value-type="float" office:value="9.12423476805573" calcext:value-type="float">
            <text:p>9,12423476805573</text:p>
          </table:table-cell>
          <table:table-cell office:value-type="float" office:value="7.29938781444458" calcext:value-type="float">
            <text:p>7,29938781444458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8812260536399" calcext:value-type="float">
            <text:p>4,58812260536399</text:p>
          </table:table-cell>
          <table:table-cell table:number-columns-repeated="2" office:value-type="float" office:value="9.58812260536399" calcext:value-type="float">
            <text:p>9,588122605363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6610169491526" calcext:value-type="float">
            <text:p>0,996610169491526</text:p>
          </table:table-cell>
          <table:table-cell office:value-type="float" office:value="6.29169491525424" calcext:value-type="float">
            <text:p>6,291694915254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28813559322034" calcext:value-type="float">
            <text:p>0,128813559322034</text:p>
          </table:table-cell>
          <table:table-cell office:value-type="float" office:value="0.825009531071292" calcext:value-type="float">
            <text:p>0,825009531071292</text:p>
          </table:table-cell>
          <table:table-cell office:value-type="float" office:value="8.72893633244377" calcext:value-type="float">
            <text:p>8,72893633244377</text:p>
          </table:table-cell>
          <table:table-cell office:value-type="float" office:value="3.9728813559322" calcext:value-type="float">
            <text:p>3,972881355932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2772791968484" calcext:value-type="float">
            <text:p>42,2772791968484</text:p>
          </table:table-cell>
          <table:table-cell office:value-type="float" office:value="0.901840490797546" calcext:value-type="float">
            <text:p>0,901840490797546</text:p>
          </table:table-cell>
          <table:table-cell office:value-type="float" office:value="0.705521472392638" calcext:value-type="float">
            <text:p>0,705521472392638</text:p>
          </table:table-cell>
          <table:table-cell office:value-type="float" office:value="0.742331288343558" calcext:value-type="float">
            <text:p>0,742331288343558</text:p>
          </table:table-cell>
          <table:table-cell office:value-type="float" office:value="3.23293938238658" calcext:value-type="float">
            <text:p>3,23293938238658</text:p>
          </table:table-cell>
          <table:table-cell office:value-type="float" office:value="1.91841402973694" calcext:value-type="float">
            <text:p>1,91841402973694</text:p>
          </table:table-cell>
          <table:table-cell office:value-type="float" office:value="5" calcext:value-type="float">
            <text:p>5</text:p>
          </table:table-cell>
          <table:table-cell office:value-type="float" office:value="4.58812260536399" calcext:value-type="float">
            <text:p>4,58812260536399</text:p>
          </table:table-cell>
          <table:table-cell office:value-type="float" office:value="17.0891692690212" calcext:value-type="float">
            <text:p>17,0891692690212</text:p>
          </table:table-cell>
          <table:table-cell office:value-type="float" office:value="53.3529574444619" calcext:value-type="float">
            <text:p>53,3529574444619</text:p>
          </table:table-cell>
          <table:table-cell office:value-type="float" office:value="64.3664484658696" calcext:value-type="float">
            <text:p>64,3664484658696</text:p>
          </table:table-cell>
          <table:table-cell table:number-columns-repeated="83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11.3031088082902" calcext:value-type="float">
            <text:p>11,3031088082902</text:p>
          </table:table-cell>
          <table:table-cell office:value-type="float" office:value="42.2927461139896" calcext:value-type="float">
            <text:p>42,2927461139896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56.183937823834" calcext:value-type="float">
            <text:p>256,183937823834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.99740932642487" calcext:value-type="float">
            <text:p>0,997409326424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746113989637306" calcext:value-type="float">
            <text:p>0,746113989637306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.950777202072539" calcext:value-type="float">
            <text:p>0,950777202072539</text:p>
          </table:table-cell>
          <table:table-cell office:value-type="float" office:value="379" calcext:value-type="float">
            <text:p>379</text:p>
          </table:table-cell>
          <table:table-cell office:value-type="float" office:value="23" calcext:value-type="float">
            <text:p>23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0.981865284974093" calcext:value-type="float">
            <text:p>0,981865284974093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379" calcext:value-type="float">
            <text:p>379</text:p>
          </table:table-cell>
          <table:table-cell office:value-type="float" office:value="0.981865284974093" calcext:value-type="float">
            <text:p>0,981865284974093</text:p>
          </table:table-cell>
          <table:table-cell office:value-type="float" office:value="378" calcext:value-type="float">
            <text:p>378</text:p>
          </table:table-cell>
          <table:table-cell office:value-type="float" office:value="0.979274611398964" calcext:value-type="float">
            <text:p>0,979274611398964</text:p>
          </table:table-cell>
          <table:table-cell office:value-type="float" office:value="4363" calcext:value-type="float">
            <text:p>4363</text:p>
          </table:table-cell>
          <table:table-cell office:value-type="float" office:value="0.81503552601421" calcext:value-type="float">
            <text:p>0,81503552601421</text:p>
          </table:table-cell>
          <table:table-cell office:value-type="float" office:value="4339" calcext:value-type="float">
            <text:p>4339</text:p>
          </table:table-cell>
          <table:table-cell office:value-type="float" office:value="0.994499197799679" calcext:value-type="float">
            <text:p>0,994499197799679</text:p>
          </table:table-cell>
          <table:table-cell office:value-type="float" office:value="24" calcext:value-type="float">
            <text:p>24</text:p>
          </table:table-cell>
          <table:table-cell office:value-type="float" office:value="0.00550080220032088" calcext:value-type="float">
            <text:p>0,005500802200321</text:p>
          </table:table-cell>
          <table:table-cell office:value-type="float" office:value="1" calcext:value-type="float">
            <text:p>1</text:p>
          </table:table-cell>
          <table:table-cell office:value-type="float" office:value="4097" calcext:value-type="float">
            <text:p>4097</text:p>
          </table:table-cell>
          <table:table-cell office:value-type="float" office:value="52.3623188405797" calcext:value-type="float">
            <text:p>52,3623188405797</text:p>
          </table:table-cell>
          <table:table-cell office:value-type="float" office:value="0.93903277561311" calcext:value-type="float">
            <text:p>0,93903277561311</text:p>
          </table:table-cell>
          <table:table-cell office:value-type="float" office:value="1185" calcext:value-type="float">
            <text:p>1185</text:p>
          </table:table-cell>
          <table:table-cell office:value-type="float" office:value="0.271602108640843" calcext:value-type="float">
            <text:p>0,271602108640843</text:p>
          </table:table-cell>
          <table:table-cell office:value-type="float" office:value="2823" calcext:value-type="float">
            <text:p>2823</text:p>
          </table:table-cell>
          <table:table-cell office:value-type="float" office:value="0.647031858812743" calcext:value-type="float">
            <text:p>0,647031858812743</text:p>
          </table:table-cell>
          <table:table-cell office:value-type="float" office:value="320" calcext:value-type="float">
            <text:p>320</text:p>
          </table:table-cell>
          <table:table-cell office:value-type="float" office:value="0.0733440293376118" calcext:value-type="float">
            <text:p>0,073344029337612</text:p>
          </table:table-cell>
          <table:table-cell office:value-type="float" office:value="1" calcext:value-type="float">
            <text:p>1</text:p>
          </table:table-cell>
          <table:table-cell office:value-type="float" office:value="0.000229200091680037" calcext:value-type="float">
            <text:p>0,0002292000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779280311712125" calcext:value-type="float">
            <text:p>0,007792803117121</text:p>
          </table:table-cell>
          <table:table-cell office:value-type="float" office:value="4362" calcext:value-type="float">
            <text:p>4362</text:p>
          </table:table-cell>
          <table:table-cell office:value-type="float" office:value="0.99977079990832" calcext:value-type="float">
            <text:p>0,99977079990832</text:p>
          </table:table-cell>
          <table:table-cell office:value-type="float" office:value="213.599954149473" calcext:value-type="float">
            <text:p>213,599954149473</text:p>
          </table:table-cell>
          <table:table-cell table:number-columns-repeated="2" office:value-type="float" office:value="222.498336106489" calcext:value-type="float">
            <text:p>222,49833610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9954159981664" calcext:value-type="float">
            <text:p>0,99954159981664</text:p>
          </table:table-cell>
          <table:table-cell office:value-type="float" office:value="1.10362694300518" calcext:value-type="float">
            <text:p>1,10362694300518</text:p>
          </table:table-cell>
          <table:table-cell office:value-type="float" office:value="4321" calcext:value-type="float">
            <text:p>4321</text:p>
          </table:table-cell>
          <table:table-cell office:value-type="float" office:value="0.990373596149438" calcext:value-type="float">
            <text:p>0,990373596149438</text:p>
          </table:table-cell>
          <table:table-cell office:value-type="float" office:value="4337" calcext:value-type="float">
            <text:p>4337</text:p>
          </table:table-cell>
          <table:table-cell office:value-type="float" office:value="0.994040797616319" calcext:value-type="float">
            <text:p>0,994040797616319</text:p>
          </table:table-cell>
          <table:table-cell office:value-type="float" office:value="4363" calcext:value-type="float">
            <text:p>4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3" calcext:value-type="float">
            <text:p>4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0.25303690121476" calcext:value-type="float">
            <text:p>0,25303690121476</text:p>
          </table:table-cell>
          <table:table-cell office:value-type="float" office:value="4049" calcext:value-type="float">
            <text:p>4049</text:p>
          </table:table-cell>
          <table:table-cell office:value-type="float" office:value="0.928031171212468" calcext:value-type="float">
            <text:p>0,928031171212468</text:p>
          </table:table-cell>
          <table:table-cell office:value-type="float" office:value="66.4124658554755" calcext:value-type="float">
            <text:p>66,4124658554755</text:p>
          </table:table-cell>
          <table:table-cell office:value-type="float" office:value="229" calcext:value-type="float">
            <text:p>229</text:p>
          </table:table-cell>
          <table:table-cell office:value-type="float" office:value="0.0565571746110151" calcext:value-type="float">
            <text:p>0,056557174611015</text:p>
          </table:table-cell>
          <table:table-cell office:value-type="float" office:value="227" calcext:value-type="float">
            <text:p>227</text:p>
          </table:table-cell>
          <table:table-cell office:value-type="float" office:value="0.0560632254877748" calcext:value-type="float">
            <text:p>0,056063225487775</text:p>
          </table:table-cell>
          <table:table-cell office:value-type="float" office:value="506" calcext:value-type="float">
            <text:p>506</text:p>
          </table:table-cell>
          <table:table-cell office:value-type="float" office:value="0.124969128179797" calcext:value-type="float">
            <text:p>0,124969128179797</text:p>
          </table:table-cell>
          <table:table-cell office:value-type="float" office:value="226224" calcext:value-type="float">
            <text:p>226224</text:p>
          </table:table-cell>
          <table:table-cell office:value-type="float" office:value="0.845877439304824" calcext:value-type="float">
            <text:p>0,845877439304824</text:p>
          </table:table-cell>
          <table:table-cell office:value-type="float" office:value="227" calcext:value-type="float">
            <text:p>227</text:p>
          </table:table-cell>
          <table:table-cell office:value-type="float" office:value="0.000848778992159077" calcext:value-type="float">
            <text:p>0,000848778992159</text:p>
          </table:table-cell>
          <table:table-cell office:value-type="float" office:value="513" calcext:value-type="float">
            <text:p>513</text:p>
          </table:table-cell>
          <table:table-cell office:value-type="float" office:value="0.00191816573998946" calcext:value-type="float">
            <text:p>0,001918165739989</text:p>
          </table:table-cell>
          <table:table-cell office:value-type="float" office:value="71912.751052762" calcext:value-type="float">
            <text:p>71912,751052762</text:p>
          </table:table-cell>
          <table:table-cell office:value-type="float" office:value="45" calcext:value-type="float">
            <text:p>45</text:p>
          </table:table-cell>
          <table:table-cell office:value-type="float" office:value="8148275" calcext:value-type="float">
            <text:p>8148275</text:p>
          </table:table-cell>
          <table:table-cell office:value-type="float" office:value="290311776" calcext:value-type="float">
            <text:p>2903117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50777202072539" calcext:value-type="float">
            <text:p>0,950777202072539</text:p>
          </table:table-cell>
          <table:table-cell office:value-type="float" office:value="0" calcext:value-type="float">
            <text:p>0</text:p>
          </table:table-cell>
          <table:table-cell office:value-type="float" office:value="0.833765112262522" calcext:value-type="float">
            <text:p>0,833765112262522</text:p>
          </table:table-cell>
          <table:table-cell table:number-columns-repeated="2" office:value-type="float" office:value="8.78454231433506" calcext:value-type="float">
            <text:p>8,78454231433506</text:p>
          </table:table-cell>
          <table:table-cell office:value-type="float" office:value="6.2419689119171" calcext:value-type="float">
            <text:p>6,2419689119171</text:p>
          </table:table-cell>
          <table:table-cell office:value-type="float" office:value="0.809484193011647" calcext:value-type="float">
            <text:p>0,809484193011647</text:p>
          </table:table-cell>
          <table:table-cell office:value-type="float" office:value="0.811148086522462" calcext:value-type="float">
            <text:p>0,811148086522462</text:p>
          </table:table-cell>
          <table:table-cell office:value-type="float" office:value="0.579034941763727" calcext:value-type="float">
            <text:p>0,579034941763727</text:p>
          </table:table-cell>
          <table:table-cell table:number-columns-repeated="2" office:value-type="float" office:value="8.44163613321494" calcext:value-type="float">
            <text:p>8,441636133214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7046632124352" calcext:value-type="float">
            <text:p>0,487046632124352</text:p>
          </table:table-cell>
          <table:table-cell office:value-type="float" office:value="8.48704663212435" calcext:value-type="float">
            <text:p>8,48704663212435</text:p>
          </table:table-cell>
          <table:table-cell office:value-type="float" office:value="5.94093264248705" calcext:value-type="float">
            <text:p>5,94093264248705</text:p>
          </table:table-cell>
          <table:table-cell office:value-type="float" office:value="8.95049278019711" calcext:value-type="float">
            <text:p>8,95049278019711</text:p>
          </table:table-cell>
          <table:table-cell office:value-type="float" office:value="0.81503552601421" calcext:value-type="float">
            <text:p>0,81503552601421</text:p>
          </table:table-cell>
          <table:table-cell table:number-columns-repeated="2" office:value-type="float" office:value="9.76552830621132" calcext:value-type="float">
            <text:p>9,76552830621132</text:p>
          </table:table-cell>
          <table:table-cell office:value-type="float" office:value="3.96149438459775" calcext:value-type="float">
            <text:p>3,96149438459775</text:p>
          </table:table-cell>
          <table:table-cell office:value-type="float" office:value="1.98808159523264" calcext:value-type="float">
            <text:p>1,98808159523264</text:p>
          </table:table-cell>
          <table:table-cell office:value-type="float" office:value="3.91709844559585" calcext:value-type="float">
            <text:p>3,91709844559585</text:p>
          </table:table-cell>
          <table:table-cell office:value-type="float" office:value="9.86667442542625" calcext:value-type="float">
            <text:p>9,86667442542625</text:p>
          </table:table-cell>
          <table:table-cell office:value-type="float" office:value="7.893339540341" calcext:value-type="float">
            <text:p>7,893339540341</text:p>
          </table:table-cell>
          <table:table-cell office:value-type="float" office:value="2.50647668393782" calcext:value-type="float">
            <text:p>2,50647668393782</text:p>
          </table:table-cell>
          <table:table-cell office:value-type="float" office:value="5" calcext:value-type="float">
            <text:p>5</text:p>
          </table:table-cell>
          <table:table-cell office:value-type="float" office:value="7.50647668393782" calcext:value-type="float">
            <text:p>7,50647668393782</text:p>
          </table:table-cell>
          <table:table-cell office:value-type="float" office:value="2.25194300518135" calcext:value-type="float">
            <text:p>2,25194300518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876329458323" calcext:value-type="float">
            <text:p>4,99876329458323</text:p>
          </table:table-cell>
          <table:table-cell office:value-type="float" office:value="3.49369280237447" calcext:value-type="float">
            <text:p>3,49369280237447</text:p>
          </table:table-cell>
          <table:table-cell table:number-columns-repeated="2" office:value-type="float" office:value="8.49245609695771" calcext:value-type="float">
            <text:p>8,492456096957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3765112262522" calcext:value-type="float">
            <text:p>0,8337651122625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50777202072539" calcext:value-type="float">
            <text:p>0,950777202072539</text:p>
          </table:table-cell>
          <table:table-cell office:value-type="float" office:value="6.2419689119171" calcext:value-type="float">
            <text:p>6,24196891191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87046632124352" calcext:value-type="float">
            <text:p>0,487046632124352</text:p>
          </table:table-cell>
          <table:table-cell office:value-type="float" office:value="0.81503552601421" calcext:value-type="float">
            <text:p>0,81503552601421</text:p>
          </table:table-cell>
          <table:table-cell office:value-type="float" office:value="8.95049278019711" calcext:value-type="float">
            <text:p>8,95049278019711</text:p>
          </table:table-cell>
          <table:table-cell office:value-type="float" office:value="3.91709844559585" calcext:value-type="float">
            <text:p>3,91709844559585</text:p>
          </table:table-cell>
          <table:table-cell office:value-type="float" office:value="2.50647668393782" calcext:value-type="float">
            <text:p>2,506476683937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7026612941215" calcext:value-type="float">
            <text:p>42,7026612941215</text:p>
          </table:table-cell>
          <table:table-cell office:value-type="float" office:value="0.809484193011647" calcext:value-type="float">
            <text:p>0,809484193011647</text:p>
          </table:table-cell>
          <table:table-cell office:value-type="float" office:value="0.811148086522462" calcext:value-type="float">
            <text:p>0,811148086522462</text:p>
          </table:table-cell>
          <table:table-cell office:value-type="float" office:value="0.579034941763727" calcext:value-type="float">
            <text:p>0,579034941763727</text:p>
          </table:table-cell>
          <table:table-cell office:value-type="float" office:value="3.96149438459775" calcext:value-type="float">
            <text:p>3,96149438459775</text:p>
          </table:table-cell>
          <table:table-cell office:value-type="float" office:value="1.98808159523264" calcext:value-type="float">
            <text:p>1,98808159523264</text:p>
          </table:table-cell>
          <table:table-cell office:value-type="float" office:value="4.99876329458323" calcext:value-type="float">
            <text:p>4,99876329458323</text:p>
          </table:table-cell>
          <table:table-cell office:value-type="float" office:value="3.49369280237447" calcext:value-type="float">
            <text:p>3,49369280237447</text:p>
          </table:table-cell>
          <table:table-cell office:value-type="float" office:value="16.6416992980859" calcext:value-type="float">
            <text:p>16,6416992980859</text:p>
          </table:table-cell>
          <table:table-cell office:value-type="float" office:value="53.0703780387284" calcext:value-type="float">
            <text:p>53,0703780387284</text:p>
          </table:table-cell>
          <table:table-cell office:value-type="float" office:value="64.3443605922075" calcext:value-type="float">
            <text:p>64,3443605922075</text:p>
          </table:table-cell>
          <table:table-cell table:number-columns-repeated="83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5.5492957746479" calcext:value-type="float">
            <text:p>45,549295774647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66.281690140845" calcext:value-type="float">
            <text:p>666,28169014084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887323943661972" calcext:value-type="float">
            <text:p>0,8873239436619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1.7887323943662" calcext:value-type="float">
            <text:p>1,788732394366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.802816901408451" calcext:value-type="float">
            <text:p>0,802816901408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549295774647887" calcext:value-type="float">
            <text:p>0,549295774647887</text:p>
          </table:table-cell>
          <table:table-cell office:value-type="float" office:value="141" calcext:value-type="float">
            <text:p>141</text:p>
          </table:table-cell>
          <table:table-cell office:value-type="float" office:value="0.992957746478873" calcext:value-type="float">
            <text:p>0,992957746478873</text:p>
          </table:table-cell>
          <table:table-cell office:value-type="float" office:value="1" calcext:value-type="float">
            <text:p>1</text:p>
          </table:table-cell>
          <table:table-cell office:value-type="float" office:value="0.00704225352112676" calcext:value-type="float">
            <text:p>0,0070422535211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0.8125" calcext:value-type="float">
            <text:p>30,8125</text:p>
          </table:table-cell>
          <table:table-cell office:value-type="float" office:value="0.971830985915493" calcext:value-type="float">
            <text:p>0,971830985915493</text:p>
          </table:table-cell>
          <table:table-cell office:value-type="float" office:value="4" calcext:value-type="float">
            <text:p>4</text:p>
          </table:table-cell>
          <table:table-cell office:value-type="float" office:value="0.028169014084507" calcext:value-type="float">
            <text:p>0,028169014084507</text:p>
          </table:table-cell>
          <table:table-cell office:value-type="float" office:value="69" calcext:value-type="float">
            <text:p>69</text:p>
          </table:table-cell>
          <table:table-cell office:value-type="float" office:value="0.485915492957747" calcext:value-type="float">
            <text:p>0,485915492957747</text:p>
          </table:table-cell>
          <table:table-cell office:value-type="float" office:value="68" calcext:value-type="float">
            <text:p>68</text:p>
          </table:table-cell>
          <table:table-cell office:value-type="float" office:value="0.47887323943662" calcext:value-type="float">
            <text:p>0,4788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414.335714285714" calcext:value-type="float">
            <text:p>414,335714285714</text:p>
          </table:table-cell>
          <table:table-cell table:number-columns-repeated="2" office:value-type="float" office:value="4.75" calcext:value-type="float">
            <text:p>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92957746478873" calcext:value-type="float">
            <text:p>0,992957746478873</text:p>
          </table:table-cell>
          <table:table-cell office:value-type="float" office:value="1.52857142857143" calcext:value-type="float">
            <text:p>1,52857142857143</text:p>
          </table:table-cell>
          <table:table-cell office:value-type="float" office:value="78" calcext:value-type="float">
            <text:p>78</text:p>
          </table:table-cell>
          <table:table-cell office:value-type="float" office:value="0.549295774647887" calcext:value-type="float">
            <text:p>0,549295774647887</text:p>
          </table:table-cell>
          <table:table-cell office:value-type="float" office:value="140" calcext:value-type="float">
            <text:p>140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.887323943661972" calcext:value-type="float">
            <text:p>0,887323943661972</text:p>
          </table:table-cell>
          <table:table-cell office:value-type="float" office:value="73" calcext:value-type="float">
            <text:p>73</text:p>
          </table:table-cell>
          <table:table-cell office:value-type="float" office:value="0.514084507042254" calcext:value-type="float">
            <text:p>0,514084507042254</text:p>
          </table:table-cell>
          <table:table-cell office:value-type="float" office:value="0.26027397260274" calcext:value-type="float">
            <text:p>0,26027397260274</text:p>
          </table:table-cell>
          <table:table-cell office:value-type="float" office:value="1" calcext:value-type="float">
            <text:p>1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1" calcext:value-type="float">
            <text:p>1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1" calcext:value-type="float">
            <text:p>1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1" calcext:value-type="float">
            <text:p>1</text:p>
          </table:table-cell>
          <table:table-cell office:value-type="float" office:value="0.0526315789473684" calcext:value-type="float">
            <text:p>0,052631578947369</text:p>
          </table:table-cell>
          <table:table-cell office:value-type="float" office:value="1" calcext:value-type="float">
            <text:p>1</text:p>
          </table:table-cell>
          <table:table-cell office:value-type="float" office:value="0.0526315789473684" calcext:value-type="float">
            <text:p>0,052631578947369</text:p>
          </table:table-cell>
          <table:table-cell office:value-type="float" office:value="10" calcext:value-type="float">
            <text:p>10</text:p>
          </table:table-cell>
          <table:table-cell office:value-type="float" office:value="0.526315789473684" calcext:value-type="float">
            <text:p>0,526315789473684</text:p>
          </table:table-cell>
          <table:table-cell office:value-type="float" office:value="142073.635135135" calcext:value-type="float">
            <text:p>142073,635135135</text:p>
          </table:table-cell>
          <table:table-cell office:value-type="float" office:value="473" calcext:value-type="float">
            <text:p>473</text:p>
          </table:table-cell>
          <table:table-cell office:value-type="float" office:value="5532271" calcext:value-type="float">
            <text:p>5532271</text:p>
          </table:table-cell>
          <table:table-cell office:value-type="float" office:value="10513449" calcext:value-type="float">
            <text:p>105134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0" calcext:value-type="float">
            <text:p>0</text:p>
          </table:table-cell>
          <table:table-cell office:value-type="float" office:value="0.852112676056338" calcext:value-type="float">
            <text:p>0,852112676056338</text:p>
          </table:table-cell>
          <table:table-cell table:number-columns-repeated="2" office:value-type="float" office:value="8.83802816901408" calcext:value-type="float">
            <text:p>8,83802816901408</text:p>
          </table:table-cell>
          <table:table-cell office:value-type="float" office:value="6.21619718309859" calcext:value-type="float">
            <text:p>6,21619718309859</text:p>
          </table:table-cell>
          <table:table-cell table:number-columns-repeated="3" office:value-type="float" office:value="0.75" calcext:value-type="float">
            <text:p>0,75</text:p>
          </table:table-cell>
          <table:table-cell table:number-columns-repeated="2" office:value-type="float" office:value="8.46619718309859" calcext:value-type="float">
            <text:p>8,466197183098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8169014084507" calcext:value-type="float">
            <text:p>0,028169014084507</text:p>
          </table:table-cell>
          <table:table-cell office:value-type="float" office:value="8.02816901408451" calcext:value-type="float">
            <text:p>8,02816901408451</text:p>
          </table:table-cell>
          <table:table-cell office:value-type="float" office:value="5.61971830985916" calcext:value-type="float">
            <text:p>5,61971830985916</text:p>
          </table:table-cell>
          <table:table-cell office:value-type="float" office:value="8.93661971830986" calcext:value-type="float">
            <text:p>8,93661971830986</text:p>
          </table:table-cell>
          <table:table-cell office:value-type="float" office:value="0.549295774647887" calcext:value-type="float">
            <text:p>0,549295774647887</text:p>
          </table:table-cell>
          <table:table-cell table:number-columns-repeated="2" office:value-type="float" office:value="9.48591549295775" calcext:value-type="float">
            <text:p>9,48591549295775</text:p>
          </table:table-cell>
          <table:table-cell office:value-type="float" office:value="2.19718309859155" calcext:value-type="float">
            <text:p>2,19718309859155</text:p>
          </table:table-cell>
          <table:table-cell office:value-type="float" office:value="1.97183098591549" calcext:value-type="float">
            <text:p>1,97183098591549</text:p>
          </table:table-cell>
          <table:table-cell office:value-type="float" office:value="4" calcext:value-type="float">
            <text:p>4</text:p>
          </table:table-cell>
          <table:table-cell office:value-type="float" office:value="8.16901408450704" calcext:value-type="float">
            <text:p>8,16901408450704</text:p>
          </table:table-cell>
          <table:table-cell office:value-type="float" office:value="6.53521126760563" calcext:value-type="float">
            <text:p>6,53521126760563</text:p>
          </table:table-cell>
          <table:table-cell office:value-type="float" office:value="2.78169014084507" calcext:value-type="float">
            <text:p>2,78169014084507</text:p>
          </table:table-cell>
          <table:table-cell office:value-type="float" office:value="5" calcext:value-type="float">
            <text:p>5</text:p>
          </table:table-cell>
          <table:table-cell office:value-type="float" office:value="7.78169014084507" calcext:value-type="float">
            <text:p>7,78169014084507</text:p>
          </table:table-cell>
          <table:table-cell office:value-type="float" office:value="2.33450704225352" calcext:value-type="float">
            <text:p>2,33450704225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6216216216216" calcext:value-type="float">
            <text:p>4,66216216216216</text:p>
          </table:table-cell>
          <table:table-cell table:number-columns-repeated="2" office:value-type="float" office:value="9.66216216216216" calcext:value-type="float">
            <text:p>9,66216216216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52112676056338" calcext:value-type="float">
            <text:p>0,852112676056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5915492957746" calcext:value-type="float">
            <text:p>0,985915492957746</text:p>
          </table:table-cell>
          <table:table-cell office:value-type="float" office:value="6.21619718309859" calcext:value-type="float">
            <text:p>6,216197183098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8169014084507" calcext:value-type="float">
            <text:p>0,028169014084507</text:p>
          </table:table-cell>
          <table:table-cell office:value-type="float" office:value="0.549295774647887" calcext:value-type="float">
            <text:p>0,549295774647887</text:p>
          </table:table-cell>
          <table:table-cell office:value-type="float" office:value="8.93661971830986" calcext:value-type="float">
            <text:p>8,93661971830986</text:p>
          </table:table-cell>
          <table:table-cell office:value-type="float" office:value="4" calcext:value-type="float">
            <text:p>4</text:p>
          </table:table-cell>
          <table:table-cell office:value-type="float" office:value="2.78169014084507" calcext:value-type="float">
            <text:p>2,781690140845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float" office:value="2.19718309859155" calcext:value-type="float">
            <text:p>2,19718309859155</text:p>
          </table:table-cell>
          <table:table-cell office:value-type="float" office:value="1.97183098591549" calcext:value-type="float">
            <text:p>1,97183098591549</text:p>
          </table:table-cell>
          <table:table-cell office:value-type="float" office:value="5" calcext:value-type="float">
            <text:p>5</text:p>
          </table:table-cell>
          <table:table-cell office:value-type="float" office:value="4.66216216216216" calcext:value-type="float">
            <text:p>4,66216216216216</text:p>
          </table:table-cell>
          <table:table-cell office:value-type="float" office:value="16.0811762466692" calcext:value-type="float">
            <text:p>16,0811762466692</text:p>
          </table:table-cell>
          <table:table-cell office:value-type="float" office:value="52.9417396269509" calcext:value-type="float">
            <text:p>52,9417396269509</text:p>
          </table:table-cell>
          <table:table-cell office:value-type="float" office:value="64.4311762466692" calcext:value-type="float">
            <text:p>64,4311762466692</text:p>
          </table:table-cell>
          <table:table-cell table:number-columns-repeated="8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  <table:table-cell office:value-type="float" office:value="3.3489010989011" calcext:value-type="float">
            <text:p>3,3489010989011</text:p>
          </table:table-cell>
          <table:table-cell office:value-type="float" office:value="39.1199633699634" calcext:value-type="float">
            <text:p>39,1199633699634</text:p>
          </table:table-cell>
          <table:table-cell office:value-type="float" office:value="1087" calcext:value-type="float">
            <text:p>1087</text:p>
          </table:table-cell>
          <table:table-cell office:value-type="float" office:value="0.995421245421245" calcext:value-type="float">
            <text:p>0,995421245421245</text:p>
          </table:table-cell>
          <table:table-cell office:value-type="float" office:value="281.785648574057" calcext:value-type="float">
            <text:p>281,785648574057</text:p>
          </table:table-cell>
          <table:table-cell office:value-type="float" office:value="33" calcext:value-type="float">
            <text:p>33</text:p>
          </table:table-cell>
          <table:table-cell office:value-type="float" office:value="619" calcext:value-type="float">
            <text:p>619</text:p>
          </table:table-cell>
          <table:table-cell office:value-type="float" office:value="0.566849816849817" calcext:value-type="float">
            <text:p>0,566849816849817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0.456043956043956" calcext:value-type="float">
            <text:p>0,456043956043956</text:p>
          </table:table-cell>
          <table:table-cell office:value-type="float" office:value="62" calcext:value-type="float">
            <text:p>62</text:p>
          </table:table-cell>
          <table:table-cell office:value-type="float" office:value="549" calcext:value-type="float">
            <text:p>549</text:p>
          </table:table-cell>
          <table:table-cell office:value-type="float" office:value="0.502747252747253" calcext:value-type="float">
            <text:p>0,50274725274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0.46978021978022" calcext:value-type="float">
            <text:p>0,46978021978022</text:p>
          </table:table-cell>
          <table:table-cell office:value-type="float" office:value="3904" calcext:value-type="float">
            <text:p>3904</text:p>
          </table:table-cell>
          <table:table-cell office:value-type="float" office:value="1320" calcext:value-type="float">
            <text:p>1320</text:p>
          </table:table-cell>
          <table:table-cell office:value-type="float" office:value="1071" calcext:value-type="float">
            <text:p>1071</text:p>
          </table:table-cell>
          <table:table-cell office:value-type="float" office:value="0.980769230769231" calcext:value-type="float">
            <text:p>0,980769230769231</text:p>
          </table:table-cell>
          <table:table-cell office:value-type="float" office:value="3.57509157509158" calcext:value-type="float">
            <text:p>3,57509157509158</text:p>
          </table:table-cell>
          <table:table-cell office:value-type="float" office:value="635" calcext:value-type="float">
            <text:p>635</text:p>
          </table:table-cell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float" office:value="0.504578754578755" calcext:value-type="float">
            <text:p>0,504578754578755</text:p>
          </table:table-cell>
          <table:table-cell office:value-type="float" office:value="0.581501831501831" calcext:value-type="float">
            <text:p>0,581501831501831</text:p>
          </table:table-cell>
          <table:table-cell office:value-type="float" office:value="9" calcext:value-type="float">
            <text:p>9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695" calcext:value-type="float">
            <text:p>695</text:p>
          </table:table-cell>
          <table:table-cell office:value-type="float" office:value="0.636446886446886" calcext:value-type="float">
            <text:p>0,636446886446886</text:p>
          </table:table-cell>
          <table:table-cell office:value-type="float" office:value="694" calcext:value-type="float">
            <text:p>694</text:p>
          </table:table-cell>
          <table:table-cell office:value-type="float" office:value="0.635531135531136" calcext:value-type="float">
            <text:p>0,635531135531136</text:p>
          </table:table-cell>
          <table:table-cell office:value-type="float" office:value="3657" calcext:value-type="float">
            <text:p>3657</text:p>
          </table:table-cell>
          <table:table-cell office:value-type="float" office:value="0.0519551544982226" calcext:value-type="float">
            <text:p>0,051955154498223</text:p>
          </table:table-cell>
          <table:table-cell office:value-type="float" office:value="3307" calcext:value-type="float">
            <text:p>3307</text:p>
          </table:table-cell>
          <table:table-cell office:value-type="float" office:value="0.904293136450642" calcext:value-type="float">
            <text:p>0,904293136450642</text:p>
          </table:table-cell>
          <table:table-cell office:value-type="float" office:value="350" calcext:value-type="float">
            <text:p>350</text:p>
          </table:table-cell>
          <table:table-cell office:value-type="float" office:value="0.0957068635493574" calcext:value-type="float">
            <text:p>0,095706863549357</text:p>
          </table:table-cell>
          <table:table-cell office:value-type="float" office:value="1" calcext:value-type="float">
            <text:p>1</text:p>
          </table:table-cell>
          <table:table-cell office:value-type="float" office:value="2814" calcext:value-type="float">
            <text:p>2814</text:p>
          </table:table-cell>
          <table:table-cell office:value-type="float" office:value="55.7403846153846" calcext:value-type="float">
            <text:p>55,7403846153846</text:p>
          </table:table-cell>
          <table:table-cell office:value-type="float" office:value="0.769483182936833" calcext:value-type="float">
            <text:p>0,769483182936833</text:p>
          </table:table-cell>
          <table:table-cell office:value-type="float" office:value="433" calcext:value-type="float">
            <text:p>433</text:p>
          </table:table-cell>
          <table:table-cell office:value-type="float" office:value="0.118403062619634" calcext:value-type="float">
            <text:p>0,118403062619634</text:p>
          </table:table-cell>
          <table:table-cell office:value-type="float" office:value="1002" calcext:value-type="float">
            <text:p>1002</text:p>
          </table:table-cell>
          <table:table-cell office:value-type="float" office:value="0.273995077932732" calcext:value-type="float">
            <text:p>0,273995077932732</text:p>
          </table:table-cell>
          <table:table-cell office:value-type="float" office:value="2140" calcext:value-type="float">
            <text:p>2140</text:p>
          </table:table-cell>
          <table:table-cell office:value-type="float" office:value="0.585179108558928" calcext:value-type="float">
            <text:p>0,585179108558928</text:p>
          </table:table-cell>
          <table:table-cell office:value-type="float" office:value="48" calcext:value-type="float">
            <text:p>48</text:p>
          </table:table-cell>
          <table:table-cell office:value-type="float" office:value="0.0131255127153404" calcext:value-type="float">
            <text:p>0,01312551271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929723817336615" calcext:value-type="float">
            <text:p>0,009297238173366</text:p>
          </table:table-cell>
          <table:table-cell office:value-type="float" office:value="2024" calcext:value-type="float">
            <text:p>2024</text:p>
          </table:table-cell>
          <table:table-cell office:value-type="float" office:value="0.553459119496855" calcext:value-type="float">
            <text:p>0,553459119496855</text:p>
          </table:table-cell>
          <table:table-cell office:value-type="float" office:value="196.907114624506" calcext:value-type="float">
            <text:p>196,907114624506</text:p>
          </table:table-cell>
          <table:table-cell table:number-columns-repeated="2" office:value-type="float" office:value="63.4549450549451" calcext:value-type="float">
            <text:p>63,4549450549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905386929176921" calcext:value-type="float">
            <text:p>0,905386929176921</text:p>
          </table:table-cell>
          <table:table-cell office:value-type="float" office:value="1.85377358490566" calcext:value-type="float">
            <text:p>1,85377358490566</text:p>
          </table:table-cell>
          <table:table-cell office:value-type="float" office:value="1997" calcext:value-type="float">
            <text:p>1997</text:p>
          </table:table-cell>
          <table:table-cell office:value-type="float" office:value="0.546076018594476" calcext:value-type="float">
            <text:p>0,546076018594476</text:p>
          </table:table-cell>
          <table:table-cell office:value-type="float" office:value="3108" calcext:value-type="float">
            <text:p>3108</text:p>
          </table:table-cell>
          <table:table-cell office:value-type="float" office:value="0.849876948318294" calcext:value-type="float">
            <text:p>0,849876948318294</text:p>
          </table:table-cell>
          <table:table-cell office:value-type="float" office:value="3657" calcext:value-type="float">
            <text:p>3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.251572327044025" calcext:value-type="float">
            <text:p>0,25157232704402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0380092972381734" calcext:value-type="float">
            <text:p>0,038009297238173</text:p>
          </table:table-cell>
          <table:table-cell office:value-type="float" office:value="1465" calcext:value-type="float">
            <text:p>1465</text:p>
          </table:table-cell>
          <table:table-cell office:value-type="float" office:value="0.400601585999453" calcext:value-type="float">
            <text:p>0,400601585999453</text:p>
          </table:table-cell>
          <table:table-cell office:value-type="float" office:value="19.7618069815195" calcext:value-type="float">
            <text:p>19,7618069815195</text:p>
          </table:table-cell>
          <table:table-cell office:value-type="float" office:value="37" calcext:value-type="float">
            <text:p>37</text:p>
          </table:table-cell>
          <table:table-cell office:value-type="float" office:value="0.0252559726962457" calcext:value-type="float">
            <text:p>0,025255972696246</text:p>
          </table:table-cell>
          <table:table-cell office:value-type="float" office:value="164" calcext:value-type="float">
            <text:p>164</text:p>
          </table:table-cell>
          <table:table-cell office:value-type="float" office:value="0.111945392491468" calcext:value-type="float">
            <text:p>0,111945392491468</text:p>
          </table:table-cell>
          <table:table-cell office:value-type="float" office:value="306" calcext:value-type="float">
            <text:p>306</text:p>
          </table:table-cell>
          <table:table-cell office:value-type="float" office:value="0.208873720136519" calcext:value-type="float">
            <text:p>0,208873720136519</text:p>
          </table:table-cell>
          <table:table-cell office:value-type="float" office:value="3444" calcext:value-type="float">
            <text:p>3444</text:p>
          </table:table-cell>
          <table:table-cell office:value-type="float" office:value="0.119285120532003" calcext:value-type="float">
            <text:p>0,119285120532003</text:p>
          </table:table-cell>
          <table:table-cell office:value-type="float" office:value="6340" calcext:value-type="float">
            <text:p>6340</text:p>
          </table:table-cell>
          <table:table-cell office:value-type="float" office:value="0.21958991410363" calcext:value-type="float">
            <text:p>0,21958991410363</text:p>
          </table:table-cell>
          <table:table-cell office:value-type="float" office:value="7660" calcext:value-type="float">
            <text:p>7660</text:p>
          </table:table-cell>
          <table:table-cell office:value-type="float" office:value="0.265308949847603" calcext:value-type="float">
            <text:p>0,265308949847603</text:p>
          </table:table-cell>
          <table:table-cell office:value-type="float" office:value="207685.788258575" calcext:value-type="float">
            <text:p>207685,788258575</text:p>
          </table:table-cell>
          <table:table-cell office:value-type="float" office:value="5" calcext:value-type="float">
            <text:p>5</text:p>
          </table:table-cell>
          <table:table-cell office:value-type="float" office:value="18548054" calcext:value-type="float">
            <text:p>18548054</text:p>
          </table:table-cell>
          <table:table-cell office:value-type="float" office:value="314851655" calcext:value-type="float">
            <text:p>314851655</text:p>
          </table:table-cell>
          <table:table-cell office:value-type="float" office:value="4" calcext:value-type="float">
            <text:p>4</text:p>
          </table:table-cell>
          <table:table-cell office:value-type="float" office:value="2.98626373626374" calcext:value-type="float">
            <text:p>2,98626373626374</text:p>
          </table:table-cell>
          <table:table-cell office:value-type="float" office:value="0.980769230769231" calcext:value-type="float">
            <text:p>0,9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0.632326007326007" calcext:value-type="float">
            <text:p>0,632326007326007</text:p>
          </table:table-cell>
          <table:table-cell table:number-columns-repeated="2" office:value-type="float" office:value="8.59935897435897" calcext:value-type="float">
            <text:p>8,59935897435897</text:p>
          </table:table-cell>
          <table:table-cell office:value-type="float" office:value="6.24935897435897" calcext:value-type="float">
            <text:p>6,24935897435897</text:p>
          </table:table-cell>
          <table:table-cell office:value-type="float" office:value="0.918681318681318" calcext:value-type="float">
            <text:p>0,918681318681318</text:p>
          </table:table-cell>
          <table:table-cell office:value-type="float" office:value="0.63956043956044" calcext:value-type="float">
            <text:p>0,63956043956044</text:p>
          </table:table-cell>
          <table:table-cell office:value-type="float" office:value="0.327472527472527" calcext:value-type="float">
            <text:p>0,327472527472527</text:p>
          </table:table-cell>
          <table:table-cell table:number-columns-repeated="2" office:value-type="float" office:value="8.13507326007326" calcext:value-type="float">
            <text:p>8,135073260073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0512820512821" calcext:value-type="float">
            <text:p>1,20512820512821</text:p>
          </table:table-cell>
          <table:table-cell office:value-type="float" office:value="9.2051282051282" calcext:value-type="float">
            <text:p>9,2051282051282</text:p>
          </table:table-cell>
          <table:table-cell office:value-type="float" office:value="6.44358974358974" calcext:value-type="float">
            <text:p>6,44358974358974</text:p>
          </table:table-cell>
          <table:table-cell office:value-type="float" office:value="8.13863822805578" calcext:value-type="float">
            <text:p>8,13863822805578</text:p>
          </table:table-cell>
          <table:table-cell office:value-type="float" office:value="0.0519551544982226" calcext:value-type="float">
            <text:p>0,051955154498223</text:p>
          </table:table-cell>
          <table:table-cell table:number-columns-repeated="2" office:value-type="float" office:value="8.19059338255401" calcext:value-type="float">
            <text:p>8,19059338255401</text:p>
          </table:table-cell>
          <table:table-cell office:value-type="float" office:value="2.18430407437791" calcext:value-type="float">
            <text:p>2,18430407437791</text:p>
          </table:table-cell>
          <table:table-cell office:value-type="float" office:value="1.69975389663659" calcext:value-type="float">
            <text:p>1,69975389663659</text:p>
          </table:table-cell>
          <table:table-cell office:value-type="float" office:value="2.54212454212454" calcext:value-type="float">
            <text:p>2,54212454212454</text:p>
          </table:table-cell>
          <table:table-cell office:value-type="float" office:value="6.42618251313903" calcext:value-type="float">
            <text:p>6,42618251313903</text:p>
          </table:table-cell>
          <table:table-cell office:value-type="float" office:value="5.14094601051123" calcext:value-type="float">
            <text:p>5,14094601051123</text:p>
          </table:table-cell>
          <table:table-cell office:value-type="float" office:value="3.58287545787546" calcext:value-type="float">
            <text:p>3,58287545787546</text:p>
          </table:table-cell>
          <table:table-cell office:value-type="float" office:value="3.85989010989011" calcext:value-type="float">
            <text:p>3,85989010989011</text:p>
          </table:table-cell>
          <table:table-cell office:value-type="float" office:value="7.44276556776557" calcext:value-type="float">
            <text:p>7,44276556776557</text:p>
          </table:table-cell>
          <table:table-cell office:value-type="float" office:value="2.23282967032967" calcext:value-type="float">
            <text:p>2,232829670329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9670402109427" calcext:value-type="float">
            <text:p>4,99670402109427</text:p>
          </table:table-cell>
          <table:table-cell office:value-type="float" office:value="3.31575477916941" calcext:value-type="float">
            <text:p>3,31575477916941</text:p>
          </table:table-cell>
          <table:table-cell table:number-columns-repeated="2" office:value-type="float" office:value="8.31245880026368" calcext:value-type="float">
            <text:p>8,31245880026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0.632326007326007" calcext:value-type="float">
            <text:p>0,632326007326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8626373626374" calcext:value-type="float">
            <text:p>2,98626373626374</text:p>
          </table:table-cell>
          <table:table-cell office:value-type="float" office:value="0.980769230769231" calcext:value-type="float">
            <text:p>0,980769230769231</text:p>
          </table:table-cell>
          <table:table-cell office:value-type="float" office:value="6.24935897435897" calcext:value-type="float">
            <text:p>6,249358974358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0512820512821" calcext:value-type="float">
            <text:p>1,20512820512821</text:p>
          </table:table-cell>
          <table:table-cell office:value-type="float" office:value="0.0519551544982226" calcext:value-type="float">
            <text:p>0,051955154498223</text:p>
          </table:table-cell>
          <table:table-cell office:value-type="float" office:value="8.13863822805578" calcext:value-type="float">
            <text:p>8,13863822805578</text:p>
          </table:table-cell>
          <table:table-cell office:value-type="float" office:value="2.54212454212454" calcext:value-type="float">
            <text:p>2,54212454212454</text:p>
          </table:table-cell>
          <table:table-cell office:value-type="float" office:value="3.58287545787546" calcext:value-type="float">
            <text:p>3,58287545787546</text:p>
          </table:table-cell>
          <table:table-cell office:value-type="float" office:value="3.85989010989011" calcext:value-type="float">
            <text:p>3,85989010989011</text:p>
          </table:table-cell>
          <table:table-cell office:value-type="float" office:value="10" calcext:value-type="float">
            <text:p>10</text:p>
          </table:table-cell>
          <table:table-cell office:value-type="float" office:value="50.2293296462903" calcext:value-type="float">
            <text:p>50,2293296462903</text:p>
          </table:table-cell>
          <table:table-cell office:value-type="float" office:value="0.918681318681318" calcext:value-type="float">
            <text:p>0,918681318681318</text:p>
          </table:table-cell>
          <table:table-cell office:value-type="float" office:value="0.63956043956044" calcext:value-type="float">
            <text:p>0,63956043956044</text:p>
          </table:table-cell>
          <table:table-cell office:value-type="float" office:value="0.327472527472527" calcext:value-type="float">
            <text:p>0,327472527472527</text:p>
          </table:table-cell>
          <table:table-cell office:value-type="float" office:value="2.18430407437791" calcext:value-type="float">
            <text:p>2,18430407437791</text:p>
          </table:table-cell>
          <table:table-cell office:value-type="float" office:value="1.69975389663659" calcext:value-type="float">
            <text:p>1,69975389663659</text:p>
          </table:table-cell>
          <table:table-cell office:value-type="float" office:value="4.99670402109427" calcext:value-type="float">
            <text:p>4,99670402109427</text:p>
          </table:table-cell>
          <table:table-cell office:value-type="float" office:value="3.31575477916941" calcext:value-type="float">
            <text:p>3,31575477916941</text:p>
          </table:table-cell>
          <table:table-cell office:value-type="float" office:value="14.0822310569925" calcext:value-type="float">
            <text:p>14,0822310569925</text:p>
          </table:table-cell>
          <table:table-cell office:value-type="float" office:value="52.8048498416806" calcext:value-type="float">
            <text:p>52,8048498416806</text:p>
          </table:table-cell>
          <table:table-cell office:value-type="float" office:value="71.8115607032827" calcext:value-type="float">
            <text:p>71,8115607032827</text:p>
          </table:table-cell>
          <table:table-cell table:number-columns-repeated="83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.63736263736264" calcext:value-type="float">
            <text:p>6,63736263736264</text:p>
          </table:table-cell>
          <table:table-cell office:value-type="float" office:value="35.4725274725275" calcext:value-type="float">
            <text:p>35,472527472527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20.31868131868" calcext:value-type="float">
            <text:p>1120,318681318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120879120879121" calcext:value-type="float">
            <text:p>0,1208791208791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769230769230769" calcext:value-type="float">
            <text:p>0,769230769230769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989010989010989" calcext:value-type="float">
            <text:p>0,989010989010989</text:p>
          </table:table-cell>
          <table:table-cell office:value-type="float" office:value="2.15384615384615" calcext:value-type="float">
            <text:p>2,1538461538461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float" office:value="0.175496688741722" calcext:value-type="float">
            <text:p>0,175496688741722</text:p>
          </table:table-cell>
          <table:table-cell office:value-type="float" office:value="593" calcext:value-type="float">
            <text:p>593</text:p>
          </table:table-cell>
          <table:table-cell office:value-type="float" office:value="0.981788079470199" calcext:value-type="float">
            <text:p>0,981788079470199</text:p>
          </table:table-cell>
          <table:table-cell office:value-type="float" office:value="11" calcext:value-type="float">
            <text:p>11</text:p>
          </table:table-cell>
          <table:table-cell office:value-type="float" office:value="0.0182119205298013" calcext:value-type="float">
            <text:p>0,018211920529801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56.8888888888889" calcext:value-type="float">
            <text:p>56,8888888888889</text:p>
          </table:table-cell>
          <table:table-cell office:value-type="float" office:value="0.932119205298013" calcext:value-type="float">
            <text:p>0,932119205298013</text:p>
          </table:table-cell>
          <table:table-cell office:value-type="float" office:value="36" calcext:value-type="float">
            <text:p>36</text:p>
          </table:table-cell>
          <table:table-cell office:value-type="float" office:value="0.0596026490066225" calcext:value-type="float">
            <text:p>0,059602649006623</text:p>
          </table:table-cell>
          <table:table-cell office:value-type="float" office:value="102" calcext:value-type="float">
            <text:p>102</text:p>
          </table:table-cell>
          <table:table-cell office:value-type="float" office:value="0.16887417218543" calcext:value-type="float">
            <text:p>0,16887417218543</text:p>
          </table:table-cell>
          <table:table-cell office:value-type="float" office:value="466" calcext:value-type="float">
            <text:p>466</text:p>
          </table:table-cell>
          <table:table-cell office:value-type="float" office:value="0.771523178807947" calcext:value-type="float">
            <text:p>0,7715231788079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.875827814569536" calcext:value-type="float">
            <text:p>0,875827814569536</text:p>
          </table:table-cell>
          <table:table-cell office:value-type="float" office:value="465.098298676749" calcext:value-type="float">
            <text:p>465,098298676749</text:p>
          </table:table-cell>
          <table:table-cell table:number-columns-repeated="2" office:value-type="float" office:value="34.4166666666667" calcext:value-type="float">
            <text:p>34,41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81788079470199" calcext:value-type="float">
            <text:p>0,981788079470199</text:p>
          </table:table-cell>
          <table:table-cell office:value-type="float" office:value="3.58241758241758" calcext:value-type="float">
            <text:p>3,58241758241758</text:p>
          </table:table-cell>
          <table:table-cell office:value-type="float" office:value="202" calcext:value-type="float">
            <text:p>202</text:p>
          </table:table-cell>
          <table:table-cell office:value-type="float" office:value="0.334437086092715" calcext:value-type="float">
            <text:p>0,334437086092715</text:p>
          </table:table-cell>
          <table:table-cell office:value-type="float" office:value="517" calcext:value-type="float">
            <text:p>517</text:p>
          </table:table-cell>
          <table:table-cell office:value-type="float" office:value="0.855960264900662" calcext:value-type="float">
            <text:p>0,855960264900662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46523178807947" calcext:value-type="float">
            <text:p>0,46523178807947</text:p>
          </table:table-cell>
          <table:table-cell office:value-type="float" office:value="138" calcext:value-type="float">
            <text:p>138</text:p>
          </table:table-cell>
          <table:table-cell office:value-type="float" office:value="0.228476821192053" calcext:value-type="float">
            <text:p>0,228476821192053</text:p>
          </table:table-cell>
          <table:table-cell office:value-type="float" office:value="8.97826086956522" calcext:value-type="float">
            <text:p>8,97826086956522</text:p>
          </table:table-cell>
          <table:table-cell office:value-type="float" office:value="1" calcext:value-type="float">
            <text:p>1</text:p>
          </table:table-cell>
          <table:table-cell office:value-type="float" office:value="0.0072463768115942" calcext:value-type="float">
            <text:p>0,007246376811594</text:p>
          </table:table-cell>
          <table:table-cell office:value-type="float" office:value="26" calcext:value-type="float">
            <text:p>26</text:p>
          </table:table-cell>
          <table:table-cell office:value-type="float" office:value="0.188405797101449" calcext:value-type="float">
            <text:p>0,188405797101449</text:p>
          </table:table-cell>
          <table:table-cell office:value-type="float" office:value="28" calcext:value-type="float">
            <text:p>28</text:p>
          </table:table-cell>
          <table:table-cell office:value-type="float" office:value="0.202898550724638" calcext:value-type="float">
            <text:p>0,202898550724638</text:p>
          </table:table-cell>
          <table:table-cell office:value-type="float" office:value="30" calcext:value-type="float">
            <text:p>30</text:p>
          </table:table-cell>
          <table:table-cell office:value-type="float" office:value="0.0242130750605327" calcext:value-type="float">
            <text:p>0,024213075060533</text:p>
          </table:table-cell>
          <table:table-cell office:value-type="float" office:value="167" calcext:value-type="float">
            <text:p>167</text:p>
          </table:table-cell>
          <table:table-cell office:value-type="float" office:value="0.134786117836965" calcext:value-type="float">
            <text:p>0,134786117836965</text:p>
          </table:table-cell>
          <table:table-cell office:value-type="float" office:value="576" calcext:value-type="float">
            <text:p>576</text:p>
          </table:table-cell>
          <table:table-cell office:value-type="float" office:value="0.464891041162228" calcext:value-type="float">
            <text:p>0,464891041162228</text:p>
          </table:table-cell>
          <table:table-cell office:value-type="float" office:value="3349627.98550725" calcext:value-type="float">
            <text:p>3349627,98550725</text:p>
          </table:table-cell>
          <table:table-cell office:value-type="float" office:value="247" calcext:value-type="float">
            <text:p>247</text:p>
          </table:table-cell>
          <table:table-cell office:value-type="float" office:value="115751976" calcext:value-type="float">
            <text:p>115751976</text:p>
          </table:table-cell>
          <table:table-cell office:value-type="float" office:value="462248662" calcext:value-type="float">
            <text:p>4622486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9010989010989" calcext:value-type="float">
            <text:p>0,989010989010989</text:p>
          </table:table-cell>
          <table:table-cell office:value-type="float" office:value="0" calcext:value-type="float">
            <text:p>0</text:p>
          </table:table-cell>
          <table:table-cell office:value-type="float" office:value="0.97985347985348" calcext:value-type="float">
            <text:p>0,97985347985348</text:p>
          </table:table-cell>
          <table:table-cell table:number-columns-repeated="2" office:value-type="float" office:value="8.96886446886447" calcext:value-type="float">
            <text:p>8,96886446886447</text:p>
          </table:table-cell>
          <table:table-cell office:value-type="float" office:value="6.28846153846154" calcext:value-type="float">
            <text:p>6,28846153846154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277777777777778" calcext:value-type="float">
            <text:p>0,277777777777778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2" office:value-type="float" office:value="7.76068376068376" calcext:value-type="float">
            <text:p>7,760683760683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8.46153846153846" calcext:value-type="float">
            <text:p>8,46153846153846</text:p>
          </table:table-cell>
          <table:table-cell office:value-type="float" office:value="5.92307692307692" calcext:value-type="float">
            <text:p>5,92307692307692</text:p>
          </table:table-cell>
          <table:table-cell office:value-type="float" office:value="8.83609271523179" calcext:value-type="float">
            <text:p>8,83609271523179</text:p>
          </table:table-cell>
          <table:table-cell office:value-type="float" office:value="0.175496688741722" calcext:value-type="float">
            <text:p>0,175496688741722</text:p>
          </table:table-cell>
          <table:table-cell table:number-columns-repeated="2" office:value-type="float" office:value="9.01158940397351" calcext:value-type="float">
            <text:p>9,01158940397351</text:p>
          </table:table-cell>
          <table:table-cell office:value-type="float" office:value="1.33774834437086" calcext:value-type="float">
            <text:p>1,33774834437086</text:p>
          </table:table-cell>
          <table:table-cell office:value-type="float" office:value="1.71192052980132" calcext:value-type="float">
            <text:p>1,71192052980132</text:p>
          </table:table-cell>
          <table:table-cell office:value-type="float" office:value="4" calcext:value-type="float">
            <text:p>4</text:p>
          </table:table-cell>
          <table:table-cell office:value-type="float" office:value="7.04966887417219" calcext:value-type="float">
            <text:p>7,04966887417219</text:p>
          </table:table-cell>
          <table:table-cell office:value-type="float" office:value="5.63973509933775" calcext:value-type="float">
            <text:p>5,63973509933775</text:p>
          </table:table-cell>
          <table:table-cell office:value-type="float" office:value="4.6978021978022" calcext:value-type="float">
            <text:p>4,6978021978022</text:p>
          </table:table-cell>
          <table:table-cell office:value-type="float" office:value="5" calcext:value-type="float">
            <text:p>5</text:p>
          </table:table-cell>
          <table:table-cell office:value-type="float" office:value="9.6978021978022" calcext:value-type="float">
            <text:p>9,6978021978022</text:p>
          </table:table-cell>
          <table:table-cell office:value-type="float" office:value="2.90934065934066" calcext:value-type="float">
            <text:p>2,90934065934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9565217391304" calcext:value-type="float">
            <text:p>3,69565217391304</text:p>
          </table:table-cell>
          <table:table-cell table:number-columns-repeated="2" office:value-type="float" office:value="8.69565217391304" calcext:value-type="float">
            <text:p>8,69565217391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7985347985348" calcext:value-type="float">
            <text:p>0,979853479853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89010989010989" calcext:value-type="float">
            <text:p>0,989010989010989</text:p>
          </table:table-cell>
          <table:table-cell office:value-type="float" office:value="6.28846153846154" calcext:value-type="float">
            <text:p>6,288461538461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0.175496688741722" calcext:value-type="float">
            <text:p>0,175496688741722</text:p>
          </table:table-cell>
          <table:table-cell office:value-type="float" office:value="8.83609271523179" calcext:value-type="float">
            <text:p>8,83609271523179</text:p>
          </table:table-cell>
          <table:table-cell office:value-type="float" office:value="4" calcext:value-type="float">
            <text:p>4</text:p>
          </table:table-cell>
          <table:table-cell office:value-type="float" office:value="4.6978021978022" calcext:value-type="float">
            <text:p>4,69780219780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282560706402" calcext:value-type="float">
            <text:p>44,4282560706402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277777777777778" calcext:value-type="float">
            <text:p>0,277777777777778</text:p>
          </table:table-cell>
          <table:table-cell office:value-type="float" office:value="0.222222222222222" calcext:value-type="float">
            <text:p>0,222222222222222</text:p>
          </table:table-cell>
          <table:table-cell office:value-type="float" office:value="1.33774834437086" calcext:value-type="float">
            <text:p>1,33774834437086</text:p>
          </table:table-cell>
          <table:table-cell office:value-type="float" office:value="1.71192052980132" calcext:value-type="float">
            <text:p>1,71192052980132</text:p>
          </table:table-cell>
          <table:table-cell office:value-type="float" office:value="5" calcext:value-type="float">
            <text:p>5</text:p>
          </table:table-cell>
          <table:table-cell office:value-type="float" office:value="3.69565217391304" calcext:value-type="float">
            <text:p>3,69565217391304</text:p>
          </table:table-cell>
          <table:table-cell office:value-type="float" office:value="13.2175432703075" calcext:value-type="float">
            <text:p>13,2175432703075</text:p>
          </table:table-cell>
          <table:table-cell office:value-type="float" office:value="52.4089424891901" calcext:value-type="float">
            <text:p>52,4089424891901</text:p>
          </table:table-cell>
          <table:table-cell office:value-type="float" office:value="66.6457993409476" calcext:value-type="float">
            <text:p>66,6457993409476</text:p>
          </table:table-cell>
          <table:table-cell table:number-columns-repeated="83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625" calcext:value-type="float">
            <text:p>2,625</text:p>
          </table:table-cell>
          <table:table-cell office:value-type="float" office:value="24.25" calcext:value-type="float">
            <text:p>24,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0.375" calcext:value-type="float">
            <text:p>820,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1.625" calcext:value-type="float">
            <text:p>1,6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5454545454545" calcext:value-type="float">
            <text:p>25,5454545454545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0952380952380952" calcext:value-type="float">
            <text:p>0,095238095238095</text:p>
          </table:table-cell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19.761904761905" calcext:value-type="float">
            <text:p>519,761904761905</text:p>
          </table:table-cell>
          <table:table-cell table:number-columns-repeated="2" office:value-type="float" office:value="11.5" calcext:value-type="float">
            <text:p>1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,875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2.55555555555556" calcext:value-type="float">
            <text:p>2,555555555555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8567.222222222" calcext:value-type="float">
            <text:p>108567,222222222</text:p>
          </table:table-cell>
          <table:table-cell office:value-type="float" office:value="2710" calcext:value-type="float">
            <text:p>2710</text:p>
          </table:table-cell>
          <table:table-cell office:value-type="float" office:value="374524" calcext:value-type="float">
            <text:p>374524</text:p>
          </table:table-cell>
          <table:table-cell office:value-type="float" office:value="977105" calcext:value-type="float">
            <text:p>9771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0.979166666666667" calcext:value-type="float">
            <text:p>0,979166666666667</text:p>
          </table:table-cell>
          <table:table-cell table:number-columns-repeated="2" office:value-type="float" office:value="8.85416666666667" calcext:value-type="float">
            <text:p>8,85416666666667</text:p>
          </table:table-cell>
          <table:table-cell office:value-type="float" office:value="5.81875" calcext:value-type="float">
            <text:p>5,818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.81875" calcext:value-type="float">
            <text:p>8,818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76190476190476" calcext:value-type="float">
            <text:p>0,476190476190476</text:p>
          </table:table-cell>
          <table:table-cell table:number-columns-repeated="2" office:value-type="float" office:value="9.47619047619048" calcext:value-type="float">
            <text:p>9,47619047619048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1.9047619047619" calcext:value-type="float">
            <text:p>1,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4.57142857142857" calcext:value-type="float">
            <text:p>4,57142857142857</text:p>
          </table:table-cell>
          <table:table-cell office:value-type="float" office:value="3.65714285714286" calcext:value-type="float">
            <text:p>3,65714285714286</text:p>
          </table:table-cell>
          <table:table-cell office:value-type="float" office:value="4.6875" calcext:value-type="float">
            <text:p>4,6875</text:p>
          </table:table-cell>
          <table:table-cell office:value-type="float" office:value="5" calcext:value-type="float">
            <text:p>5</text:p>
          </table:table-cell>
          <table:table-cell office:value-type="float" office:value="9.6875" calcext:value-type="float">
            <text:p>9,6875</text:p>
          </table:table-cell>
          <table:table-cell office:value-type="float" office:value="2.90625" calcext:value-type="float">
            <text:p>2,90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8888888888889" calcext:value-type="float">
            <text:p>3,88888888888889</text:p>
          </table:table-cell>
          <table:table-cell table:number-columns-repeated="2" office:value-type="float" office:value="8.88888888888889" calcext:value-type="float">
            <text:p>8,8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79166666666667" calcext:value-type="float">
            <text:p>0,979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,875</text:p>
          </table:table-cell>
          <table:table-cell office:value-type="float" office:value="5.81875" calcext:value-type="float">
            <text:p>5,818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6875" calcext:value-type="float">
            <text:p>4,6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8366071428571" calcext:value-type="float">
            <text:p>41,8366071428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1.9047619047619" calcext:value-type="float">
            <text:p>1,9047619047619</text:p>
          </table:table-cell>
          <table:table-cell office:value-type="float" office:value="5" calcext:value-type="float">
            <text:p>5</text:p>
          </table:table-cell>
          <table:table-cell office:value-type="float" office:value="3.88888888888889" calcext:value-type="float">
            <text:p>3,88888888888889</text:p>
          </table:table-cell>
          <table:table-cell office:value-type="float" office:value="16.4603174603175" calcext:value-type="float">
            <text:p>16,4603174603175</text:p>
          </table:table-cell>
          <table:table-cell office:value-type="float" office:value="52.1013888888889" calcext:value-type="float">
            <text:p>52,1013888888889</text:p>
          </table:table-cell>
          <table:table-cell office:value-type="float" office:value="65.2969246031746" calcext:value-type="float">
            <text:p>65,2969246031746</text:p>
          </table:table-cell>
          <table:table-cell table:number-columns-repeated="8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.43165467625899" calcext:value-type="float">
            <text:p>3,43165467625899</text:p>
          </table:table-cell>
          <table:table-cell office:value-type="float" office:value="57.2589928057554" calcext:value-type="float">
            <text:p>57,258992805755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41.978417266187" calcext:value-type="float">
            <text:p>141,97841726618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0.798561151079137" calcext:value-type="float">
            <text:p>0,7985611510791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07913669064748" calcext:value-type="float">
            <text:p>0,107913669064748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0.992805755395684" calcext:value-type="float">
            <text:p>0,99280575539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884892086330935" calcext:value-type="float">
            <text:p>0,884892086330935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.01438848920863" calcext:value-type="float">
            <text:p>1,0143884892086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2.3188405797101" calcext:value-type="float">
            <text:p>62,3188405797101</text:p>
          </table:table-cell>
          <table:table-cell office:value-type="float" office:value="0.870020964360587" calcext:value-type="float">
            <text:p>0,870020964360587</text:p>
          </table:table-cell>
          <table:table-cell office:value-type="float" office:value="174" calcext:value-type="float">
            <text:p>174</text:p>
          </table:table-cell>
          <table:table-cell office:value-type="float" office:value="0.364779874213836" calcext:value-type="float">
            <text:p>0,364779874213836</text:p>
          </table:table-cell>
          <table:table-cell office:value-type="float" office:value="22" calcext:value-type="float">
            <text:p>22</text:p>
          </table:table-cell>
          <table:table-cell office:value-type="float" office:value="0.0461215932914046" calcext:value-type="float">
            <text:p>0,046121593291405</text:p>
          </table:table-cell>
          <table:table-cell office:value-type="float" office:value="199" calcext:value-type="float">
            <text:p>199</text:p>
          </table:table-cell>
          <table:table-cell office:value-type="float" office:value="0.417190775681342" calcext:value-type="float">
            <text:p>0,417190775681342</text:p>
          </table:table-cell>
          <table:table-cell office:value-type="float" office:value="82" calcext:value-type="float">
            <text:p>82</text:p>
          </table:table-cell>
          <table:table-cell office:value-type="float" office:value="0.171907756813417" calcext:value-type="float">
            <text:p>0,171907756813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105.794549266247" calcext:value-type="float">
            <text:p>105,794549266247</text:p>
          </table:table-cell>
          <table:table-cell table:number-columns-repeated="2" office:value-type="float" office:value="66.5" calcext:value-type="float">
            <text:p>6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83453237410072" calcext:value-type="float">
            <text:p>2,83453237410072</text:p>
          </table:table-cell>
          <table:table-cell office:value-type="float" office:value="280" calcext:value-type="float">
            <text:p>280</text:p>
          </table:table-cell>
          <table:table-cell office:value-type="float" office:value="0.587002096436059" calcext:value-type="float">
            <text:p>0,587002096436059</text:p>
          </table:table-cell>
          <table:table-cell office:value-type="float" office:value="337" calcext:value-type="float">
            <text:p>337</text:p>
          </table:table-cell>
          <table:table-cell office:value-type="float" office:value="0.706498951781971" calcext:value-type="float">
            <text:p>0,70649895178197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.962264150943396" calcext:value-type="float">
            <text:p>0,96226415094339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144654088050314" calcext:value-type="float">
            <text:p>0,144654088050314</text:p>
          </table:table-cell>
          <table:table-cell office:value-type="float" office:value="196" calcext:value-type="float">
            <text:p>196</text:p>
          </table:table-cell>
          <table:table-cell office:value-type="float" office:value="0.410901467505241" calcext:value-type="float">
            <text:p>0,410901467505241</text:p>
          </table:table-cell>
          <table:table-cell office:value-type="float" office:value="59.0357142857143" calcext:value-type="float">
            <text:p>59,03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.0153061224489796" calcext:value-type="float">
            <text:p>0,01530612244898</text:p>
          </table:table-cell>
          <table:table-cell office:value-type="float" office:value="165" calcext:value-type="float">
            <text:p>165</text:p>
          </table:table-cell>
          <table:table-cell office:value-type="float" office:value="0.841836734693877" calcext:value-type="float">
            <text:p>0,841836734693877</text:p>
          </table:table-cell>
          <table:table-cell office:value-type="float" office:value="169" calcext:value-type="float">
            <text:p>169</text:p>
          </table:table-cell>
          <table:table-cell office:value-type="float" office:value="0.862244897959184" calcext:value-type="float">
            <text:p>0,862244897959184</text:p>
          </table:table-cell>
          <table:table-cell office:value-type="float" office:value="68" calcext:value-type="float">
            <text:p>68</text:p>
          </table:table-cell>
          <table:table-cell office:value-type="float" office:value="0.00587676086768646" calcext:value-type="float">
            <text:p>0,005876760867686</text:p>
          </table:table-cell>
          <table:table-cell office:value-type="float" office:value="6065" calcext:value-type="float">
            <text:p>6065</text:p>
          </table:table-cell>
          <table:table-cell office:value-type="float" office:value="0.52415521562527" calcext:value-type="float">
            <text:p>0,52415521562527</text:p>
          </table:table-cell>
          <table:table-cell office:value-type="float" office:value="2727" calcext:value-type="float">
            <text:p>2727</text:p>
          </table:table-cell>
          <table:table-cell office:value-type="float" office:value="0.235675395385014" calcext:value-type="float">
            <text:p>0,235675395385014</text:p>
          </table:table-cell>
          <table:table-cell office:value-type="float" office:value="337918.723021583" calcext:value-type="float">
            <text:p>337918,723021583</text:p>
          </table:table-cell>
          <table:table-cell office:value-type="float" office:value="447" calcext:value-type="float">
            <text:p>447</text:p>
          </table:table-cell>
          <table:table-cell office:value-type="float" office:value="43911489" calcext:value-type="float">
            <text:p>43911489</text:p>
          </table:table-cell>
          <table:table-cell office:value-type="float" office:value="93941405" calcext:value-type="float">
            <text:p>939414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4124700239808" calcext:value-type="float">
            <text:p>0,844124700239808</text:p>
          </table:table-cell>
          <table:table-cell table:number-columns-repeated="2" office:value-type="float" office:value="8.84412470023981" calcext:value-type="float">
            <text:p>8,84412470023981</text:p>
          </table:table-cell>
          <table:table-cell office:value-type="float" office:value="6.28237410071943" calcext:value-type="float">
            <text:p>6,28237410071943</text:p>
          </table:table-cell>
          <table:table-cell office:value-type="float" office:value="0.982758620689655" calcext:value-type="float">
            <text:p>0,982758620689655</text:p>
          </table:table-cell>
          <table:table-cell office:value-type="float" office:value="0.0517241379310345" calcext:value-type="float">
            <text:p>0,051724137931035</text:p>
          </table:table-cell>
          <table:table-cell office:value-type="float" office:value="0.028735632183908" calcext:value-type="float">
            <text:p>0,028735632183908</text:p>
          </table:table-cell>
          <table:table-cell table:number-columns-repeated="2" office:value-type="float" office:value="7.34559249152402" calcext:value-type="float">
            <text:p>7,345592491524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34800838574423" calcext:value-type="float">
            <text:p>2,34800838574423</text:p>
          </table:table-cell>
          <table:table-cell office:value-type="float" office:value="1.41299790356394" calcext:value-type="float">
            <text:p>1,41299790356394</text:p>
          </table:table-cell>
          <table:table-cell office:value-type="float" office:value="4" calcext:value-type="float">
            <text:p>4</text:p>
          </table:table-cell>
          <table:table-cell office:value-type="float" office:value="7.76100628930818" calcext:value-type="float">
            <text:p>7,76100628930818</text:p>
          </table:table-cell>
          <table:table-cell office:value-type="float" office:value="6.20880503144654" calcext:value-type="float">
            <text:p>6,20880503144654</text:p>
          </table:table-cell>
          <table:table-cell office:value-type="float" office:value="3.00359712230216" calcext:value-type="float">
            <text:p>3,00359712230216</text:p>
          </table:table-cell>
          <table:table-cell office:value-type="float" office:value="4.73021582733813" calcext:value-type="float">
            <text:p>4,73021582733813</text:p>
          </table:table-cell>
          <table:table-cell office:value-type="float" office:value="7.73381294964029" calcext:value-type="float">
            <text:p>7,73381294964029</text:p>
          </table:table-cell>
          <table:table-cell office:value-type="float" office:value="2.32014388489209" calcext:value-type="float">
            <text:p>2,320143884892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568345323741" calcext:value-type="float">
            <text:p>0,39568345323741</text:p>
          </table:table-cell>
          <table:table-cell table:number-columns-repeated="2" office:value-type="float" office:value="5.39568345323741" calcext:value-type="float">
            <text:p>5,395683453237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6.5" calcext:value-type="float">
            <text:p>6,5</text:p>
          </table:table-cell>
          <table:table-cell office:value-type="float" office:value="3.25" calcext:value-type="float">
            <text:p>3,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.5" calcext:value-type="float">
            <text:p>8,5</text:p>
          </table:table-cell>
          <table:table-cell office:value-type="float" office:value="0.844124700239808" calcext:value-type="float">
            <text:p>0,8441247002398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28237410071943" calcext:value-type="float">
            <text:p>6,282374100719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.00359712230216" calcext:value-type="float">
            <text:p>3,00359712230216</text:p>
          </table:table-cell>
          <table:table-cell office:value-type="float" office:value="4.73021582733813" calcext:value-type="float">
            <text:p>4,73021582733813</text:p>
          </table:table-cell>
          <table:table-cell office:value-type="float" office:value="10" calcext:value-type="float">
            <text:p>10</text:p>
          </table:table-cell>
          <table:table-cell office:value-type="float" office:value="52.8603117505995" calcext:value-type="float">
            <text:p>52,8603117505995</text:p>
          </table:table-cell>
          <table:table-cell office:value-type="float" office:value="0.982758620689655" calcext:value-type="float">
            <text:p>0,982758620689655</text:p>
          </table:table-cell>
          <table:table-cell office:value-type="float" office:value="0.0517241379310345" calcext:value-type="float">
            <text:p>0,051724137931035</text:p>
          </table:table-cell>
          <table:table-cell office:value-type="float" office:value="0.028735632183908" calcext:value-type="float">
            <text:p>0,028735632183908</text:p>
          </table:table-cell>
          <table:table-cell office:value-type="float" office:value="2.34800838574423" calcext:value-type="float">
            <text:p>2,34800838574423</text:p>
          </table:table-cell>
          <table:table-cell office:value-type="float" office:value="1.41299790356394" calcext:value-type="float">
            <text:p>1,41299790356394</text:p>
          </table:table-cell>
          <table:table-cell office:value-type="float" office:value="5" calcext:value-type="float">
            <text:p>5</text:p>
          </table:table-cell>
          <table:table-cell office:value-type="float" office:value="0.39568345323741" calcext:value-type="float">
            <text:p>0,39568345323741</text:p>
          </table:table-cell>
          <table:table-cell office:value-type="float" office:value="10.2199081333502" calcext:value-type="float">
            <text:p>10,2199081333502</text:p>
          </table:table-cell>
          <table:table-cell office:value-type="float" office:value="51.9643495613399" calcext:value-type="float">
            <text:p>51,9643495613399</text:p>
          </table:table-cell>
          <table:table-cell office:value-type="float" office:value="71.5802198839497" calcext:value-type="float">
            <text:p>71,5802198839497</text:p>
          </table:table-cell>
          <table:table-cell table:number-columns-repeated="8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.734375" calcext:value-type="float">
            <text:p>4,734375</text:p>
          </table:table-cell>
          <table:table-cell office:value-type="float" office:value="23.890625" calcext:value-type="float">
            <text:p>23,89062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10.359375" calcext:value-type="float">
            <text:p>510,35937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984375" calcext:value-type="float">
            <text:p>0,984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488448844884488" calcext:value-type="float">
            <text:p>0,488448844884488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8.7636363636364" calcext:value-type="float">
            <text:p>38,7636363636364</text:p>
          </table:table-cell>
          <table:table-cell office:value-type="float" office:value="0.95049504950495" calcext:value-type="float">
            <text:p>0,95049504950495</text:p>
          </table:table-cell>
          <table:table-cell office:value-type="float" office:value="30" calcext:value-type="float">
            <text:p>30</text:p>
          </table:table-cell>
          <table:table-cell office:value-type="float" office:value="0.099009900990099" calcext:value-type="float">
            <text:p>0,099009900990099</text:p>
          </table:table-cell>
          <table:table-cell office:value-type="float" office:value="70" calcext:value-type="float">
            <text:p>70</text:p>
          </table:table-cell>
          <table:table-cell office:value-type="float" office:value="0.231023102310231" calcext:value-type="float">
            <text:p>0,231023102310231</text:p>
          </table:table-cell>
          <table:table-cell office:value-type="float" office:value="203" calcext:value-type="float">
            <text:p>203</text:p>
          </table:table-cell>
          <table:table-cell office:value-type="float" office:value="0.66996699669967" calcext:value-type="float">
            <text:p>0,669966996699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313531353135314" calcext:value-type="float">
            <text:p>0,313531353135314</text:p>
          </table:table-cell>
          <table:table-cell office:value-type="float" office:value="80.3263157894737" calcext:value-type="float">
            <text:p>80,3263157894737</text:p>
          </table:table-cell>
          <table:table-cell table:number-columns-repeated="2" office:value-type="float" office:value="19.5" calcext:value-type="float">
            <text:p>1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,875</text:p>
          </table:table-cell>
          <table:table-cell office:value-type="float" office:value="101" calcext:value-type="float">
            <text:p>10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286" calcext:value-type="float">
            <text:p>286</text:p>
          </table:table-cell>
          <table:table-cell office:value-type="float" office:value="0.943894389438944" calcext:value-type="float">
            <text:p>0,943894389438944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528052805280528" calcext:value-type="float">
            <text:p>0,528052805280528</text:p>
          </table:table-cell>
          <table:table-cell office:value-type="float" office:value="100" calcext:value-type="float">
            <text:p>100</text:p>
          </table:table-cell>
          <table:table-cell office:value-type="float" office:value="0.33003300330033" calcext:value-type="float">
            <text:p>0,33003300330033</text:p>
          </table:table-cell>
          <table:table-cell office:value-type="float" office:value="5.85" calcext:value-type="float">
            <text:p>5,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,15</text:p>
          </table:table-cell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office:value-type="float" office:value="0.0102564102564103" calcext:value-type="float">
            <text:p>0,01025641025641</text:p>
          </table:table-cell>
          <table:table-cell office:value-type="float" office:value="390" calcext:value-type="float">
            <text:p>390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86" calcext:value-type="float">
            <text:p>86</text:p>
          </table:table-cell>
          <table:table-cell office:value-type="float" office:value="0.147008547008547" calcext:value-type="float">
            <text:p>0,147008547008547</text:p>
          </table:table-cell>
          <table:table-cell office:value-type="float" office:value="201003.67" calcext:value-type="float">
            <text:p>201003,67</text:p>
          </table:table-cell>
          <table:table-cell office:value-type="float" office:value="57" calcext:value-type="float">
            <text:p>57</text:p>
          </table:table-cell>
          <table:table-cell office:value-type="float" office:value="13497547" calcext:value-type="float">
            <text:p>13497547</text:p>
          </table:table-cell>
          <table:table-cell office:value-type="float" office:value="20100367" calcext:value-type="float">
            <text:p>201003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59375" calcext:value-type="float">
            <text:p>0,8359375</text:p>
          </table:table-cell>
          <table:table-cell table:number-columns-repeated="2" office:value-type="float" office:value="8.8359375" calcext:value-type="float">
            <text:p>8,8359375</text:p>
          </table:table-cell>
          <table:table-cell office:value-type="float" office:value="6.3" calcext:value-type="float">
            <text:p>6,3</text:p>
          </table:table-cell>
          <table:table-cell office:value-type="float" office:value="0.966666666666667" calcext:value-type="float">
            <text:p>0,9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0.533333333333333" calcext:value-type="float">
            <text:p>0,533333333333333</text:p>
          </table:table-cell>
          <table:table-cell table:number-columns-repeated="2" office:value-type="float" office:value="8.3" calcext:value-type="float">
            <text:p>8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88448844884488" calcext:value-type="float">
            <text:p>0,488448844884488</text:p>
          </table:table-cell>
          <table:table-cell table:number-columns-repeated="2" office:value-type="float" office:value="9.48844884488449" calcext:value-type="float">
            <text:p>9,48844884488449</text:p>
          </table:table-cell>
          <table:table-cell office:value-type="float" office:value="1.33333333333333" calcext:value-type="float">
            <text:p>1,33333333333333</text:p>
          </table:table-cell>
          <table:table-cell office:value-type="float" office:value="1.88778877887789" calcext:value-type="float">
            <text:p>1,88778877887789</text:p>
          </table:table-cell>
          <table:table-cell office:value-type="float" office:value="4" calcext:value-type="float">
            <text:p>4</text:p>
          </table:table-cell>
          <table:table-cell office:value-type="float" office:value="7.22112211221122" calcext:value-type="float">
            <text:p>7,22112211221122</text:p>
          </table:table-cell>
          <table:table-cell office:value-type="float" office:value="5.77689768976898" calcext:value-type="float">
            <text:p>5,77689768976898</text:p>
          </table:table-cell>
          <table:table-cell office:value-type="float" office:value="2.5390625" calcext:value-type="float">
            <text:p>2,5390625</text:p>
          </table:table-cell>
          <table:table-cell office:value-type="float" office:value="5" calcext:value-type="float">
            <text:p>5</text:p>
          </table:table-cell>
          <table:table-cell office:value-type="float" office:value="7.5390625" calcext:value-type="float">
            <text:p>7,5390625</text:p>
          </table:table-cell>
          <table:table-cell office:value-type="float" office:value="2.26171875" calcext:value-type="float">
            <text:p>2,26171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59375" calcext:value-type="float">
            <text:p>0,83593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8448844884488" calcext:value-type="float">
            <text:p>0,48844884488448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5390625" calcext:value-type="float">
            <text:p>2,53906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1634488448845" calcext:value-type="float">
            <text:p>44,1634488448845</text:p>
          </table:table-cell>
          <table:table-cell office:value-type="float" office:value="0.966666666666667" calcext:value-type="float">
            <text:p>0,9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1.33333333333333" calcext:value-type="float">
            <text:p>1,33333333333333</text:p>
          </table:table-cell>
          <table:table-cell office:value-type="float" office:value="1.88778877887789" calcext:value-type="float">
            <text:p>1,8877887788778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3.7211221122112" calcext:value-type="float">
            <text:p>13,7211221122112</text:p>
          </table:table-cell>
          <table:table-cell office:value-type="float" office:value="51.6630027846535" calcext:value-type="float">
            <text:p>51,6630027846535</text:p>
          </table:table-cell>
          <table:table-cell office:value-type="float" office:value="62.8845709570957" calcext:value-type="float">
            <text:p>62,8845709570957</text:p>
          </table:table-cell>
          <table:table-cell table:number-columns-repeated="8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45" calcext:value-type="float">
            <text:p>4345</text:p>
          </table:table-cell>
          <table:table-cell office:value-type="float" office:value="5.39056386651323" calcext:value-type="float">
            <text:p>5,39056386651323</text:p>
          </table:table-cell>
          <table:table-cell office:value-type="float" office:value="51.8796317606444" calcext:value-type="float">
            <text:p>51,8796317606444</text:p>
          </table:table-cell>
          <table:table-cell office:value-type="float" office:value="4323" calcext:value-type="float">
            <text:p>4323</text:p>
          </table:table-cell>
          <table:table-cell office:value-type="float" office:value="0.994936708860759" calcext:value-type="float">
            <text:p>0,994936708860759</text:p>
          </table:table-cell>
          <table:table-cell office:value-type="float" office:value="567.363405042794" calcext:value-type="float">
            <text:p>567,363405042794</text:p>
          </table:table-cell>
          <table:table-cell office:value-type="float" office:value="104" calcext:value-type="float">
            <text:p>104</text:p>
          </table:table-cell>
          <table:table-cell office:value-type="float" office:value="2076" calcext:value-type="float">
            <text:p>2076</text:p>
          </table:table-cell>
          <table:table-cell office:value-type="float" office:value="0.477790563866513" calcext:value-type="float">
            <text:p>0,477790563866513</text:p>
          </table:table-cell>
          <table:table-cell office:value-type="float" office:value="104" calcext:value-type="float">
            <text:p>104</text:p>
          </table:table-cell>
          <table:table-cell office:value-type="float" office:value="2218" calcext:value-type="float">
            <text:p>2218</text:p>
          </table:table-cell>
          <table:table-cell office:value-type="float" office:value="0.510471806674338" calcext:value-type="float">
            <text:p>0,510471806674338</text:p>
          </table:table-cell>
          <table:table-cell office:value-type="float" office:value="2463" calcext:value-type="float">
            <text:p>2463</text:p>
          </table:table-cell>
          <table:table-cell office:value-type="float" office:value="3102" calcext:value-type="float">
            <text:p>3102</text:p>
          </table:table-cell>
          <table:table-cell office:value-type="float" office:value="0.713924050632911" calcext:value-type="float">
            <text:p>0,71392405063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0.646950517836594" calcext:value-type="float">
            <text:p>0,646950517836594</text:p>
          </table:table-cell>
          <table:table-cell office:value-type="float" office:value="18487" calcext:value-type="float">
            <text:p>18487</text:p>
          </table:table-cell>
          <table:table-cell office:value-type="float" office:value="4561" calcext:value-type="float">
            <text:p>4561</text:p>
          </table:table-cell>
          <table:table-cell office:value-type="float" office:value="4205" calcext:value-type="float">
            <text:p>4205</text:p>
          </table:table-cell>
          <table:table-cell office:value-type="float" office:value="0.967779056386651" calcext:value-type="float">
            <text:p>0,967779056386651</text:p>
          </table:table-cell>
          <table:table-cell office:value-type="float" office:value="4.25477560414269" calcext:value-type="float">
            <text:p>4,25477560414269</text:p>
          </table:table-cell>
          <table:table-cell office:value-type="float" office:value="5319" calcext:value-type="float">
            <text:p>5319</text:p>
          </table:table-cell>
          <table:table-cell office:value-type="float" office:value="14" calcext:value-type="float">
            <text:p>14</text:p>
          </table:table-cell>
          <table:table-cell office:value-type="float" office:value="3688" calcext:value-type="float">
            <text:p>3688</text:p>
          </table:table-cell>
          <table:table-cell office:value-type="float" office:value="0.848791714614499" calcext:value-type="float">
            <text:p>0,848791714614499</text:p>
          </table:table-cell>
          <table:table-cell office:value-type="float" office:value="1.22416570771001" calcext:value-type="float">
            <text:p>1,22416570771001</text:p>
          </table:table-cell>
          <table:table-cell office:value-type="float" office:value="30" calcext:value-type="float">
            <text:p>30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4015" calcext:value-type="float">
            <text:p>4015</text:p>
          </table:table-cell>
          <table:table-cell office:value-type="float" office:value="0.924050632911392" calcext:value-type="float">
            <text:p>0,924050632911392</text:p>
          </table:table-cell>
          <table:table-cell office:value-type="float" office:value="4002" calcext:value-type="float">
            <text:p>4002</text:p>
          </table:table-cell>
          <table:table-cell office:value-type="float" office:value="0.921058688147296" calcext:value-type="float">
            <text:p>0,921058688147296</text:p>
          </table:table-cell>
          <table:table-cell office:value-type="float" office:value="23422" calcext:value-type="float">
            <text:p>23422</text:p>
          </table:table-cell>
          <table:table-cell office:value-type="float" office:value="0.00123815216463154" calcext:value-type="float">
            <text:p>0,001238152164632</text:p>
          </table:table-cell>
          <table:table-cell office:value-type="float" office:value="17197" calcext:value-type="float">
            <text:p>17197</text:p>
          </table:table-cell>
          <table:table-cell office:value-type="float" office:value="0.734224233626505" calcext:value-type="float">
            <text:p>0,734224233626505</text:p>
          </table:table-cell>
          <table:table-cell office:value-type="float" office:value="6225" calcext:value-type="float">
            <text:p>6225</text:p>
          </table:table-cell>
          <table:table-cell office:value-type="float" office:value="0.265775766373495" calcext:value-type="float">
            <text:p>0,265775766373495</text:p>
          </table:table-cell>
          <table:table-cell office:value-type="float" office:value="0.154640935872257" calcext:value-type="float">
            <text:p>0,154640935872257</text:p>
          </table:table-cell>
          <table:table-cell office:value-type="float" office:value="2772" calcext:value-type="float">
            <text:p>2772</text:p>
          </table:table-cell>
          <table:table-cell office:value-type="float" office:value="93.968253968254" calcext:value-type="float">
            <text:p>93,968253968254</text:p>
          </table:table-cell>
          <table:table-cell office:value-type="float" office:value="0.118350268977884" calcext:value-type="float">
            <text:p>0,118350268977884</text:p>
          </table:table-cell>
          <table:table-cell office:value-type="float" office:value="2729" calcext:value-type="float">
            <text:p>2729</text:p>
          </table:table-cell>
          <table:table-cell office:value-type="float" office:value="0.116514388182051" calcext:value-type="float">
            <text:p>0,116514388182051</text:p>
          </table:table-cell>
          <table:table-cell office:value-type="float" office:value="7458" calcext:value-type="float">
            <text:p>7458</text:p>
          </table:table-cell>
          <table:table-cell office:value-type="float" office:value="0.31841858082145" calcext:value-type="float">
            <text:p>0,31841858082145</text:p>
          </table:table-cell>
          <table:table-cell office:value-type="float" office:value="12349" calcext:value-type="float">
            <text:p>12349</text:p>
          </table:table-cell>
          <table:table-cell office:value-type="float" office:value="0.527239347621894" calcext:value-type="float">
            <text:p>0,527239347621894</text:p>
          </table:table-cell>
          <table:table-cell office:value-type="float" office:value="108" calcext:value-type="float">
            <text:p>108</text:p>
          </table:table-cell>
          <table:table-cell office:value-type="float" office:value="0.00461104944069678" calcext:value-type="float">
            <text:p>0,004611049440697</text:p>
          </table:table-cell>
          <table:table-cell office:value-type="float" office:value="2" calcext:value-type="float">
            <text:p>2</text:p>
          </table:table-cell>
          <table:table-cell office:value-type="float" office:value="0.0000853898044573478" calcext:value-type="float">
            <text:p>8,53898044573478E-05</text:p>
          </table:table-cell>
          <table:table-cell office:value-type="float" office:value="776" calcext:value-type="float">
            <text:p>776</text:p>
          </table:table-cell>
          <table:table-cell office:value-type="float" office:value="0.0331312441294509" calcext:value-type="float">
            <text:p>0,033131244129451</text:p>
          </table:table-cell>
          <table:table-cell office:value-type="float" office:value="19926" calcext:value-type="float">
            <text:p>19926</text:p>
          </table:table-cell>
          <table:table-cell office:value-type="float" office:value="0.850738621808556" calcext:value-type="float">
            <text:p>0,850738621808556</text:p>
          </table:table-cell>
          <table:table-cell office:value-type="float" office:value="127.760012044565" calcext:value-type="float">
            <text:p>127,760012044565</text:p>
          </table:table-cell>
          <table:table-cell table:number-columns-repeated="2" office:value-type="float" office:value="135.269675090253" calcext:value-type="float">
            <text:p>135,26967509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38109469729314" calcext:value-type="float">
            <text:p>0,738109469729314</text:p>
          </table:table-cell>
          <table:table-cell office:value-type="float" office:value="1.45269779820953" calcext:value-type="float">
            <text:p>1,45269779820953</text:p>
          </table:table-cell>
          <table:table-cell office:value-type="float" office:value="12041" calcext:value-type="float">
            <text:p>12041</text:p>
          </table:table-cell>
          <table:table-cell office:value-type="float" office:value="0.514089317735462" calcext:value-type="float">
            <text:p>0,514089317735462</text:p>
          </table:table-cell>
          <table:table-cell office:value-type="float" office:value="15738" calcext:value-type="float">
            <text:p>15738</text:p>
          </table:table-cell>
          <table:table-cell office:value-type="float" office:value="0.67193237127487" calcext:value-type="float">
            <text:p>0,67193237127487</text:p>
          </table:table-cell>
          <table:table-cell office:value-type="float" office:value="23422" calcext:value-type="float">
            <text:p>23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0.0563999658440782" calcext:value-type="float">
            <text:p>0,05639996584407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.00704465886773119" calcext:value-type="float">
            <text:p>0,007044658867731</text:p>
          </table:table-cell>
          <table:table-cell office:value-type="float" office:value="10341" calcext:value-type="float">
            <text:p>10341</text:p>
          </table:table-cell>
          <table:table-cell office:value-type="float" office:value="0.441507983946717" calcext:value-type="float">
            <text:p>0,441507983946717</text:p>
          </table:table-cell>
          <table:table-cell office:value-type="float" office:value="36.5558048780488" calcext:value-type="float">
            <text:p>36,5558048780488</text:p>
          </table:table-cell>
          <table:table-cell office:value-type="float" office:value="302" calcext:value-type="float">
            <text:p>302</text:p>
          </table:table-cell>
          <table:table-cell office:value-type="float" office:value="0.0292041388647133" calcext:value-type="float">
            <text:p>0,029204138864713</text:p>
          </table:table-cell>
          <table:table-cell office:value-type="float" office:value="973" calcext:value-type="float">
            <text:p>973</text:p>
          </table:table-cell>
          <table:table-cell office:value-type="float" office:value="0.094091480514457" calcext:value-type="float">
            <text:p>0,094091480514457</text:p>
          </table:table-cell>
          <table:table-cell office:value-type="float" office:value="1617" calcext:value-type="float">
            <text:p>1617</text:p>
          </table:table-cell>
          <table:table-cell office:value-type="float" office:value="0.156367856106759" calcext:value-type="float">
            <text:p>0,156367856106759</text:p>
          </table:table-cell>
          <table:table-cell office:value-type="float" office:value="255219" calcext:value-type="float">
            <text:p>255219</text:p>
          </table:table-cell>
          <table:table-cell office:value-type="float" office:value="0.681134356560101" calcext:value-type="float">
            <text:p>0,681134356560101</text:p>
          </table:table-cell>
          <table:table-cell office:value-type="float" office:value="18907" calcext:value-type="float">
            <text:p>18907</text:p>
          </table:table-cell>
          <table:table-cell office:value-type="float" office:value="0.0504594378924838" calcext:value-type="float">
            <text:p>0,050459437892484</text:p>
          </table:table-cell>
          <table:table-cell office:value-type="float" office:value="14409" calcext:value-type="float">
            <text:p>14409</text:p>
          </table:table-cell>
          <table:table-cell office:value-type="float" office:value="0.0384550716979319" calcext:value-type="float">
            <text:p>0,038455071697932</text:p>
          </table:table-cell>
          <table:table-cell office:value-type="float" office:value="223032.488987208" calcext:value-type="float">
            <text:p>223032,488987208</text:p>
          </table:table-cell>
          <table:table-cell office:value-type="float" office:value="3" calcext:value-type="float">
            <text:p>3</text:p>
          </table:table-cell>
          <table:table-cell office:value-type="float" office:value="115751976" calcext:value-type="float">
            <text:p>115751976</text:p>
          </table:table-cell>
          <table:table-cell office:value-type="float" office:value="2318868788" calcext:value-type="float">
            <text:p>2318868788</text:p>
          </table:table-cell>
          <table:table-cell office:value-type="float" office:value="4" calcext:value-type="float">
            <text:p>4</text:p>
          </table:table-cell>
          <table:table-cell office:value-type="float" office:value="2.98481012658228" calcext:value-type="float">
            <text:p>2,98481012658228</text:p>
          </table:table-cell>
          <table:table-cell office:value-type="float" office:value="0.967779056386651" calcext:value-type="float">
            <text:p>0,967779056386651</text:p>
          </table:table-cell>
          <table:table-cell office:value-type="float" office:value="0" calcext:value-type="float">
            <text:p>0</text:p>
          </table:table-cell>
          <table:table-cell office:value-type="float" office:value="0.731645569620253" calcext:value-type="float">
            <text:p>0,731645569620253</text:p>
          </table:table-cell>
          <table:table-cell table:number-columns-repeated="2" office:value-type="float" office:value="8.68423475258918" calcext:value-type="float">
            <text:p>8,68423475258918</text:p>
          </table:table-cell>
          <table:table-cell office:value-type="float" office:value="6.45981588032221" calcext:value-type="float">
            <text:p>6,45981588032221</text:p>
          </table:table-cell>
          <table:table-cell office:value-type="float" office:value="0.890974729241877" calcext:value-type="float">
            <text:p>0,890974729241877</text:p>
          </table:table-cell>
          <table:table-cell office:value-type="float" office:value="0.648736462093863" calcext:value-type="float">
            <text:p>0,648736462093863</text:p>
          </table:table-cell>
          <table:table-cell office:value-type="float" office:value="0.416245487364621" calcext:value-type="float">
            <text:p>0,416245487364621</text:p>
          </table:table-cell>
          <table:table-cell table:number-columns-repeated="2" office:value-type="float" office:value="8.41577255902257" calcext:value-type="float">
            <text:p>8,415772559022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9896432681243" calcext:value-type="float">
            <text:p>0,609896432681243</text:p>
          </table:table-cell>
          <table:table-cell office:value-type="float" office:value="8.60989643268124" calcext:value-type="float">
            <text:p>8,60989643268124</text:p>
          </table:table-cell>
          <table:table-cell office:value-type="float" office:value="6.02692750287687" calcext:value-type="float">
            <text:p>6,02692750287687</text:p>
          </table:table-cell>
          <table:table-cell office:value-type="float" office:value="6.60801810263855" calcext:value-type="float">
            <text:p>6,60801810263855</text:p>
          </table:table-cell>
          <table:table-cell office:value-type="float" office:value="0.00123815216463154" calcext:value-type="float">
            <text:p>0,001238152164632</text:p>
          </table:table-cell>
          <table:table-cell table:number-columns-repeated="2" office:value-type="float" office:value="6.60925625480318" calcext:value-type="float">
            <text:p>6,60925625480318</text:p>
          </table:table-cell>
          <table:table-cell office:value-type="float" office:value="2.05635727094185" calcext:value-type="float">
            <text:p>2,05635727094185</text:p>
          </table:table-cell>
          <table:table-cell office:value-type="float" office:value="1.34386474254974" calcext:value-type="float">
            <text:p>1,34386474254974</text:p>
          </table:table-cell>
          <table:table-cell office:value-type="float" office:value="3.68423475258918" calcext:value-type="float">
            <text:p>3,68423475258918</text:p>
          </table:table-cell>
          <table:table-cell office:value-type="float" office:value="7.08445676608077" calcext:value-type="float">
            <text:p>7,08445676608077</text:p>
          </table:table-cell>
          <table:table-cell office:value-type="float" office:value="5.66756541286462" calcext:value-type="float">
            <text:p>5,66756541286462</text:p>
          </table:table-cell>
          <table:table-cell office:value-type="float" office:value="3.80552359033372" calcext:value-type="float">
            <text:p>3,80552359033372</text:p>
          </table:table-cell>
          <table:table-cell office:value-type="float" office:value="3.72382048331415" calcext:value-type="float">
            <text:p>3,72382048331415</text:p>
          </table:table-cell>
          <table:table-cell office:value-type="float" office:value="7.52934407364787" calcext:value-type="float">
            <text:p>7,52934407364787</text:p>
          </table:table-cell>
          <table:table-cell office:value-type="float" office:value="2.25880322209436" calcext:value-type="float">
            <text:p>2,25880322209436</text:p>
          </table:table-cell>
          <table:table-cell table:number-columns-repeated="2" office:value-type="float" office:value="9.99539700805524" calcext:value-type="float">
            <text:p>9,99539700805524</text:p>
          </table:table-cell>
          <table:table-cell office:value-type="float" office:value="2.99861910241657" calcext:value-type="float">
            <text:p>2,99861910241657</text:p>
          </table:table-cell>
          <table:table-cell office:value-type="float" office:value="4.99774225593787" calcext:value-type="float">
            <text:p>4,99774225593787</text:p>
          </table:table-cell>
          <table:table-cell office:value-type="float" office:value="3.37758511695114" calcext:value-type="float">
            <text:p>3,37758511695114</text:p>
          </table:table-cell>
          <table:table-cell table:number-columns-repeated="2" office:value-type="float" office:value="8.37532737288901" calcext:value-type="float">
            <text:p>8,375327372889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31645569620253" calcext:value-type="float">
            <text:p>0,7316455696202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8481012658228" calcext:value-type="float">
            <text:p>2,98481012658228</text:p>
          </table:table-cell>
          <table:table-cell office:value-type="float" office:value="0.967779056386651" calcext:value-type="float">
            <text:p>0,967779056386651</text:p>
          </table:table-cell>
          <table:table-cell office:value-type="float" office:value="6.45981588032221" calcext:value-type="float">
            <text:p>6,459815880322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896432681243" calcext:value-type="float">
            <text:p>0,609896432681243</text:p>
          </table:table-cell>
          <table:table-cell office:value-type="float" office:value="0.00123815216463154" calcext:value-type="float">
            <text:p>0,001238152164632</text:p>
          </table:table-cell>
          <table:table-cell office:value-type="float" office:value="6.60801810263855" calcext:value-type="float">
            <text:p>6,60801810263855</text:p>
          </table:table-cell>
          <table:table-cell office:value-type="float" office:value="3.68423475258918" calcext:value-type="float">
            <text:p>3,68423475258918</text:p>
          </table:table-cell>
          <table:table-cell office:value-type="float" office:value="3.80552359033372" calcext:value-type="float">
            <text:p>3,80552359033372</text:p>
          </table:table-cell>
          <table:table-cell office:value-type="float" office:value="3.72382048331415" calcext:value-type="float">
            <text:p>3,72382048331415</text:p>
          </table:table-cell>
          <table:table-cell office:value-type="float" office:value="9.99539700805524" calcext:value-type="float">
            <text:p>9,99539700805524</text:p>
          </table:table-cell>
          <table:table-cell office:value-type="float" office:value="49.5721791546881" calcext:value-type="float">
            <text:p>49,5721791546881</text:p>
          </table:table-cell>
          <table:table-cell office:value-type="float" office:value="0.890974729241877" calcext:value-type="float">
            <text:p>0,890974729241877</text:p>
          </table:table-cell>
          <table:table-cell office:value-type="float" office:value="0.648736462093863" calcext:value-type="float">
            <text:p>0,648736462093863</text:p>
          </table:table-cell>
          <table:table-cell office:value-type="float" office:value="0.416245487364621" calcext:value-type="float">
            <text:p>0,416245487364621</text:p>
          </table:table-cell>
          <table:table-cell office:value-type="float" office:value="2.05635727094185" calcext:value-type="float">
            <text:p>2,05635727094185</text:p>
          </table:table-cell>
          <table:table-cell office:value-type="float" office:value="1.34386474254974" calcext:value-type="float">
            <text:p>1,34386474254974</text:p>
          </table:table-cell>
          <table:table-cell office:value-type="float" office:value="4.99774225593787" calcext:value-type="float">
            <text:p>4,99774225593787</text:p>
          </table:table-cell>
          <table:table-cell office:value-type="float" office:value="3.37758511695114" calcext:value-type="float">
            <text:p>3,37758511695114</text:p>
          </table:table-cell>
          <table:table-cell office:value-type="float" office:value="13.731506065081" calcext:value-type="float">
            <text:p>13,731506065081</text:p>
          </table:table-cell>
          <table:table-cell office:value-type="float" office:value="51.5365061795564" calcext:value-type="float">
            <text:p>51,5365061795564</text:p>
          </table:table-cell>
          <table:table-cell office:value-type="float" office:value="70.3036852197691" calcext:value-type="float">
            <text:p>70,3036852197691</text:p>
          </table:table-cell>
          <table:table-cell table:number-columns-repeated="8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292" calcext:value-type="float">
            <text:p>11292</text:p>
          </table:table-cell>
          <table:table-cell office:value-type="float" office:value="1.35998937300744" calcext:value-type="float">
            <text:p>1,35998937300744</text:p>
          </table:table-cell>
          <table:table-cell office:value-type="float" office:value="47.1696776478923" calcext:value-type="float">
            <text:p>47,1696776478923</text:p>
          </table:table-cell>
          <table:table-cell office:value-type="float" office:value="11219" calcext:value-type="float">
            <text:p>11219</text:p>
          </table:table-cell>
          <table:table-cell office:value-type="float" office:value="0.993535246191994" calcext:value-type="float">
            <text:p>0,993535246191994</text:p>
          </table:table-cell>
          <table:table-cell office:value-type="float" office:value="248.337908904537" calcext:value-type="float">
            <text:p>248,337908904537</text:p>
          </table:table-cell>
          <table:table-cell office:value-type="float" office:value="5" calcext:value-type="float">
            <text:p>5</text:p>
          </table:table-cell>
          <table:table-cell office:value-type="float" office:value="7220" calcext:value-type="float">
            <text:p>7220</text:p>
          </table:table-cell>
          <table:table-cell office:value-type="float" office:value="0.639390719093163" calcext:value-type="float">
            <text:p>0,639390719093163</text:p>
          </table:table-cell>
          <table:table-cell office:value-type="float" office:value="5" calcext:value-type="float">
            <text:p>5</text:p>
          </table:table-cell>
          <table:table-cell office:value-type="float" office:value="11165" calcext:value-type="float">
            <text:p>11165</text:p>
          </table:table-cell>
          <table:table-cell office:value-type="float" office:value="0.988753099539497" calcext:value-type="float">
            <text:p>0,988753099539497</text:p>
          </table:table-cell>
          <table:table-cell office:value-type="float" office:value="128" calcext:value-type="float">
            <text:p>128</text:p>
          </table:table-cell>
          <table:table-cell office:value-type="float" office:value="4072" calcext:value-type="float">
            <text:p>4072</text:p>
          </table:table-cell>
          <table:table-cell office:value-type="float" office:value="0.360609280906837" calcext:value-type="float">
            <text:p>0,360609280906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2" calcext:value-type="float">
            <text:p>11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92" calcext:value-type="float">
            <text:p>11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0.0644704215373716" calcext:value-type="float">
            <text:p>0,064470421537372</text:p>
          </table:table-cell>
          <table:table-cell office:value-type="float" office:value="83212" calcext:value-type="float">
            <text:p>83212</text:p>
          </table:table-cell>
          <table:table-cell office:value-type="float" office:value="1189" calcext:value-type="float">
            <text:p>1189</text:p>
          </table:table-cell>
          <table:table-cell office:value-type="float" office:value="11210" calcext:value-type="float">
            <text:p>11210</text:p>
          </table:table-cell>
          <table:table-cell office:value-type="float" office:value="0.992738221749911" calcext:value-type="float">
            <text:p>0,992738221749911</text:p>
          </table:table-cell>
          <table:table-cell office:value-type="float" office:value="7.36911087495572" calcext:value-type="float">
            <text:p>7,36911087495572</text:p>
          </table:table-cell>
          <table:table-cell office:value-type="float" office:value="11638" calcext:value-type="float">
            <text:p>11638</text:p>
          </table:table-cell>
          <table:table-cell office:value-type="float" office:value="13" calcext:value-type="float">
            <text:p>13</text:p>
          </table:table-cell>
          <table:table-cell office:value-type="float" office:value="11220" calcext:value-type="float">
            <text:p>11220</text:p>
          </table:table-cell>
          <table:table-cell office:value-type="float" office:value="0.993623804463337" calcext:value-type="float">
            <text:p>0,993623804463337</text:p>
          </table:table-cell>
          <table:table-cell office:value-type="float" office:value="1.03064116188452" calcext:value-type="float">
            <text:p>1,030641161884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20" calcext:value-type="float">
            <text:p>11220</text:p>
          </table:table-cell>
          <table:table-cell office:value-type="float" office:value="0.993623804463337" calcext:value-type="float">
            <text:p>0,993623804463337</text:p>
          </table:table-cell>
          <table:table-cell office:value-type="float" office:value="11220" calcext:value-type="float">
            <text:p>11220</text:p>
          </table:table-cell>
          <table:table-cell office:value-type="float" office:value="0.993623804463337" calcext:value-type="float">
            <text:p>0,993623804463337</text:p>
          </table:table-cell>
          <table:table-cell office:value-type="float" office:value="15357" calcext:value-type="float">
            <text:p>15357</text:p>
          </table:table-cell>
          <table:table-cell office:value-type="float" office:value="0.00553493520869962" calcext:value-type="float">
            <text:p>0,0055349352087</text:p>
          </table:table-cell>
          <table:table-cell office:value-type="float" office:value="15301" calcext:value-type="float">
            <text:p>15301</text:p>
          </table:table-cell>
          <table:table-cell office:value-type="float" office:value="0.996353454450739" calcext:value-type="float">
            <text:p>0,996353454450739</text:p>
          </table:table-cell>
          <table:table-cell office:value-type="float" office:value="56" calcext:value-type="float">
            <text:p>56</text:p>
          </table:table-cell>
          <table:table-cell office:value-type="float" office:value="0.00364654554926092" calcext:value-type="float">
            <text:p>0,003646545549261</text:p>
          </table:table-cell>
          <table:table-cell office:value-type="float" office:value="0.860714983395194" calcext:value-type="float">
            <text:p>0,860714983395194</text:p>
          </table:table-cell>
          <table:table-cell office:value-type="float" office:value="6729" calcext:value-type="float">
            <text:p>6729</text:p>
          </table:table-cell>
          <table:table-cell office:value-type="float" office:value="109.835051546392" calcext:value-type="float">
            <text:p>109,835051546392</text:p>
          </table:table-cell>
          <table:table-cell office:value-type="float" office:value="0.438171517874585" calcext:value-type="float">
            <text:p>0,438171517874585</text:p>
          </table:table-cell>
          <table:table-cell office:value-type="float" office:value="3213" calcext:value-type="float">
            <text:p>3213</text:p>
          </table:table-cell>
          <table:table-cell office:value-type="float" office:value="0.209220550888845" calcext:value-type="float">
            <text:p>0,209220550888845</text:p>
          </table:table-cell>
          <table:table-cell office:value-type="float" office:value="2007" calcext:value-type="float">
            <text:p>2007</text:p>
          </table:table-cell>
          <table:table-cell office:value-type="float" office:value="0.130689587810119" calcext:value-type="float">
            <text:p>0,130689587810119</text:p>
          </table:table-cell>
          <table:table-cell office:value-type="float" office:value="10100" calcext:value-type="float">
            <text:p>10100</text:p>
          </table:table-cell>
          <table:table-cell office:value-type="float" office:value="0.657680536563131" calcext:value-type="float">
            <text:p>0,657680536563131</text:p>
          </table:table-cell>
          <table:table-cell office:value-type="float" office:value="12" calcext:value-type="float">
            <text:p>12</text:p>
          </table:table-cell>
          <table:table-cell office:value-type="float" office:value="0.000781402617698769" calcext:value-type="float">
            <text:p>0,00078140261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162792212020577" calcext:value-type="float">
            <text:p>0,001627922120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5.0281472316734" calcext:value-type="float">
            <text:p>35,028147231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996353454450739" calcext:value-type="float">
            <text:p>0,996353454450739</text:p>
          </table:table-cell>
          <table:table-cell office:value-type="float" office:value="1.33974244321231" calcext:value-type="float">
            <text:p>1,33974244321231</text:p>
          </table:table-cell>
          <table:table-cell office:value-type="float" office:value="5329" calcext:value-type="float">
            <text:p>5329</text:p>
          </table:table-cell>
          <table:table-cell office:value-type="float" office:value="0.347007879143062" calcext:value-type="float">
            <text:p>0,347007879143062</text:p>
          </table:table-cell>
          <table:table-cell office:value-type="float" office:value="11123" calcext:value-type="float">
            <text:p>11123</text:p>
          </table:table-cell>
          <table:table-cell office:value-type="float" office:value="0.724295109721951" calcext:value-type="float">
            <text:p>0,724295109721951</text:p>
          </table:table-cell>
          <table:table-cell office:value-type="float" office:value="15357" calcext:value-type="float">
            <text:p>15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625122094159015" calcext:value-type="float">
            <text:p>0,00625122094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3" calcext:value-type="float">
            <text:p>5243</text:p>
          </table:table-cell>
          <table:table-cell office:value-type="float" office:value="0.341407827049554" calcext:value-type="float">
            <text:p>0,341407827049554</text:p>
          </table:table-cell>
          <table:table-cell office:value-type="float" office:value="21.5994659546061" calcext:value-type="float">
            <text:p>21,5994659546061</text:p>
          </table:table-cell>
          <table:table-cell office:value-type="float" office:value="400" calcext:value-type="float">
            <text:p>400</text:p>
          </table:table-cell>
          <table:table-cell office:value-type="float" office:value="0.0762921991226397" calcext:value-type="float">
            <text:p>0,07629219912264</text:p>
          </table:table-cell>
          <table:table-cell office:value-type="float" office:value="3064" calcext:value-type="float">
            <text:p>3064</text:p>
          </table:table-cell>
          <table:table-cell office:value-type="float" office:value="0.58439824527942" calcext:value-type="float">
            <text:p>0,58439824527942</text:p>
          </table:table-cell>
          <table:table-cell office:value-type="float" office:value="2750" calcext:value-type="float">
            <text:p>2750</text:p>
          </table:table-cell>
          <table:table-cell office:value-type="float" office:value="0.524508868968148" calcext:value-type="float">
            <text:p>0,524508868968148</text:p>
          </table:table-cell>
          <table:table-cell office:value-type="float" office:value="5755" calcext:value-type="float">
            <text:p>5755</text:p>
          </table:table-cell>
          <table:table-cell office:value-type="float" office:value="0.0508185719583915" calcext:value-type="float">
            <text:p>0,050818571958392</text:p>
          </table:table-cell>
          <table:table-cell office:value-type="float" office:value="45965" calcext:value-type="float">
            <text:p>45965</text:p>
          </table:table-cell>
          <table:table-cell office:value-type="float" office:value="0.40588630061989" calcext:value-type="float">
            <text:p>0,40588630061989</text:p>
          </table:table-cell>
          <table:table-cell office:value-type="float" office:value="19296" calcext:value-type="float">
            <text:p>19296</text:p>
          </table:table-cell>
          <table:table-cell office:value-type="float" office:value="0.170390124154496" calcext:value-type="float">
            <text:p>0,170390124154496</text:p>
          </table:table-cell>
          <table:table-cell office:value-type="float" office:value="215261.007611798" calcext:value-type="float">
            <text:p>215261,007611798</text:p>
          </table:table-cell>
          <table:table-cell office:value-type="float" office:value="78" calcext:value-type="float">
            <text:p>78</text:p>
          </table:table-cell>
          <table:table-cell office:value-type="float" office:value="15594038" calcext:value-type="float">
            <text:p>15594038</text:p>
          </table:table-cell>
          <table:table-cell office:value-type="float" office:value="1131196595" calcext:value-type="float">
            <text:p>1131196595</text:p>
          </table:table-cell>
          <table:table-cell office:value-type="float" office:value="4" calcext:value-type="float">
            <text:p>4</text:p>
          </table:table-cell>
          <table:table-cell office:value-type="float" office:value="2.98060573857598" calcext:value-type="float">
            <text:p>2,98060573857598</text:p>
          </table:table-cell>
          <table:table-cell office:value-type="float" office:value="0.992738221749911" calcext:value-type="float">
            <text:p>0,992738221749911</text:p>
          </table:table-cell>
          <table:table-cell office:value-type="float" office:value="0" calcext:value-type="float">
            <text:p>0</text:p>
          </table:table-cell>
          <table:table-cell office:value-type="float" office:value="0.515512457196835" calcext:value-type="float">
            <text:p>0,515512457196835</text:p>
          </table:table-cell>
          <table:table-cell table:number-columns-repeated="2" office:value-type="float" office:value="8.48885641752273" calcext:value-type="float">
            <text:p>8,48885641752273</text:p>
          </table:table-cell>
          <table:table-cell office:value-type="float" office:value="6.61680393198725" calcext:value-type="float">
            <text:p>6,61680393198725</text:p>
          </table:table-cell>
          <table:table-cell office:value-type="float" office:value="0.876275904732447" calcext:value-type="float">
            <text:p>0,876275904732447</text:p>
          </table:table-cell>
          <table:table-cell office:value-type="float" office:value="0.0522734302505413" calcext:value-type="float">
            <text:p>0,052273430250541</text:p>
          </table:table-cell>
          <table:table-cell office:value-type="float" office:value="0.149396845035571" calcext:value-type="float">
            <text:p>0,149396845035571</text:p>
          </table:table-cell>
          <table:table-cell table:number-columns-repeated="2" office:value-type="float" office:value="7.69475011200581" calcext:value-type="float">
            <text:p>7,694750112005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9946865037194" calcext:value-type="float">
            <text:p>1,99946865037194</text:p>
          </table:table-cell>
          <table:table-cell office:value-type="float" office:value="9.99946865037195" calcext:value-type="float">
            <text:p>9,99946865037195</text:p>
          </table:table-cell>
          <table:table-cell office:value-type="float" office:value="6.99962805526036" calcext:value-type="float">
            <text:p>6,99962805526036</text:p>
          </table:table-cell>
          <table:table-cell office:value-type="float" office:value="8.96718109005665" calcext:value-type="float">
            <text:p>8,96718109005665</text:p>
          </table:table-cell>
          <table:table-cell office:value-type="float" office:value="0.00553493520869962" calcext:value-type="float">
            <text:p>0,0055349352087</text:p>
          </table:table-cell>
          <table:table-cell table:number-columns-repeated="2" office:value-type="float" office:value="8.97271602526535" calcext:value-type="float">
            <text:p>8,97271602526535</text:p>
          </table:table-cell>
          <table:table-cell office:value-type="float" office:value="1.38803151657225" calcext:value-type="float">
            <text:p>1,38803151657225</text:p>
          </table:table-cell>
          <table:table-cell office:value-type="float" office:value="1.4485902194439" calcext:value-type="float">
            <text:p>1,4485902194439</text:p>
          </table:table-cell>
          <table:table-cell office:value-type="float" office:value="3.97449521785335" calcext:value-type="float">
            <text:p>3,97449521785335</text:p>
          </table:table-cell>
          <table:table-cell office:value-type="float" office:value="6.8111169538695" calcext:value-type="float">
            <text:p>6,8111169538695</text:p>
          </table:table-cell>
          <table:table-cell office:value-type="float" office:value="5.4488935630956" calcext:value-type="float">
            <text:p>5,4488935630956</text:p>
          </table:table-cell>
          <table:table-cell office:value-type="float" office:value="3.40152320226709" calcext:value-type="float">
            <text:p>3,40152320226709</text:p>
          </table:table-cell>
          <table:table-cell office:value-type="float" office:value="2.52811725115126" calcext:value-type="float">
            <text:p>2,52811725115126</text:p>
          </table:table-cell>
          <table:table-cell office:value-type="float" office:value="5.92964045341835" calcext:value-type="float">
            <text:p>5,92964045341835</text:p>
          </table:table-cell>
          <table:table-cell office:value-type="float" office:value="1.7788921360255" calcext:value-type="float">
            <text:p>1,7788921360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6195548792087" calcext:value-type="float">
            <text:p>4,96195548792087</text:p>
          </table:table-cell>
          <table:table-cell office:value-type="float" office:value="1.91173673197641" calcext:value-type="float">
            <text:p>1,91173673197641</text:p>
          </table:table-cell>
          <table:table-cell table:number-columns-repeated="2" office:value-type="float" office:value="6.87369221989728" calcext:value-type="float">
            <text:p>6,87369221989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15512457196835" calcext:value-type="float">
            <text:p>0,5155124571968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8060573857598" calcext:value-type="float">
            <text:p>2,98060573857598</text:p>
          </table:table-cell>
          <table:table-cell office:value-type="float" office:value="0.992738221749911" calcext:value-type="float">
            <text:p>0,992738221749911</text:p>
          </table:table-cell>
          <table:table-cell office:value-type="float" office:value="6.61680393198725" calcext:value-type="float">
            <text:p>6,616803931987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9946865037194" calcext:value-type="float">
            <text:p>1,99946865037194</text:p>
          </table:table-cell>
          <table:table-cell office:value-type="float" office:value="0.00553493520869962" calcext:value-type="float">
            <text:p>0,0055349352087</text:p>
          </table:table-cell>
          <table:table-cell office:value-type="float" office:value="8.96718109005665" calcext:value-type="float">
            <text:p>8,96718109005665</text:p>
          </table:table-cell>
          <table:table-cell office:value-type="float" office:value="3.97449521785335" calcext:value-type="float">
            <text:p>3,97449521785335</text:p>
          </table:table-cell>
          <table:table-cell office:value-type="float" office:value="3.40152320226709" calcext:value-type="float">
            <text:p>3,40152320226709</text:p>
          </table:table-cell>
          <table:table-cell office:value-type="float" office:value="2.52811725115126" calcext:value-type="float">
            <text:p>2,52811725115126</text:p>
          </table:table-cell>
          <table:table-cell office:value-type="float" office:value="10" calcext:value-type="float">
            <text:p>10</text:p>
          </table:table-cell>
          <table:table-cell office:value-type="float" office:value="51.981980696419" calcext:value-type="float">
            <text:p>51,981980696419</text:p>
          </table:table-cell>
          <table:table-cell office:value-type="float" office:value="0.876275904732447" calcext:value-type="float">
            <text:p>0,876275904732447</text:p>
          </table:table-cell>
          <table:table-cell office:value-type="float" office:value="0.0522734302505413" calcext:value-type="float">
            <text:p>0,052273430250541</text:p>
          </table:table-cell>
          <table:table-cell office:value-type="float" office:value="0.149396845035571" calcext:value-type="float">
            <text:p>0,149396845035571</text:p>
          </table:table-cell>
          <table:table-cell office:value-type="float" office:value="1.38803151657225" calcext:value-type="float">
            <text:p>1,38803151657225</text:p>
          </table:table-cell>
          <table:table-cell office:value-type="float" office:value="1.4485902194439" calcext:value-type="float">
            <text:p>1,4485902194439</text:p>
          </table:table-cell>
          <table:table-cell office:value-type="float" office:value="4.96195548792087" calcext:value-type="float">
            <text:p>4,96195548792087</text:p>
          </table:table-cell>
          <table:table-cell office:value-type="float" office:value="1.91173673197641" calcext:value-type="float">
            <text:p>1,91173673197641</text:p>
          </table:table-cell>
          <table:table-cell office:value-type="float" office:value="10.788260135932" calcext:value-type="float">
            <text:p>10,788260135932</text:p>
          </table:table-cell>
          <table:table-cell office:value-type="float" office:value="51.2574285290726" calcext:value-type="float">
            <text:p>51,2574285290726</text:p>
          </table:table-cell>
          <table:table-cell office:value-type="float" office:value="68.770240832351" calcext:value-type="float">
            <text:p>68,770240832351</text:p>
          </table:table-cell>
          <table:table-cell table:number-columns-repeated="8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2.4" calcext:value-type="float">
            <text:p>2,4</text:p>
          </table:table-cell>
          <table:table-cell office:value-type="float" office:value="32.9809523809524" calcext:value-type="float">
            <text:p>32,9809523809524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265.038095238095" calcext:value-type="float">
            <text:p>265,0380952380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634920634920635" calcext:value-type="float">
            <text:p>0,0063492063492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.958730158730159" calcext:value-type="float">
            <text:p>0,958730158730159</text:p>
          </table:table-cell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office:value-type="float" office:value="313" calcext:value-type="float">
            <text:p>313</text:p>
          </table:table-cell>
          <table:table-cell office:value-type="float" office:value="0.993650793650794" calcext:value-type="float">
            <text:p>0,993650793650794</text:p>
          </table:table-cell>
          <table:table-cell office:value-type="float" office:value="1.81587301587302" calcext:value-type="float">
            <text:p>1,81587301587302</text:p>
          </table:table-cell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.993650793650794" calcext:value-type="float">
            <text:p>0,9936507936507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275" calcext:value-type="float">
            <text:p>275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756" calcext:value-type="float">
            <text:p>756</text:p>
          </table:table-cell>
          <table:table-cell office:value-type="float" office:value="0.5" calcext:value-type="float">
            <text:p>0,5</text:p>
          </table:table-cell>
          <table:table-cell office:value-type="float" office:value="679" calcext:value-type="float">
            <text:p>679</text:p>
          </table:table-cell>
          <table:table-cell office:value-type="float" office:value="0.898148148148148" calcext:value-type="float">
            <text:p>0,898148148148148</text:p>
          </table:table-cell>
          <table:table-cell office:value-type="float" office:value="77" calcext:value-type="float">
            <text:p>77</text:p>
          </table:table-cell>
          <table:table-cell office:value-type="float" office:value="0.101851851851852" calcext:value-type="float">
            <text:p>0,101851851851852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36.3454545454545" calcext:value-type="float">
            <text:p>36,3454545454545</text:p>
          </table:table-cell>
          <table:table-cell office:value-type="float" office:value="0.843915343915344" calcext:value-type="float">
            <text:p>0,843915343915344</text:p>
          </table:table-cell>
          <table:table-cell office:value-type="float" office:value="143" calcext:value-type="float">
            <text:p>143</text:p>
          </table:table-cell>
          <table:table-cell office:value-type="float" office:value="0.189153439153439" calcext:value-type="float">
            <text:p>0,189153439153439</text:p>
          </table:table-cell>
          <table:table-cell office:value-type="float" office:value="100" calcext:value-type="float">
            <text:p>100</text:p>
          </table:table-cell>
          <table:table-cell office:value-type="float" office:value="0.132275132275132" calcext:value-type="float">
            <text:p>0,132275132275132</text:p>
          </table:table-cell>
          <table:table-cell office:value-type="float" office:value="483" calcext:value-type="float">
            <text:p>483</text:p>
          </table:table-cell>
          <table:table-cell office:value-type="float" office:value="0.638888888888889" calcext:value-type="float">
            <text:p>0,63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0.00793650793650794" calcext:value-type="float">
            <text:p>0,00793650793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317460317460317" calcext:value-type="float">
            <text:p>0,031746031746032</text:p>
          </table:table-cell>
          <table:table-cell office:value-type="float" office:value="201" calcext:value-type="float">
            <text:p>201</text:p>
          </table:table-cell>
          <table:table-cell office:value-type="float" office:value="0.265873015873016" calcext:value-type="float">
            <text:p>0,265873015873016</text:p>
          </table:table-cell>
          <table:table-cell office:value-type="float" office:value="127.268656716418" calcext:value-type="float">
            <text:p>127,268656716418</text:p>
          </table:table-cell>
          <table:table-cell table:number-columns-repeated="2" office:value-type="float" office:value="179.319444444444" calcext:value-type="float">
            <text:p>179,319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69576719576719" calcext:value-type="float">
            <text:p>0,969576719576719</text:p>
          </table:table-cell>
          <table:table-cell office:value-type="float" office:value="1.19123505976096" calcext:value-type="float">
            <text:p>1,19123505976096</text:p>
          </table:table-cell>
          <table:table-cell office:value-type="float" office:value="279" calcext:value-type="float">
            <text:p>279</text:p>
          </table:table-cell>
          <table:table-cell office:value-type="float" office:value="0.369047619047619" calcext:value-type="float">
            <text:p>0,369047619047619</text:p>
          </table:table-cell>
          <table:table-cell office:value-type="float" office:value="583" calcext:value-type="float">
            <text:p>583</text:p>
          </table:table-cell>
          <table:table-cell office:value-type="float" office:value="0.771164021164021" calcext:value-type="float">
            <text:p>0,771164021164021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.394179894179894" calcext:value-type="float">
            <text:p>0,394179894179894</text:p>
          </table:table-cell>
          <table:table-cell office:value-type="float" office:value="307" calcext:value-type="float">
            <text:p>307</text:p>
          </table:table-cell>
          <table:table-cell office:value-type="float" office:value="0.406084656084656" calcext:value-type="float">
            <text:p>0,406084656084656</text:p>
          </table:table-cell>
          <table:table-cell office:value-type="float" office:value="102.063241106719" calcext:value-type="float">
            <text:p>102,063241106719</text:p>
          </table:table-cell>
          <table:table-cell office:value-type="float" office:value="15" calcext:value-type="float">
            <text:p>15</text:p>
          </table:table-cell>
          <table:table-cell office:value-type="float" office:value="0.0488599348534202" calcext:value-type="float">
            <text:p>0,04885993485342</text:p>
          </table:table-cell>
          <table:table-cell office:value-type="float" office:value="47" calcext:value-type="float">
            <text:p>47</text:p>
          </table:table-cell>
          <table:table-cell office:value-type="float" office:value="0.153094462540717" calcext:value-type="float">
            <text:p>0,153094462540717</text:p>
          </table:table-cell>
          <table:table-cell office:value-type="float" office:value="107" calcext:value-type="float">
            <text:p>107</text:p>
          </table:table-cell>
          <table:table-cell office:value-type="float" office:value="0.348534201954397" calcext:value-type="float">
            <text:p>0,348534201954397</text:p>
          </table:table-cell>
          <table:table-cell office:value-type="float" office:value="13089" calcext:value-type="float">
            <text:p>13089</text:p>
          </table:table-cell>
          <table:table-cell office:value-type="float" office:value="0.506893346758578" calcext:value-type="float">
            <text:p>0,506893346758578</text:p>
          </table:table-cell>
          <table:table-cell office:value-type="float" office:value="965" calcext:value-type="float">
            <text:p>965</text:p>
          </table:table-cell>
          <table:table-cell office:value-type="float" office:value="0.0373712338316164" calcext:value-type="float">
            <text:p>0,037371233831617</text:p>
          </table:table-cell>
          <table:table-cell office:value-type="float" office:value="1136" calcext:value-type="float">
            <text:p>1136</text:p>
          </table:table-cell>
          <table:table-cell office:value-type="float" office:value="0.0439934939199133" calcext:value-type="float">
            <text:p>0,043993493919913</text:p>
          </table:table-cell>
          <table:table-cell office:value-type="float" office:value="1351186.53505535" calcext:value-type="float">
            <text:p>1351186,53505535</text:p>
          </table:table-cell>
          <table:table-cell office:value-type="float" office:value="3" calcext:value-type="float">
            <text:p>3</text:p>
          </table:table-cell>
          <table:table-cell office:value-type="float" office:value="55397215" calcext:value-type="float">
            <text:p>55397215</text:p>
          </table:table-cell>
          <table:table-cell office:value-type="float" office:value="366171551" calcext:value-type="float">
            <text:p>3661715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3650793650794" calcext:value-type="float">
            <text:p>0,993650793650794</text:p>
          </table:table-cell>
          <table:table-cell office:value-type="float" office:value="0" calcext:value-type="float">
            <text:p>0</text:p>
          </table:table-cell>
          <table:table-cell office:value-type="float" office:value="0.998941798941799" calcext:value-type="float">
            <text:p>0,998941798941799</text:p>
          </table:table-cell>
          <table:table-cell table:number-columns-repeated="2" office:value-type="float" office:value="8.99259259259259" calcext:value-type="float">
            <text:p>8,99259259259259</text:p>
          </table:table-cell>
          <table:table-cell office:value-type="float" office:value="6.29111111111111" calcext:value-type="float">
            <text:p>6,29111111111111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673611111111111" calcext:value-type="float">
            <text:p>0,673611111111111</text:p>
          </table:table-cell>
          <table:table-cell office:value-type="float" office:value="0.256944444444444" calcext:value-type="float">
            <text:p>0,256944444444444</text:p>
          </table:table-cell>
          <table:table-cell table:number-columns-repeated="2" office:value-type="float" office:value="8.1175" calcext:value-type="float">
            <text:p>8,11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8571428571429" calcext:value-type="float">
            <text:p>0,228571428571429</text:p>
          </table:table-cell>
          <table:table-cell office:value-type="float" office:value="8.22857142857143" calcext:value-type="float">
            <text:p>8,22857142857143</text:p>
          </table:table-cell>
          <table:table-cell office:value-type="float" office:value="5.76" calcext:value-type="float">
            <text:p>5,76</text:p>
          </table:table-cell>
          <table:table-cell office:value-type="float" office:value="8.08333333333333" calcext:value-type="float">
            <text:p>8,0833333333333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8.58333333333333" calcext:value-type="float">
            <text:p>8,58333333333333</text:p>
          </table:table-cell>
          <table:table-cell office:value-type="float" office:value="1.47619047619048" calcext:value-type="float">
            <text:p>1,47619047619048</text:p>
          </table:table-cell>
          <table:table-cell office:value-type="float" office:value="1.54232804232804" calcext:value-type="float">
            <text:p>1,54232804232804</text:p>
          </table:table-cell>
          <table:table-cell office:value-type="float" office:value="3.49206349206349" calcext:value-type="float">
            <text:p>3,49206349206349</text:p>
          </table:table-cell>
          <table:table-cell office:value-type="float" office:value="6.51058201058201" calcext:value-type="float">
            <text:p>6,51058201058201</text:p>
          </table:table-cell>
          <table:table-cell office:value-type="float" office:value="5.20846560846561" calcext:value-type="float">
            <text:p>5,20846560846561</text:p>
          </table:table-cell>
          <table:table-cell office:value-type="float" office:value="4.98412698412698" calcext:value-type="float">
            <text:p>4,98412698412698</text:p>
          </table:table-cell>
          <table:table-cell office:value-type="float" office:value="5" calcext:value-type="float">
            <text:p>5</text:p>
          </table:table-cell>
          <table:table-cell office:value-type="float" office:value="9.98412698412698" calcext:value-type="float">
            <text:p>9,98412698412698</text:p>
          </table:table-cell>
          <table:table-cell office:value-type="float" office:value="2.9952380952381" calcext:value-type="float">
            <text:p>2,9952380952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168498168498" calcext:value-type="float">
            <text:p>4,98168498168498</text:p>
          </table:table-cell>
          <table:table-cell office:value-type="float" office:value="1.996336996337" calcext:value-type="float">
            <text:p>1,996336996337</text:p>
          </table:table-cell>
          <table:table-cell table:number-columns-repeated="2" office:value-type="float" office:value="6.97802197802198" calcext:value-type="float">
            <text:p>6,978021978021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8941798941799" calcext:value-type="float">
            <text:p>0,9989417989417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3650793650794" calcext:value-type="float">
            <text:p>0,993650793650794</text:p>
          </table:table-cell>
          <table:table-cell office:value-type="float" office:value="6.29111111111111" calcext:value-type="float">
            <text:p>6,291111111111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28571428571429" calcext:value-type="float">
            <text:p>0,228571428571429</text:p>
          </table:table-cell>
          <table:table-cell office:value-type="float" office:value="0.5" calcext:value-type="float">
            <text:p>0,5</text:p>
          </table:table-cell>
          <table:table-cell office:value-type="float" office:value="8.08333333333333" calcext:value-type="float">
            <text:p>8,08333333333333</text:p>
          </table:table-cell>
          <table:table-cell office:value-type="float" office:value="3.49206349206349" calcext:value-type="float">
            <text:p>3,49206349206349</text:p>
          </table:table-cell>
          <table:table-cell office:value-type="float" office:value="4.98412698412698" calcext:value-type="float">
            <text:p>4,984126984126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.571798941799" calcext:value-type="float">
            <text:p>43,571798941799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673611111111111" calcext:value-type="float">
            <text:p>0,673611111111111</text:p>
          </table:table-cell>
          <table:table-cell office:value-type="float" office:value="0.256944444444444" calcext:value-type="float">
            <text:p>0,256944444444444</text:p>
          </table:table-cell>
          <table:table-cell office:value-type="float" office:value="1.47619047619048" calcext:value-type="float">
            <text:p>1,47619047619048</text:p>
          </table:table-cell>
          <table:table-cell office:value-type="float" office:value="1.54232804232804" calcext:value-type="float">
            <text:p>1,54232804232804</text:p>
          </table:table-cell>
          <table:table-cell office:value-type="float" office:value="4.98168498168498" calcext:value-type="float">
            <text:p>4,98168498168498</text:p>
          </table:table-cell>
          <table:table-cell office:value-type="float" office:value="1.996336996337" calcext:value-type="float">
            <text:p>1,996336996337</text:p>
          </table:table-cell>
          <table:table-cell office:value-type="float" office:value="11.8229293854294" calcext:value-type="float">
            <text:p>11,8229293854294</text:p>
          </table:table-cell>
          <table:table-cell office:value-type="float" office:value="48.1351516076516" calcext:value-type="float">
            <text:p>48,1351516076516</text:p>
          </table:table-cell>
          <table:table-cell office:value-type="float" office:value="60.3947283272283" calcext:value-type="float">
            <text:p>60,3947283272283</text:p>
          </table:table-cell>
          <table:table-cell table:number-columns-repeated="83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  <table:table-cell office:value-type="float" office:value="2.58014184397163" calcext:value-type="float">
            <text:p>2,58014184397163</text:p>
          </table:table-cell>
          <table:table-cell office:value-type="float" office:value="113.270921985816" calcext:value-type="float">
            <text:p>113,270921985816</text:p>
          </table:table-cell>
          <table:table-cell office:value-type="float" office:value="251" calcext:value-type="float">
            <text:p>251</text:p>
          </table:table-cell>
          <table:table-cell office:value-type="float" office:value="0.356028368794326" calcext:value-type="float">
            <text:p>0,356028368794326</text:p>
          </table:table-cell>
          <table:table-cell office:value-type="float" office:value="146.637450199203" calcext:value-type="float">
            <text:p>146,63745019920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0765957446808511" calcext:value-type="float">
            <text:p>0,07659574468085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0879432624113475" calcext:value-type="float">
            <text:p>0,087943262411348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0.235460992907801" calcext:value-type="float">
            <text:p>0,23546099290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.767375886524823" calcext:value-type="float">
            <text:p>0,767375886524823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0.221276595744681" calcext:value-type="float">
            <text:p>0,221276595744681</text:p>
          </table:table-cell>
          <table:table-cell office:value-type="float" office:value="0.451063829787234" calcext:value-type="float">
            <text:p>0,451063829787234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.174468085106383" calcext:value-type="float">
            <text:p>0,174468085106383</text:p>
          </table:table-cell>
          <table:table-cell office:value-type="float" office:value="0.20709219858156" calcext:value-type="float">
            <text:p>0,20709219858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0.987234042553192" calcext:value-type="float">
            <text:p>0,987234042553192</text:p>
          </table:table-cell>
          <table:table-cell office:value-type="float" office:value="696" calcext:value-type="float">
            <text:p>696</text:p>
          </table:table-cell>
          <table:table-cell office:value-type="float" office:value="0.987234042553192" calcext:value-type="float">
            <text:p>0,987234042553192</text:p>
          </table:table-cell>
          <table:table-cell office:value-type="float" office:value="1819" calcext:value-type="float">
            <text:p>1819</text:p>
          </table:table-cell>
          <table:table-cell office:value-type="float" office:value="0.849367784496976" calcext:value-type="float">
            <text:p>0,849367784496976</text:p>
          </table:table-cell>
          <table:table-cell office:value-type="float" office:value="1811" calcext:value-type="float">
            <text:p>1811</text:p>
          </table:table-cell>
          <table:table-cell office:value-type="float" office:value="0.995601979109401" calcext:value-type="float">
            <text:p>0,995601979109401</text:p>
          </table:table-cell>
          <table:table-cell office:value-type="float" office:value="8" calcext:value-type="float">
            <text:p>8</text:p>
          </table:table-cell>
          <table:table-cell office:value-type="float" office:value="0.00439802089059923" calcext:value-type="float">
            <text:p>0,004398020890599</text:p>
          </table:table-cell>
          <table:table-cell office:value-type="float" office:value="0.865860362836724" calcext:value-type="float">
            <text:p>0,865860362836724</text:p>
          </table:table-cell>
          <table:table-cell office:value-type="float" office:value="1548" calcext:value-type="float">
            <text:p>1548</text:p>
          </table:table-cell>
          <table:table-cell office:value-type="float" office:value="32.3333333333333" calcext:value-type="float">
            <text:p>32,3333333333333</text:p>
          </table:table-cell>
          <table:table-cell office:value-type="float" office:value="0.851017042330951" calcext:value-type="float">
            <text:p>0,851017042330951</text:p>
          </table:table-cell>
          <table:table-cell office:value-type="float" office:value="100" calcext:value-type="float">
            <text:p>100</text:p>
          </table:table-cell>
          <table:table-cell office:value-type="float" office:value="0.0549752611324904" calcext:value-type="float">
            <text:p>0,05497526113249</text:p>
          </table:table-cell>
          <table:table-cell office:value-type="float" office:value="104" calcext:value-type="float">
            <text:p>104</text:p>
          </table:table-cell>
          <table:table-cell office:value-type="float" office:value="0.05717427157779" calcext:value-type="float">
            <text:p>0,05717427157779</text:p>
          </table:table-cell>
          <table:table-cell office:value-type="float" office:value="1565" calcext:value-type="float">
            <text:p>1565</text:p>
          </table:table-cell>
          <table:table-cell office:value-type="float" office:value="0.860362836723474" calcext:value-type="float">
            <text:p>0,860362836723474</text:p>
          </table:table-cell>
          <table:table-cell office:value-type="float" office:value="3" calcext:value-type="float">
            <text:p>3</text:p>
          </table:table-cell>
          <table:table-cell office:value-type="float" office:value="0.00164925783397471" calcext:value-type="float">
            <text:p>0,00164925783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258383727322705" calcext:value-type="float">
            <text:p>0,025838372732271</text:p>
          </table:table-cell>
          <table:table-cell office:value-type="float" office:value="259" calcext:value-type="float">
            <text:p>259</text:p>
          </table:table-cell>
          <table:table-cell office:value-type="float" office:value="0.14238592633315" calcext:value-type="float">
            <text:p>0,14238592633315</text:p>
          </table:table-cell>
          <table:table-cell office:value-type="float" office:value="59.6949806949807" calcext:value-type="float">
            <text:p>59,6949806949807</text:p>
          </table:table-cell>
          <table:table-cell table:number-columns-repeated="2" office:value-type="float" office:value="465.303703703704" calcext:value-type="float">
            <text:p>465,30370370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97251236943376" calcext:value-type="float">
            <text:p>0,997251236943376</text:p>
          </table:table-cell>
          <table:table-cell office:value-type="float" office:value="1.17613636363636" calcext:value-type="float">
            <text:p>1,17613636363636</text:p>
          </table:table-cell>
          <table:table-cell office:value-type="float" office:value="254" calcext:value-type="float">
            <text:p>254</text:p>
          </table:table-cell>
          <table:table-cell office:value-type="float" office:value="0.139637163276526" calcext:value-type="float">
            <text:p>0,139637163276526</text:p>
          </table:table-cell>
          <table:table-cell office:value-type="float" office:value="285" calcext:value-type="float">
            <text:p>285</text:p>
          </table:table-cell>
          <table:table-cell office:value-type="float" office:value="0.156679494227598" calcext:value-type="float">
            <text:p>0,156679494227598</text:p>
          </table:table-cell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.137987905442551" calcext:value-type="float">
            <text:p>0,137987905442551</text:p>
          </table:table-cell>
          <table:table-cell office:value-type="float" office:value="253.290322580645" calcext:value-type="float">
            <text:p>253,290322580645</text:p>
          </table:table-cell>
          <table:table-cell office:value-type="float" office:value="101" calcext:value-type="float">
            <text:p>101</text:p>
          </table:table-cell>
          <table:table-cell office:value-type="float" office:value="0.402390438247012" calcext:value-type="float">
            <text:p>0,40239043824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98406374501992" calcext:value-type="float">
            <text:p>0,039840637450199</text:p>
          </table:table-cell>
          <table:table-cell office:value-type="float" office:value="54248" calcext:value-type="float">
            <text:p>54248</text:p>
          </table:table-cell>
          <table:table-cell office:value-type="float" office:value="0.863601630157921" calcext:value-type="float">
            <text:p>0,863601630157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159195109526235" calcext:value-type="float">
            <text:p>0,000159195109526</text:p>
          </table:table-cell>
          <table:table-cell office:value-type="float" office:value="545357.972440945" calcext:value-type="float">
            <text:p>545357,972440945</text:p>
          </table:table-cell>
          <table:table-cell office:value-type="float" office:value="2" calcext:value-type="float">
            <text:p>2</text:p>
          </table:table-cell>
          <table:table-cell office:value-type="float" office:value="9463390" calcext:value-type="float">
            <text:p>9463390</text:p>
          </table:table-cell>
          <table:table-cell office:value-type="float" office:value="138520925" calcext:value-type="float">
            <text:p>138520925</text:p>
          </table:table-cell>
          <table:table-cell office:value-type="float" office:value="4" calcext:value-type="float">
            <text:p>4</text:p>
          </table:table-cell>
          <table:table-cell office:value-type="float" office:value="1.06808510638298" calcext:value-type="float">
            <text:p>1,06808510638298</text:p>
          </table:table-cell>
          <table:table-cell office:value-type="float" office:value="0.221276595744681" calcext:value-type="float">
            <text:p>0,221276595744681</text:p>
          </table:table-cell>
          <table:table-cell office:value-type="float" office:value="0" calcext:value-type="float">
            <text:p>0</text:p>
          </table:table-cell>
          <table:table-cell office:value-type="float" office:value="0.658156028368794" calcext:value-type="float">
            <text:p>0,658156028368794</text:p>
          </table:table-cell>
          <table:table-cell table:number-columns-repeated="2" office:value-type="float" office:value="5.94751773049645" calcext:value-type="float">
            <text:p>5,94751773049645</text:p>
          </table:table-cell>
          <table:table-cell office:value-type="float" office:value="4.64184397163121" calcext:value-type="float">
            <text:p>4,64184397163121</text:p>
          </table:table-cell>
          <table:table-cell office:value-type="float" office:value="0.251851851851852" calcext:value-type="float">
            <text:p>0,251851851851852</text:p>
          </table:table-cell>
          <table:table-cell office:value-type="float" office:value="1" calcext:value-type="float">
            <text:p>1</text:p>
          </table:table-cell>
          <table:table-cell office:value-type="float" office:value="0.925925925925926" calcext:value-type="float">
            <text:p>0,925925925925926</text:p>
          </table:table-cell>
          <table:table-cell table:number-columns-repeated="2" office:value-type="float" office:value="6.81962174940898" calcext:value-type="float">
            <text:p>6,819621749408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26950354609929" calcext:value-type="float">
            <text:p>0,022695035460993</text:p>
          </table:table-cell>
          <table:table-cell office:value-type="float" office:value="8.02269503546099" calcext:value-type="float">
            <text:p>8,02269503546099</text:p>
          </table:table-cell>
          <table:table-cell office:value-type="float" office:value="5.61588652482269" calcext:value-type="float">
            <text:p>5,61588652482269</text:p>
          </table:table-cell>
          <table:table-cell office:value-type="float" office:value="8.96041781198461" calcext:value-type="float">
            <text:p>8,96041781198461</text:p>
          </table:table-cell>
          <table:table-cell office:value-type="float" office:value="0.849367784496976" calcext:value-type="float">
            <text:p>0,849367784496976</text:p>
          </table:table-cell>
          <table:table-cell table:number-columns-repeated="2" office:value-type="float" office:value="9.80978559648158" calcext:value-type="float">
            <text:p>9,80978559648158</text:p>
          </table:table-cell>
          <table:table-cell office:value-type="float" office:value="0.558548653106102" calcext:value-type="float">
            <text:p>0,558548653106102</text:p>
          </table:table-cell>
          <table:table-cell office:value-type="float" office:value="0.313358988455195" calcext:value-type="float">
            <text:p>0,313358988455195</text:p>
          </table:table-cell>
          <table:table-cell office:value-type="float" office:value="3.94893617021277" calcext:value-type="float">
            <text:p>3,94893617021277</text:p>
          </table:table-cell>
          <table:table-cell office:value-type="float" office:value="4.82084381177406" calcext:value-type="float">
            <text:p>4,82084381177406</text:p>
          </table:table-cell>
          <table:table-cell office:value-type="float" office:value="3.85667504941925" calcext:value-type="float">
            <text:p>3,85667504941925</text:p>
          </table:table-cell>
          <table:table-cell office:value-type="float" office:value="4.80851063829787" calcext:value-type="float">
            <text:p>4,80851063829787</text:p>
          </table:table-cell>
          <table:table-cell office:value-type="float" office:value="4.78014184397163" calcext:value-type="float">
            <text:p>4,78014184397163</text:p>
          </table:table-cell>
          <table:table-cell office:value-type="float" office:value="9.5886524822695" calcext:value-type="float">
            <text:p>9,5886524822695</text:p>
          </table:table-cell>
          <table:table-cell office:value-type="float" office:value="2.87659574468085" calcext:value-type="float">
            <text:p>2,876595744680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4094488188976" calcext:value-type="float">
            <text:p>4,94094488188976</text:p>
          </table:table-cell>
          <table:table-cell office:value-type="float" office:value="2.2244094488189" calcext:value-type="float">
            <text:p>2,2244094488189</text:p>
          </table:table-cell>
          <table:table-cell table:number-columns-repeated="2" office:value-type="float" office:value="7.16535433070866" calcext:value-type="float">
            <text:p>7,165354330708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0.658156028368794" calcext:value-type="float">
            <text:p>0,6581560283687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6808510638298" calcext:value-type="float">
            <text:p>1,06808510638298</text:p>
          </table:table-cell>
          <table:table-cell office:value-type="float" office:value="0.221276595744681" calcext:value-type="float">
            <text:p>0,221276595744681</text:p>
          </table:table-cell>
          <table:table-cell office:value-type="float" office:value="4.64184397163121" calcext:value-type="float">
            <text:p>4,641843971631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26950354609929" calcext:value-type="float">
            <text:p>0,022695035460993</text:p>
          </table:table-cell>
          <table:table-cell office:value-type="float" office:value="0.849367784496976" calcext:value-type="float">
            <text:p>0,849367784496976</text:p>
          </table:table-cell>
          <table:table-cell office:value-type="float" office:value="8.96041781198461" calcext:value-type="float">
            <text:p>8,96041781198461</text:p>
          </table:table-cell>
          <table:table-cell office:value-type="float" office:value="3.94893617021277" calcext:value-type="float">
            <text:p>3,94893617021277</text:p>
          </table:table-cell>
          <table:table-cell office:value-type="float" office:value="4.80851063829787" calcext:value-type="float">
            <text:p>4,80851063829787</text:p>
          </table:table-cell>
          <table:table-cell office:value-type="float" office:value="4.78014184397163" calcext:value-type="float">
            <text:p>4,78014184397163</text:p>
          </table:table-cell>
          <table:table-cell office:value-type="float" office:value="10" calcext:value-type="float">
            <text:p>10</text:p>
          </table:table-cell>
          <table:table-cell office:value-type="float" office:value="49.9594309865525" calcext:value-type="float">
            <text:p>49,9594309865525</text:p>
          </table:table-cell>
          <table:table-cell office:value-type="float" office:value="0.251851851851852" calcext:value-type="float">
            <text:p>0,251851851851852</text:p>
          </table:table-cell>
          <table:table-cell office:value-type="float" office:value="1" calcext:value-type="float">
            <text:p>1</text:p>
          </table:table-cell>
          <table:table-cell office:value-type="float" office:value="0.925925925925926" calcext:value-type="float">
            <text:p>0,925925925925926</text:p>
          </table:table-cell>
          <table:table-cell office:value-type="float" office:value="0.558548653106102" calcext:value-type="float">
            <text:p>0,558548653106102</text:p>
          </table:table-cell>
          <table:table-cell office:value-type="float" office:value="0.313358988455195" calcext:value-type="float">
            <text:p>0,313358988455195</text:p>
          </table:table-cell>
          <table:table-cell office:value-type="float" office:value="4.94094488188976" calcext:value-type="float">
            <text:p>4,94094488188976</text:p>
          </table:table-cell>
          <table:table-cell office:value-type="float" office:value="2.2244094488189" calcext:value-type="float">
            <text:p>2,2244094488189</text:p>
          </table:table-cell>
          <table:table-cell office:value-type="float" office:value="10.2150397500477" calcext:value-type="float">
            <text:p>10,2150397500477</text:p>
          </table:table-cell>
          <table:table-cell office:value-type="float" office:value="46.8414367260185" calcext:value-type="float">
            <text:p>46,8414367260185</text:p>
          </table:table-cell>
          <table:table-cell office:value-type="float" office:value="65.6744707366002" calcext:value-type="float">
            <text:p>65,6744707366002</text:p>
          </table:table-cell>
          <table:table-cell table:number-columns-repeated="83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5.01851851851852" calcext:value-type="float">
            <text:p>5,01851851851852</text:p>
          </table:table-cell>
          <table:table-cell office:value-type="float" office:value="40.9351851851852" calcext:value-type="float">
            <text:p>40,93518518518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18.17592592593" calcext:value-type="float">
            <text:p>1018,1759259259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1851851851852" calcext:value-type="float">
            <text:p>0,3518518518518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990740740740741" calcext:value-type="float">
            <text:p>0,99074074074074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0.990740740740741" calcext:value-type="float">
            <text:p>0,990740740740741</text:p>
          </table:table-cell>
          <table:table-cell office:value-type="float" office:value="1.02777777777778" calcext:value-type="float">
            <text:p>1,0277777777777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.981481481481482" calcext:value-type="float">
            <text:p>0,9814814814814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842592592592593" calcext:value-type="float">
            <text:p>0,842592592592593</text:p>
          </table:table-cell>
          <table:table-cell office:value-type="float" office:value="91" calcext:value-type="float">
            <text:p>91</text:p>
          </table:table-cell>
          <table:table-cell office:value-type="float" office:value="0.842592592592593" calcext:value-type="float">
            <text:p>0,842592592592593</text:p>
          </table:table-cell>
          <table:table-cell office:value-type="float" office:value="542" calcext:value-type="float">
            <text:p>542</text:p>
          </table:table-cell>
          <table:table-cell office:value-type="float" office:value="0.119926199261993" calcext:value-type="float">
            <text:p>0,119926199261993</text:p>
          </table:table-cell>
          <table:table-cell office:value-type="float" office:value="505" calcext:value-type="float">
            <text:p>505</text:p>
          </table:table-cell>
          <table:table-cell office:value-type="float" office:value="0.931734317343174" calcext:value-type="float">
            <text:p>0,931734317343174</text:p>
          </table:table-cell>
          <table:table-cell office:value-type="float" office:value="37" calcext:value-type="float">
            <text:p>37</text:p>
          </table:table-cell>
          <table:table-cell office:value-type="float" office:value="0.0682656826568266" calcext:value-type="float">
            <text:p>0,068265682656827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3.2741935483871" calcext:value-type="float">
            <text:p>43,2741935483871</text:p>
          </table:table-cell>
          <table:table-cell office:value-type="float" office:value="0.959409594095941" calcext:value-type="float">
            <text:p>0,959409594095941</text:p>
          </table:table-cell>
          <table:table-cell office:value-type="float" office:value="80" calcext:value-type="float">
            <text:p>80</text:p>
          </table:table-cell>
          <table:table-cell office:value-type="float" office:value="0.14760147601476" calcext:value-type="float">
            <text:p>0,14760147601476</text:p>
          </table:table-cell>
          <table:table-cell office:value-type="float" office:value="37" calcext:value-type="float">
            <text:p>37</text:p>
          </table:table-cell>
          <table:table-cell office:value-type="float" office:value="0.0682656826568266" calcext:value-type="float">
            <text:p>0,068265682656827</text:p>
          </table:table-cell>
          <table:table-cell office:value-type="float" office:value="423" calcext:value-type="float">
            <text:p>423</text:p>
          </table:table-cell>
          <table:table-cell office:value-type="float" office:value="0.780442804428044" calcext:value-type="float">
            <text:p>0,780442804428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690036900369" calcext:value-type="float">
            <text:p>0,003690036900369</text:p>
          </table:table-cell>
          <table:table-cell office:value-type="float" office:value="236" calcext:value-type="float">
            <text:p>236</text:p>
          </table:table-cell>
          <table:table-cell office:value-type="float" office:value="0.435424354243542" calcext:value-type="float">
            <text:p>0,435424354243542</text:p>
          </table:table-cell>
          <table:table-cell office:value-type="float" office:value="422.635593220339" calcext:value-type="float">
            <text:p>422,635593220339</text:p>
          </table:table-cell>
          <table:table-cell table:number-columns-repeated="2" office:value-type="float" office:value="39.1125" calcext:value-type="float">
            <text:p>39,1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931734317343174" calcext:value-type="float">
            <text:p>0,931734317343174</text:p>
          </table:table-cell>
          <table:table-cell office:value-type="float" office:value="1.79245283018868" calcext:value-type="float">
            <text:p>1,79245283018868</text:p>
          </table:table-cell>
          <table:table-cell office:value-type="float" office:value="153" calcext:value-type="float">
            <text:p>153</text:p>
          </table:table-cell>
          <table:table-cell office:value-type="float" office:value="0.282287822878229" calcext:value-type="float">
            <text:p>0,282287822878229</text:p>
          </table:table-cell>
          <table:table-cell office:value-type="float" office:value="432" calcext:value-type="float">
            <text:p>432</text:p>
          </table:table-cell>
          <table:table-cell office:value-type="float" office:value="0.797047970479705" calcext:value-type="float">
            <text:p>0,797047970479705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468634686346863" calcext:value-type="float">
            <text:p>0,468634686346863</text:p>
          </table:table-cell>
          <table:table-cell office:value-type="float" office:value="117" calcext:value-type="float">
            <text:p>117</text:p>
          </table:table-cell>
          <table:table-cell office:value-type="float" office:value="0.215867158671587" calcext:value-type="float">
            <text:p>0,215867158671587</text:p>
          </table:table-cell>
          <table:table-cell office:value-type="float" office:value="26.7435897435897" calcext:value-type="float">
            <text:p>26,7435897435897</text:p>
          </table:table-cell>
          <table:table-cell office:value-type="float" office:value="2" calcext:value-type="float">
            <text:p>2</text:p>
          </table:table-cell>
          <table:table-cell office:value-type="float" office:value="0.0170940170940171" calcext:value-type="float">
            <text:p>0,017094017094017</text:p>
          </table:table-cell>
          <table:table-cell office:value-type="float" office:value="69" calcext:value-type="float">
            <text:p>69</text:p>
          </table:table-cell>
          <table:table-cell office:value-type="float" office:value="0.58974358974359" calcext:value-type="float">
            <text:p>0,58974358974359</text:p>
          </table:table-cell>
          <table:table-cell office:value-type="float" office:value="71" calcext:value-type="float">
            <text:p>71</text:p>
          </table:table-cell>
          <table:table-cell office:value-type="float" office:value="0.606837606837607" calcext:value-type="float">
            <text:p>0,606837606837607</text:p>
          </table:table-cell>
          <table:table-cell office:value-type="float" office:value="101" calcext:value-type="float">
            <text:p>101</text:p>
          </table:table-cell>
          <table:table-cell office:value-type="float" office:value="0.0322786832853947" calcext:value-type="float">
            <text:p>0,032278683285395</text:p>
          </table:table-cell>
          <table:table-cell office:value-type="float" office:value="1237" calcext:value-type="float">
            <text:p>1237</text:p>
          </table:table-cell>
          <table:table-cell office:value-type="float" office:value="0.39533397251518" calcext:value-type="float">
            <text:p>0,39533397251518</text:p>
          </table:table-cell>
          <table:table-cell office:value-type="float" office:value="546" calcext:value-type="float">
            <text:p>546</text:p>
          </table:table-cell>
          <table:table-cell office:value-type="float" office:value="0.174496644295302" calcext:value-type="float">
            <text:p>0,174496644295302</text:p>
          </table:table-cell>
          <table:table-cell office:value-type="float" office:value="591923.644067797" calcext:value-type="float">
            <text:p>591923,644067797</text:p>
          </table:table-cell>
          <table:table-cell office:value-type="float" office:value="333" calcext:value-type="float">
            <text:p>333</text:p>
          </table:table-cell>
          <table:table-cell office:value-type="float" office:value="14754413" calcext:value-type="float">
            <text:p>14754413</text:p>
          </table:table-cell>
          <table:table-cell office:value-type="float" office:value="69846990" calcext:value-type="float">
            <text:p>698469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0740740740741" calcext:value-type="float">
            <text:p>0,990740740740741</text:p>
          </table:table-cell>
          <table:table-cell office:value-type="float" office:value="0" calcext:value-type="float">
            <text:p>0</text:p>
          </table:table-cell>
          <table:table-cell office:value-type="float" office:value="0.941358024691358" calcext:value-type="float">
            <text:p>0,941358024691358</text:p>
          </table:table-cell>
          <table:table-cell table:number-columns-repeated="2" office:value-type="float" office:value="8.9320987654321" calcext:value-type="float">
            <text:p>8,9320987654321</text:p>
          </table:table-cell>
          <table:table-cell office:value-type="float" office:value="6.2837962962963" calcext:value-type="float">
            <text:p>6,2837962962963</text:p>
          </table:table-cell>
          <table:table-cell office:value-type="float" office:value="0.975" calcext:value-type="float">
            <text:p>0,975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125" calcext:value-type="float">
            <text:p>0,1125</text:p>
          </table:table-cell>
          <table:table-cell table:number-columns-repeated="2" office:value-type="float" office:value="7.5087962962963" calcext:value-type="float">
            <text:p>7,50879629629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8.77777777777778" calcext:value-type="float">
            <text:p>8,77777777777778</text:p>
          </table:table-cell>
          <table:table-cell office:value-type="float" office:value="6.14444444444445" calcext:value-type="float">
            <text:p>6,14444444444445</text:p>
          </table:table-cell>
          <table:table-cell office:value-type="float" office:value="8.38560885608856" calcext:value-type="float">
            <text:p>8,38560885608856</text:p>
          </table:table-cell>
          <table:table-cell office:value-type="float" office:value="0.119926199261993" calcext:value-type="float">
            <text:p>0,119926199261993</text:p>
          </table:table-cell>
          <table:table-cell table:number-columns-repeated="2" office:value-type="float" office:value="8.50553505535055" calcext:value-type="float">
            <text:p>8,50553505535055</text:p>
          </table:table-cell>
          <table:table-cell office:value-type="float" office:value="1.12915129151292" calcext:value-type="float">
            <text:p>1,12915129151292</text:p>
          </table:table-cell>
          <table:table-cell office:value-type="float" office:value="1.59409594095941" calcext:value-type="float">
            <text:p>1,59409594095941</text:p>
          </table:table-cell>
          <table:table-cell office:value-type="float" office:value="3.37037037037037" calcext:value-type="float">
            <text:p>3,37037037037037</text:p>
          </table:table-cell>
          <table:table-cell office:value-type="float" office:value="6.0936176028427" calcext:value-type="float">
            <text:p>6,0936176028427</text:p>
          </table:table-cell>
          <table:table-cell office:value-type="float" office:value="4.87489408227416" calcext:value-type="float">
            <text:p>4,87489408227416</text:p>
          </table:table-cell>
          <table:table-cell office:value-type="float" office:value="4.12037037037037" calcext:value-type="float">
            <text:p>4,12037037037037</text:p>
          </table:table-cell>
          <table:table-cell office:value-type="float" office:value="5" calcext:value-type="float">
            <text:p>5</text:p>
          </table:table-cell>
          <table:table-cell office:value-type="float" office:value="9.12037037037037" calcext:value-type="float">
            <text:p>9,12037037037037</text:p>
          </table:table-cell>
          <table:table-cell office:value-type="float" office:value="2.73611111111111" calcext:value-type="float">
            <text:p>2,736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546218487395" calcext:value-type="float">
            <text:p>1,5546218487395</text:p>
          </table:table-cell>
          <table:table-cell table:number-columns-repeated="2" office:value-type="float" office:value="6.5546218487395" calcext:value-type="float">
            <text:p>6,55462184873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41358024691358" calcext:value-type="float">
            <text:p>0,9413580246913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0740740740741" calcext:value-type="float">
            <text:p>0,990740740740741</text:p>
          </table:table-cell>
          <table:table-cell office:value-type="float" office:value="6.2837962962963" calcext:value-type="float">
            <text:p>6,28379629629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119926199261993" calcext:value-type="float">
            <text:p>0,119926199261993</text:p>
          </table:table-cell>
          <table:table-cell office:value-type="float" office:value="8.38560885608856" calcext:value-type="float">
            <text:p>8,38560885608856</text:p>
          </table:table-cell>
          <table:table-cell office:value-type="float" office:value="3.37037037037037" calcext:value-type="float">
            <text:p>3,37037037037037</text:p>
          </table:table-cell>
          <table:table-cell office:value-type="float" office:value="4.12037037037037" calcext:value-type="float">
            <text:p>4,120370370370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.9899486355975" calcext:value-type="float">
            <text:p>42,9899486355975</text:p>
          </table:table-cell>
          <table:table-cell office:value-type="float" office:value="0.975" calcext:value-type="float">
            <text:p>0,975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125" calcext:value-type="float">
            <text:p>0,1125</text:p>
          </table:table-cell>
          <table:table-cell office:value-type="float" office:value="1.12915129151292" calcext:value-type="float">
            <text:p>1,12915129151292</text:p>
          </table:table-cell>
          <table:table-cell office:value-type="float" office:value="1.59409594095941" calcext:value-type="float">
            <text:p>1,59409594095941</text:p>
          </table:table-cell>
          <table:table-cell office:value-type="float" office:value="5" calcext:value-type="float">
            <text:p>5</text:p>
          </table:table-cell>
          <table:table-cell office:value-type="float" office:value="1.5546218487395" calcext:value-type="float">
            <text:p>1,5546218487395</text:p>
          </table:table-cell>
          <table:table-cell office:value-type="float" office:value="10.5028690812118" calcext:value-type="float">
            <text:p>10,5028690812118</text:p>
          </table:table-cell>
          <table:table-cell office:value-type="float" office:value="46.7565016036482" calcext:value-type="float">
            <text:p>46,7565016036482</text:p>
          </table:table-cell>
          <table:table-cell office:value-type="float" office:value="58.4928177168093" calcext:value-type="float">
            <text:p>58,4928177168093</text:p>
          </table:table-cell>
          <table:table-cell table:number-columns-repeated="83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.94805194805195" calcext:value-type="float">
            <text:p>5,94805194805195</text:p>
          </table:table-cell>
          <table:table-cell office:value-type="float" office:value="18.9090909090909" calcext:value-type="float">
            <text:p>18,909090909090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48.012987012987" calcext:value-type="float">
            <text:p>148,01298701298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74025974025974" calcext:value-type="float">
            <text:p>0,7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74025974025974" calcext:value-type="float">
            <text:p>0,740259740259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446" calcext:value-type="float">
            <text:p>446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.79220779220779" calcext:value-type="float">
            <text:p>5,792207792207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.831877729257642" calcext:value-type="float">
            <text:p>0,8318777292576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663755458515284" calcext:value-type="float">
            <text:p>0,663755458515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336244541484716" calcext:value-type="float">
            <text:p>0,3362445414847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94805194805195" calcext:value-type="float">
            <text:p>5,94805194805195</text:p>
          </table:table-cell>
          <table:table-cell office:value-type="float" office:value="229" calcext:value-type="float">
            <text:p>229</text:p>
          </table:table-cell>
          <table:table-cell office:value-type="float" office:value="0.5" calcext:value-type="float">
            <text:p>0,5</text:p>
          </table:table-cell>
          <table:table-cell office:value-type="float" office:value="381" calcext:value-type="float">
            <text:p>381</text:p>
          </table:table-cell>
          <table:table-cell office:value-type="float" office:value="0.831877729257642" calcext:value-type="float">
            <text:p>0,8318777292576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633187772925764" calcext:value-type="float">
            <text:p>0,6331877729257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3246753246753" calcext:value-type="float">
            <text:p>0,753246753246753</text:p>
          </table:table-cell>
          <table:table-cell table:number-columns-repeated="2" office:value-type="float" office:value="9.75324675324675" calcext:value-type="float">
            <text:p>9,75324675324675</text:p>
          </table:table-cell>
          <table:table-cell office:value-type="float" office:value="6.3" calcext:value-type="float">
            <text:p>6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.3" calcext:value-type="float">
            <text:p>6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8.85714285714286" calcext:value-type="float">
            <text:p>8,85714285714286</text:p>
          </table:table-cell>
          <table:table-cell office:value-type="float" office:value="6.2" calcext:value-type="float">
            <text:p>6,2</text:p>
          </table:table-cell>
          <table:table-cell office:value-type="float" office:value="9" calcext:value-type="float">
            <text:p>9</text:p>
          </table:table-cell>
          <table:table-cell office:value-type="float" office:value="0.831877729257642" calcext:value-type="float">
            <text:p>0,831877729257642</text:p>
          </table:table-cell>
          <table:table-cell table:number-columns-repeated="2" office:value-type="float" office:value="9.83187772925764" calcext:value-type="float">
            <text:p>9,83187772925764</text:p>
          </table:table-cell>
          <table:table-cell office:value-type="float" office:value="2" calcext:value-type="float">
            <text:p>2</text:p>
          </table:table-cell>
          <table:table-cell office:value-type="float" office:value="1.66375545851528" calcext:value-type="float">
            <text:p>1,66375545851528</text:p>
          </table:table-cell>
          <table:table-cell office:value-type="float" office:value="0" calcext:value-type="float">
            <text:p>0</text:p>
          </table:table-cell>
          <table:table-cell office:value-type="float" office:value="3.66375545851528" calcext:value-type="float">
            <text:p>3,66375545851528</text:p>
          </table:table-cell>
          <table:table-cell office:value-type="float" office:value="2.93100436681223" calcext:value-type="float">
            <text:p>2,93100436681223</text:p>
          </table:table-cell>
          <table:table-cell table:number-columns-repeated="2" office:value-type="float" office:value="3.14935064935065" calcext:value-type="float">
            <text:p>3,14935064935065</text:p>
          </table:table-cell>
          <table:table-cell office:value-type="float" office:value="6.2987012987013" calcext:value-type="float">
            <text:p>6,2987012987013</text:p>
          </table:table-cell>
          <table:table-cell office:value-type="float" office:value="1.88961038961039" calcext:value-type="float">
            <text:p>1,88961038961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31877729257642" calcext:value-type="float">
            <text:p>0,8318777292576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4935064935065" calcext:value-type="float">
            <text:p>3,14935064935065</text:p>
          </table:table-cell>
          <table:table-cell office:value-type="float" office:value="0" calcext:value-type="float">
            <text:p>0</text:p>
          </table:table-cell>
          <table:table-cell office:value-type="float" office:value="39.0409686383486" calcext:value-type="float">
            <text:p>39,0409686383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6375545851528" calcext:value-type="float">
            <text:p>1,663755458515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66375545851528" calcext:value-type="float">
            <text:p>8,66375545851528</text:p>
          </table:table-cell>
          <table:table-cell office:value-type="float" office:value="45.905739238927" calcext:value-type="float">
            <text:p>45,905739238927</text:p>
          </table:table-cell>
          <table:table-cell office:value-type="float" office:value="57.7047240968638" calcext:value-type="float">
            <text:p>57,7047240968638</text:p>
          </table:table-cell>
          <table:table-cell table:number-columns-repeated="8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591" calcext:value-type="float">
            <text:p>146591</text:p>
          </table:table-cell>
          <table:table-cell office:value-type="float" office:value="1.65077665068115" calcext:value-type="float">
            <text:p>1,65077665068115</text:p>
          </table:table-cell>
          <table:table-cell office:value-type="float" office:value="59.071232203887" calcext:value-type="float">
            <text:p>59,071232203887</text:p>
          </table:table-cell>
          <table:table-cell office:value-type="float" office:value="92770" calcext:value-type="float">
            <text:p>92770</text:p>
          </table:table-cell>
          <table:table-cell office:value-type="float" office:value="0.632849219938468" calcext:value-type="float">
            <text:p>0,632849219938468</text:p>
          </table:table-cell>
          <table:table-cell office:value-type="float" office:value="266.727649024469" calcext:value-type="float">
            <text:p>266,727649024469</text:p>
          </table:table-cell>
          <table:table-cell office:value-type="float" office:value="1" calcext:value-type="float">
            <text:p>1</text:p>
          </table:table-cell>
          <table:table-cell office:value-type="float" office:value="146591" calcext:value-type="float">
            <text:p>146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591" calcext:value-type="float">
            <text:p>14659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8834" calcext:value-type="float">
            <text:p>88834</text:p>
          </table:table-cell>
          <table:table-cell office:value-type="float" office:value="0.605999004031625" calcext:value-type="float">
            <text:p>0,60599900403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76" calcext:value-type="float">
            <text:p>146576</text:p>
          </table:table-cell>
          <table:table-cell office:value-type="float" office:value="0.999897674482062" calcext:value-type="float">
            <text:p>0,999897674482062</text:p>
          </table:table-cell>
          <table:table-cell office:value-type="float" office:value="0" calcext:value-type="float">
            <text:p>0</text:p>
          </table:table-cell>
          <table:table-cell office:value-type="float" office:value="146576" calcext:value-type="float">
            <text:p>146576</text:p>
          </table:table-cell>
          <table:table-cell office:value-type="float" office:value="0.999897674482062" calcext:value-type="float">
            <text:p>0,999897674482062</text:p>
          </table:table-cell>
          <table:table-cell office:value-type="float" office:value="0" calcext:value-type="float">
            <text:p>0</text:p>
          </table:table-cell>
          <table:table-cell office:value-type="float" office:value="37272" calcext:value-type="float">
            <text:p>37272</text:p>
          </table:table-cell>
          <table:table-cell office:value-type="float" office:value="0.254258446971506" calcext:value-type="float">
            <text:p>0,254258446971506</text:p>
          </table:table-cell>
          <table:table-cell office:value-type="float" office:value="600364" calcext:value-type="float">
            <text:p>600364</text:p>
          </table:table-cell>
          <table:table-cell office:value-type="float" office:value="41531" calcext:value-type="float">
            <text:p>41531</text:p>
          </table:table-cell>
          <table:table-cell office:value-type="float" office:value="139096" calcext:value-type="float">
            <text:p>139096</text:p>
          </table:table-cell>
          <table:table-cell office:value-type="float" office:value="0.948871349537148" calcext:value-type="float">
            <text:p>0,948871349537148</text:p>
          </table:table-cell>
          <table:table-cell office:value-type="float" office:value="4.09550381674182" calcext:value-type="float">
            <text:p>4,09550381674182</text:p>
          </table:table-cell>
          <table:table-cell office:value-type="float" office:value="227630" calcext:value-type="float">
            <text:p>227630</text:p>
          </table:table-cell>
          <table:table-cell office:value-type="float" office:value="14" calcext:value-type="float">
            <text:p>14</text:p>
          </table:table-cell>
          <table:table-cell office:value-type="float" office:value="146464" calcext:value-type="float">
            <text:p>146464</text:p>
          </table:table-cell>
          <table:table-cell office:value-type="float" office:value="0.999133643948128" calcext:value-type="float">
            <text:p>0,999133643948128</text:p>
          </table:table-cell>
          <table:table-cell office:value-type="float" office:value="1.55282384321002" calcext:value-type="float">
            <text:p>1,55282384321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6514" calcext:value-type="float">
            <text:p>146514</text:p>
          </table:table-cell>
          <table:table-cell office:value-type="float" office:value="0.99947472900792" calcext:value-type="float">
            <text:p>0,99947472900792</text:p>
          </table:table-cell>
          <table:table-cell office:value-type="float" office:value="146514" calcext:value-type="float">
            <text:p>146514</text:p>
          </table:table-cell>
          <table:table-cell office:value-type="float" office:value="0.99947472900792" calcext:value-type="float">
            <text:p>0,99947472900792</text:p>
          </table:table-cell>
          <table:table-cell office:value-type="float" office:value="241989" calcext:value-type="float">
            <text:p>241989</text:p>
          </table:table-cell>
          <table:table-cell office:value-type="float" office:value="0.0270921405518433" calcext:value-type="float">
            <text:p>0,027092140551843</text:p>
          </table:table-cell>
          <table:table-cell office:value-type="float" office:value="222382" calcext:value-type="float">
            <text:p>222382</text:p>
          </table:table-cell>
          <table:table-cell office:value-type="float" office:value="0.918975655918244" calcext:value-type="float">
            <text:p>0,918975655918244</text:p>
          </table:table-cell>
          <table:table-cell office:value-type="float" office:value="19607" calcext:value-type="float">
            <text:p>19607</text:p>
          </table:table-cell>
          <table:table-cell office:value-type="float" office:value="0.0810243440817558" calcext:value-type="float">
            <text:p>0,081024344081756</text:p>
          </table:table-cell>
          <table:table-cell office:value-type="float" office:value="1" calcext:value-type="float">
            <text:p>1</text:p>
          </table:table-cell>
          <table:table-cell office:value-type="float" office:value="61481" calcext:value-type="float">
            <text:p>61481</text:p>
          </table:table-cell>
          <table:table-cell office:value-type="float" office:value="247.013483146067" calcext:value-type="float">
            <text:p>247,013483146067</text:p>
          </table:table-cell>
          <table:table-cell office:value-type="float" office:value="0.254065267429511" calcext:value-type="float">
            <text:p>0,254065267429511</text:p>
          </table:table-cell>
          <table:table-cell office:value-type="float" office:value="2744" calcext:value-type="float">
            <text:p>2744</text:p>
          </table:table-cell>
          <table:table-cell office:value-type="float" office:value="0.0113393584005885" calcext:value-type="float">
            <text:p>0,011339358400589</text:p>
          </table:table-cell>
          <table:table-cell office:value-type="float" office:value="3607" calcext:value-type="float">
            <text:p>3607</text:p>
          </table:table-cell>
          <table:table-cell office:value-type="float" office:value="0.0149056362066044" calcext:value-type="float">
            <text:p>0,014905636206605</text:p>
          </table:table-cell>
          <table:table-cell office:value-type="float" office:value="235351" calcext:value-type="float">
            <text:p>235351</text:p>
          </table:table-cell>
          <table:table-cell office:value-type="float" office:value="0.972569001070296" calcext:value-type="float">
            <text:p>0,972569001070296</text:p>
          </table:table-cell>
          <table:table-cell office:value-type="float" office:value="140" calcext:value-type="float">
            <text:p>140</text:p>
          </table:table-cell>
          <table:table-cell office:value-type="float" office:value="0.000578538693907574" calcext:value-type="float">
            <text:p>0,00057853869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.000607465628602953" calcext:value-type="float">
            <text:p>0,0006074656286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1711907347087" calcext:value-type="float">
            <text:p>33,1711907347087</text:p>
          </table:table-cell>
          <table:table-cell office:value-type="float" office:value="1" calcext:value-type="float">
            <text:p>1</text:p>
          </table:table-cell>
          <table:table-cell office:value-type="float" office:value="0.0000123972577265909" calcext:value-type="float">
            <text:p>1,23972577265909E-05</text:p>
          </table:table-cell>
          <table:table-cell office:value-type="float" office:value="24" calcext:value-type="float">
            <text:p>24</text:p>
          </table:table-cell>
          <table:table-cell office:value-type="float" office:value="0.919021112529908" calcext:value-type="float">
            <text:p>0,919021112529908</text:p>
          </table:table-cell>
          <table:table-cell office:value-type="float" office:value="1.34070934580088" calcext:value-type="float">
            <text:p>1,34070934580088</text:p>
          </table:table-cell>
          <table:table-cell office:value-type="float" office:value="16693" calcext:value-type="float">
            <text:p>16693</text:p>
          </table:table-cell>
          <table:table-cell office:value-type="float" office:value="0.0689824744099939" calcext:value-type="float">
            <text:p>0,068982474409994</text:p>
          </table:table-cell>
          <table:table-cell office:value-type="float" office:value="205236" calcext:value-type="float">
            <text:p>205236</text:p>
          </table:table-cell>
          <table:table-cell office:value-type="float" office:value="0.848121195591535" calcext:value-type="float">
            <text:p>0,848121195591535</text:p>
          </table:table-cell>
          <table:table-cell office:value-type="float" office:value="241989" calcext:value-type="float">
            <text:p>24198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0.0267574145932253" calcext:value-type="float">
            <text:p>0,026757414593225</text:p>
          </table:table-cell>
          <table:table-cell office:value-type="float" office:value="14.1788366336634" calcext:value-type="float">
            <text:p>14,1788366336634</text:p>
          </table:table-cell>
          <table:table-cell office:value-type="float" office:value="10" calcext:value-type="float">
            <text:p>10</text:p>
          </table:table-cell>
          <table:table-cell office:value-type="float" office:value="0.00154440154440154" calcext:value-type="float">
            <text:p>0,001544401544402</text:p>
          </table:table-cell>
          <table:table-cell office:value-type="float" office:value="2596" calcext:value-type="float">
            <text:p>2596</text:p>
          </table:table-cell>
          <table:table-cell office:value-type="float" office:value="0.400926640926641" calcext:value-type="float">
            <text:p>0,400926640926641</text:p>
          </table:table-cell>
          <table:table-cell office:value-type="float" office:value="2618" calcext:value-type="float">
            <text:p>2618</text:p>
          </table:table-cell>
          <table:table-cell office:value-type="float" office:value="0.404324324324324" calcext:value-type="float">
            <text:p>0,404324324324324</text:p>
          </table:table-cell>
          <table:table-cell office:value-type="float" office:value="218" calcext:value-type="float">
            <text:p>218</text:p>
          </table:table-cell>
          <table:table-cell office:value-type="float" office:value="0.00237856238816392" calcext:value-type="float">
            <text:p>0,002378562388164</text:p>
          </table:table-cell>
          <table:table-cell office:value-type="float" office:value="52555" calcext:value-type="float">
            <text:p>52555</text:p>
          </table:table-cell>
          <table:table-cell office:value-type="float" office:value="0.573419019770436" calcext:value-type="float">
            <text:p>0,573419019770436</text:p>
          </table:table-cell>
          <table:table-cell office:value-type="float" office:value="23399" calcext:value-type="float">
            <text:p>23399</text:p>
          </table:table-cell>
          <table:table-cell office:value-type="float" office:value="0.255302666608476" calcext:value-type="float">
            <text:p>0,255302666608476</text:p>
          </table:table-cell>
          <table:table-cell office:value-type="float" office:value="5394191.01665153" calcext:value-type="float">
            <text:p>5394191,01665153</text:p>
          </table:table-cell>
          <table:table-cell office:value-type="float" office:value="237" calcext:value-type="float">
            <text:p>237</text:p>
          </table:table-cell>
          <table:table-cell office:value-type="float" office:value="507275545" calcext:value-type="float">
            <text:p>507275545</text:p>
          </table:table-cell>
          <table:table-cell office:value-type="float" office:value="35634025856" calcext:value-type="float">
            <text:p>35634025856</text:p>
          </table:table-cell>
          <table:table-cell office:value-type="float" office:value="4" calcext:value-type="float">
            <text:p>4</text:p>
          </table:table-cell>
          <table:table-cell office:value-type="float" office:value="1.8985476598154" calcext:value-type="float">
            <text:p>1,8985476598154</text:p>
          </table:table-cell>
          <table:table-cell office:value-type="float" office:value="0.948871349537148" calcext:value-type="float">
            <text:p>0,948871349537148</text:p>
          </table:table-cell>
          <table:table-cell office:value-type="float" office:value="0" calcext:value-type="float">
            <text:p>0</text:p>
          </table:table-cell>
          <table:table-cell office:value-type="float" office:value="0.535333001343875" calcext:value-type="float">
            <text:p>0,535333001343875</text:p>
          </table:table-cell>
          <table:table-cell table:number-columns-repeated="2" office:value-type="float" office:value="7.38275201069643" calcext:value-type="float">
            <text:p>7,38275201069643</text:p>
          </table:table-cell>
          <table:table-cell office:value-type="float" office:value="5.73175945317243" calcext:value-type="float">
            <text:p>5,73175945317243</text:p>
          </table:table-cell>
          <table:table-cell office:value-type="float" office:value="0.996380745566413" calcext:value-type="float">
            <text:p>0,996380745566413</text:p>
          </table:table-cell>
          <table:table-cell office:value-type="float" office:value="0.0604415490408976" calcext:value-type="float">
            <text:p>0,060441549040898</text:p>
          </table:table-cell>
          <table:table-cell office:value-type="float" office:value="0.0524791892870069" calcext:value-type="float">
            <text:p>0,052479189287007</text:p>
          </table:table-cell>
          <table:table-cell table:number-columns-repeated="2" office:value-type="float" office:value="6.84106093706675" calcext:value-type="float">
            <text:p>6,84106093706675</text:p>
          </table:table-cell>
          <table:table-cell table:number-columns-repeated="2" office:value-type="float" office:value="2.99969302344619" calcext:value-type="float">
            <text:p>2,99969302344619</text:p>
          </table:table-cell>
          <table:table-cell office:value-type="float" office:value="2" calcext:value-type="float">
            <text:p>2</text:p>
          </table:table-cell>
          <table:table-cell office:value-type="float" office:value="0.302406014011774" calcext:value-type="float">
            <text:p>0,302406014011774</text:p>
          </table:table-cell>
          <table:table-cell office:value-type="float" office:value="8.30179206090415" calcext:value-type="float">
            <text:p>8,30179206090415</text:p>
          </table:table-cell>
          <table:table-cell office:value-type="float" office:value="5.8112544426329" calcext:value-type="float">
            <text:p>5,8112544426329</text:p>
          </table:table-cell>
          <table:table-cell office:value-type="float" office:value="8.2707809032642" calcext:value-type="float">
            <text:p>8,2707809032642</text:p>
          </table:table-cell>
          <table:table-cell office:value-type="float" office:value="0.0270921405518433" calcext:value-type="float">
            <text:p>0,027092140551843</text:p>
          </table:table-cell>
          <table:table-cell table:number-columns-repeated="2" office:value-type="float" office:value="8.29787304381604" calcext:value-type="float">
            <text:p>8,29787304381604</text:p>
          </table:table-cell>
          <table:table-cell office:value-type="float" office:value="0.275929897639975" calcext:value-type="float">
            <text:p>0,275929897639975</text:p>
          </table:table-cell>
          <table:table-cell office:value-type="float" office:value="1.69624239118307" calcext:value-type="float">
            <text:p>1,69624239118307</text:p>
          </table:table-cell>
          <table:table-cell office:value-type="float" office:value="3.99789891603168" calcext:value-type="float">
            <text:p>3,99789891603168</text:p>
          </table:table-cell>
          <table:table-cell office:value-type="float" office:value="5.97007120485473" calcext:value-type="float">
            <text:p>5,97007120485473</text:p>
          </table:table-cell>
          <table:table-cell office:value-type="float" office:value="4.77605696388378" calcext:value-type="float">
            <text:p>4,77605696388378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00102325517937663" calcext:value-type="float">
            <text:p>0,001023255179377</text:p>
          </table:table-cell>
          <table:table-cell office:value-type="float" office:value="0.00030697655381299" calcext:value-type="float">
            <text:p>0,000306976553813</text:p>
          </table:table-cell>
          <table:table-cell office:value-type="float" office:value="4.94200060259114" calcext:value-type="float">
            <text:p>4,94200060259114</text:p>
          </table:table-cell>
          <table:table-cell office:value-type="float" office:value="2.78773727026213" calcext:value-type="float">
            <text:p>2,78773727026213</text:p>
          </table:table-cell>
          <table:table-cell table:number-columns-repeated="2" office:value-type="float" office:value="7.72973787285327" calcext:value-type="float">
            <text:p>7,72973787285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0.535333001343875" calcext:value-type="float">
            <text:p>0,5353330013438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985476598154" calcext:value-type="float">
            <text:p>1,8985476598154</text:p>
          </table:table-cell>
          <table:table-cell office:value-type="float" office:value="0.948871349537148" calcext:value-type="float">
            <text:p>0,948871349537148</text:p>
          </table:table-cell>
          <table:table-cell office:value-type="float" office:value="5.73175945317243" calcext:value-type="float">
            <text:p>5,73175945317243</text:p>
          </table:table-cell>
          <table:table-cell table:number-columns-repeated="2" office:value-type="float" office:value="2.99969302344619" calcext:value-type="float">
            <text:p>2,99969302344619</text:p>
          </table:table-cell>
          <table:table-cell office:value-type="float" office:value="0.302406014011774" calcext:value-type="float">
            <text:p>0,302406014011774</text:p>
          </table:table-cell>
          <table:table-cell office:value-type="float" office:value="0.0270921405518433" calcext:value-type="float">
            <text:p>0,027092140551843</text:p>
          </table:table-cell>
          <table:table-cell office:value-type="float" office:value="8.2707809032642" calcext:value-type="float">
            <text:p>8,2707809032642</text:p>
          </table:table-cell>
          <table:table-cell office:value-type="float" office:value="3.99789891603168" calcext:value-type="float">
            <text:p>3,99789891603168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0.00102325517937663" calcext:value-type="float">
            <text:p>0,001023255179377</text:p>
          </table:table-cell>
          <table:table-cell office:value-type="float" office:value="36.7130987398001" calcext:value-type="float">
            <text:p>36,7130987398001</text:p>
          </table:table-cell>
          <table:table-cell office:value-type="float" office:value="0.996380745566413" calcext:value-type="float">
            <text:p>0,996380745566413</text:p>
          </table:table-cell>
          <table:table-cell office:value-type="float" office:value="0.0604415490408976" calcext:value-type="float">
            <text:p>0,060441549040898</text:p>
          </table:table-cell>
          <table:table-cell office:value-type="float" office:value="0.0524791892870069" calcext:value-type="float">
            <text:p>0,052479189287007</text:p>
          </table:table-cell>
          <table:table-cell office:value-type="float" office:value="0.275929897639975" calcext:value-type="float">
            <text:p>0,275929897639975</text:p>
          </table:table-cell>
          <table:table-cell office:value-type="float" office:value="1.69624239118307" calcext:value-type="float">
            <text:p>1,69624239118307</text:p>
          </table:table-cell>
          <table:table-cell office:value-type="float" office:value="4.94200060259114" calcext:value-type="float">
            <text:p>4,94200060259114</text:p>
          </table:table-cell>
          <table:table-cell office:value-type="float" office:value="2.78773727026213" calcext:value-type="float">
            <text:p>2,78773727026213</text:p>
          </table:table-cell>
          <table:table-cell office:value-type="float" office:value="10.8112116455706" calcext:value-type="float">
            <text:p>10,8112116455706</text:p>
          </table:table-cell>
          <table:table-cell office:value-type="float" office:value="44.089042247503" calcext:value-type="float">
            <text:p>44,089042247503</text:p>
          </table:table-cell>
          <table:table-cell office:value-type="float" office:value="53.0243103853707" calcext:value-type="float">
            <text:p>53,0243103853707</text:p>
          </table:table-cell>
          <table:table-cell table:number-columns-repeated="8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24" calcext:value-type="float">
            <text:p>4824</text:p>
          </table:table-cell>
          <table:table-cell office:value-type="float" office:value="4.58271144278607" calcext:value-type="float">
            <text:p>4,58271144278607</text:p>
          </table:table-cell>
          <table:table-cell office:value-type="float" office:value="38.7960199004975" calcext:value-type="float">
            <text:p>38,7960199004975</text:p>
          </table:table-cell>
          <table:table-cell office:value-type="float" office:value="4762" calcext:value-type="float">
            <text:p>4762</text:p>
          </table:table-cell>
          <table:table-cell office:value-type="float" office:value="0.987147595356551" calcext:value-type="float">
            <text:p>0,987147595356551</text:p>
          </table:table-cell>
          <table:table-cell office:value-type="float" office:value="65.4372112557749" calcext:value-type="float">
            <text:p>65,437211255774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70" calcext:value-type="float">
            <text:p>2070</text:p>
          </table:table-cell>
          <table:table-cell office:value-type="float" office:value="0.42910447761194" calcext:value-type="float">
            <text:p>0,429104477611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0.660655058043118" calcext:value-type="float">
            <text:p>0,660655058043118</text:p>
          </table:table-cell>
          <table:table-cell office:value-type="float" office:value="27081" calcext:value-type="float">
            <text:p>27081</text:p>
          </table:table-cell>
          <table:table-cell office:value-type="float" office:value="2513" calcext:value-type="float">
            <text:p>2513</text:p>
          </table:table-cell>
          <table:table-cell office:value-type="float" office:value="4405" calcext:value-type="float">
            <text:p>4405</text:p>
          </table:table-cell>
          <table:table-cell office:value-type="float" office:value="0.913142620232172" calcext:value-type="float">
            <text:p>0,913142620232172</text:p>
          </table:table-cell>
          <table:table-cell office:value-type="float" office:value="5.61380597014925" calcext:value-type="float">
            <text:p>5,61380597014925</text:p>
          </table:table-cell>
          <table:table-cell office:value-type="float" office:value="9646" calcext:value-type="float">
            <text:p>9646</text:p>
          </table:table-cell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0.999792703150912" calcext:value-type="float">
            <text:p>0,999792703150912</text:p>
          </table:table-cell>
          <table:table-cell office:value-type="float" office:value="1.99958540630182" calcext:value-type="float">
            <text:p>1,99958540630182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office:value-type="float" office:value="4819" calcext:value-type="float">
            <text:p>4819</text:p>
          </table:table-cell>
          <table:table-cell office:value-type="float" office:value="0.99896351575456" calcext:value-type="float">
            <text:p>0,99896351575456</text:p>
          </table:table-cell>
          <table:table-cell office:value-type="float" office:value="22107" calcext:value-type="float">
            <text:p>22107</text:p>
          </table:table-cell>
          <table:table-cell office:value-type="float" office:value="0" calcext:value-type="float">
            <text:p>0</text:p>
          </table:table-cell>
          <table:table-cell office:value-type="float" office:value="18670" calcext:value-type="float">
            <text:p>18670</text:p>
          </table:table-cell>
          <table:table-cell office:value-type="float" office:value="0.844528882254489" calcext:value-type="float">
            <text:p>0,844528882254489</text:p>
          </table:table-cell>
          <table:table-cell office:value-type="float" office:value="3437" calcext:value-type="float">
            <text:p>3437</text:p>
          </table:table-cell>
          <table:table-cell office:value-type="float" office:value="0.15547111774551" calcext:value-type="float">
            <text:p>0,155471117745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,5</text:p>
          </table:table-cell>
          <table:table-cell office:value-type="float" office:value="0.000271407246573483" calcext:value-type="float">
            <text:p>0,0002714072465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07" calcext:value-type="float">
            <text:p>221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107" calcext:value-type="float">
            <text:p>22107</text:p>
          </table:table-cell>
          <table:table-cell office:value-type="float" office:value="1" calcext:value-type="float">
            <text:p>1</text:p>
          </table:table-cell>
          <table:table-cell office:value-type="float" office:value="70.9126068666033" calcext:value-type="float">
            <text:p>70,9126068666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44528882254489" calcext:value-type="float">
            <text:p>0,8445288822544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9" calcext:value-type="float">
            <text:p>13689</text:p>
          </table:table-cell>
          <table:table-cell office:value-type="float" office:value="0.619215633057403" calcext:value-type="float">
            <text:p>0,619215633057403</text:p>
          </table:table-cell>
          <table:table-cell office:value-type="float" office:value="22107" calcext:value-type="float">
            <text:p>22107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6144278606965" calcext:value-type="float">
            <text:p>2,96144278606965</text:p>
          </table:table-cell>
          <table:table-cell office:value-type="float" office:value="0.913142620232172" calcext:value-type="float">
            <text:p>0,913142620232172</text:p>
          </table:table-cell>
          <table:table-cell office:value-type="float" office:value="0" calcext:value-type="float">
            <text:p>0</text:p>
          </table:table-cell>
          <table:table-cell office:value-type="float" office:value="0.595149253731343" calcext:value-type="float">
            <text:p>0,595149253731343</text:p>
          </table:table-cell>
          <table:table-cell table:number-columns-repeated="2" office:value-type="float" office:value="8.46973466003317" calcext:value-type="float">
            <text:p>8,46973466003317</text:p>
          </table:table-cell>
          <table:table-cell office:value-type="float" office:value="6.41340174129353" calcext:value-type="float">
            <text:p>6,41340174129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.41340174129353" calcext:value-type="float">
            <text:p>6,413401741293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48424543946932" calcext:value-type="float">
            <text:p>0,148424543946932</text:p>
          </table:table-cell>
          <table:table-cell office:value-type="float" office:value="8.14842454394693" calcext:value-type="float">
            <text:p>8,14842454394693</text:p>
          </table:table-cell>
          <table:table-cell office:value-type="float" office:value="5.70389718076285" calcext:value-type="float">
            <text:p>5,70389718076285</text:p>
          </table:table-cell>
          <table:table-cell office:value-type="float" office:value="7.60075994029041" calcext:value-type="float">
            <text:p>7,600759940290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60075994029041" calcext:value-type="float">
            <text:p>7,60075994029041</text:p>
          </table:table-cell>
          <table:table-cell office:value-type="float" office:value="0" calcext:value-type="float">
            <text:p>0</text:p>
          </table:table-cell>
          <table:table-cell office:value-type="float" office:value="1.23843126611481" calcext:value-type="float">
            <text:p>1,23843126611481</text:p>
          </table:table-cell>
          <table:table-cell office:value-type="float" office:value="3.99585406301824" calcext:value-type="float">
            <text:p>3,99585406301824</text:p>
          </table:table-cell>
          <table:table-cell office:value-type="float" office:value="5.23428532913305" calcext:value-type="float">
            <text:p>5,23428532913305</text:p>
          </table:table-cell>
          <table:table-cell office:value-type="float" office:value="4.18742826330644" calcext:value-type="float">
            <text:p>4,18742826330644</text:p>
          </table:table-cell>
          <table:table-cell office:value-type="float" office:value="5" calcext:value-type="float">
            <text:p>5</text:p>
          </table:table-cell>
          <table:table-cell office:value-type="float" office:value="3.92723880597015" calcext:value-type="float">
            <text:p>3,92723880597015</text:p>
          </table:table-cell>
          <table:table-cell office:value-type="float" office:value="8.92723880597015" calcext:value-type="float">
            <text:p>8,92723880597015</text:p>
          </table:table-cell>
          <table:table-cell office:value-type="float" office:value="2.67817164179104" calcext:value-type="float">
            <text:p>2,678171641791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office:value-type="float" office:value="0.595149253731343" calcext:value-type="float">
            <text:p>0,5951492537313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6144278606965" calcext:value-type="float">
            <text:p>2,96144278606965</text:p>
          </table:table-cell>
          <table:table-cell office:value-type="float" office:value="0.913142620232172" calcext:value-type="float">
            <text:p>0,913142620232172</text:p>
          </table:table-cell>
          <table:table-cell office:value-type="float" office:value="6.41340174129353" calcext:value-type="float">
            <text:p>6,413401741293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48424543946932" calcext:value-type="float">
            <text:p>0,148424543946932</text:p>
          </table:table-cell>
          <table:table-cell office:value-type="float" office:value="0" calcext:value-type="float">
            <text:p>0</text:p>
          </table:table-cell>
          <table:table-cell office:value-type="float" office:value="7.60075994029041" calcext:value-type="float">
            <text:p>7,60075994029041</text:p>
          </table:table-cell>
          <table:table-cell office:value-type="float" office:value="3.99585406301824" calcext:value-type="float">
            <text:p>3,99585406301824</text:p>
          </table:table-cell>
          <table:table-cell office:value-type="float" office:value="5" calcext:value-type="float">
            <text:p>5</text:p>
          </table:table-cell>
          <table:table-cell office:value-type="float" office:value="3.92723880597015" calcext:value-type="float">
            <text:p>3,92723880597015</text:p>
          </table:table-cell>
          <table:table-cell office:value-type="float" office:value="10" calcext:value-type="float">
            <text:p>10</text:p>
          </table:table-cell>
          <table:table-cell office:value-type="float" office:value="51.5554137545524" calcext:value-type="float">
            <text:p>51,5554137545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3843126611481" calcext:value-type="float">
            <text:p>1,2384312661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843126611481" calcext:value-type="float">
            <text:p>1,23843126611481</text:p>
          </table:table-cell>
          <table:table-cell office:value-type="float" office:value="42.3033934274775" calcext:value-type="float">
            <text:p>42,3033934274775</text:p>
          </table:table-cell>
          <table:table-cell office:value-type="float" office:value="63.2938450206672" calcext:value-type="float">
            <text:p>63,2938450206672</text:p>
          </table:table-cell>
          <table:table-cell table:number-columns-repeated="833"/>
        </table:table-row>
      </table:table>
      <table:named-expressions/>
      <table:database-ranges>
        <table:database-range table:name="__Anonymous_Sheet_DB__0" table:target-range-address="results.A1:results.GI26" table:display-filter-buttons="true">
          <table:sort>
            <table:sort-by table:field-number="18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15T20:34:31.093000000</dc:date>
    <meta:editing-duration>PT5H42M10S</meta:editing-duration>
    <meta:editing-cycles>2</meta:editing-cycles>
    <meta:generator>LibreOffice/6.3.4.2$Windows_X86_64 LibreOffice_project/60da17e045e08f1793c57c00ba83cdfce946d0aa</meta:generator>
    <meta:document-statistic meta:table-count="1" meta:cell-count="4966" meta:object-count="0"/>
  </office:meta>
</office:document-meta>
</file>